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5e7cc16"/>
    </style:style>
    <style:style style:name="P10" style:family="paragraph" style:parent-style-name="Standard">
      <style:text-properties fo:language="ru" fo:country="RU" officeooo:rsid="0025f552" officeooo:paragraph-rsid="0054d7d4"/>
    </style:style>
    <style:style style:name="P11" style:family="paragraph" style:parent-style-name="Standard">
      <style:text-properties fo:language="ru" fo:country="RU" officeooo:rsid="00259911" officeooo:paragraph-rsid="00396b1b"/>
    </style:style>
    <style:style style:name="P12" style:family="paragraph" style:parent-style-name="Standard">
      <style:text-properties fo:language="ru" fo:country="RU" officeooo:rsid="003ec289" officeooo:paragraph-rsid="00428e1b"/>
    </style:style>
    <style:style style:name="P13" style:family="paragraph" style:parent-style-name="Standard">
      <style:text-properties fo:language="ru" fo:country="RU" officeooo:rsid="004af42d" officeooo:paragraph-rsid="0052e461"/>
    </style:style>
    <style:style style:name="P14" style:family="paragraph" style:parent-style-name="Standard">
      <style:text-properties fo:language="ru" fo:country="RU" officeooo:rsid="00588865" officeooo:paragraph-rsid="00588865"/>
    </style:style>
    <style:style style:name="P15" style:family="paragraph" style:parent-style-name="Standard">
      <style:text-properties fo:language="ru" fo:country="RU" officeooo:rsid="005fa1c7" officeooo:paragraph-rsid="00620f99"/>
    </style:style>
    <style:style style:name="P16" style:family="paragraph" style:parent-style-name="Standard">
      <style:text-properties fo:language="ru" fo:country="RU" officeooo:rsid="006cf9eb" officeooo:paragraph-rsid="006deb58"/>
    </style:style>
    <style:style style:name="P17" style:family="paragraph" style:parent-style-name="Standard">
      <style:text-properties fo:language="ru" fo:country="RU" officeooo:rsid="006deb58" officeooo:paragraph-rsid="00706c04"/>
    </style:style>
    <style:style style:name="P18" style:family="paragraph" style:parent-style-name="Standard">
      <style:text-properties fo:language="ru" fo:country="RU" officeooo:rsid="0079c8f4" officeooo:paragraph-rsid="0081a9f9"/>
    </style:style>
    <style:style style:name="P19" style:family="paragraph" style:parent-style-name="Standard">
      <style:text-properties fo:language="ru" fo:country="RU" officeooo:rsid="00820473" officeooo:paragraph-rsid="00820473"/>
    </style:style>
    <style:style style:name="P20" style:family="paragraph" style:parent-style-name="Standard">
      <style:text-properties fo:language="ru" fo:country="RU" officeooo:rsid="00855aa2" officeooo:paragraph-rsid="0096aeaf"/>
    </style:style>
    <style:style style:name="P21" style:family="paragraph" style:parent-style-name="Standard">
      <style:text-properties fo:language="ru" fo:country="RU" officeooo:rsid="00709c9d" officeooo:paragraph-rsid="00706c04"/>
    </style:style>
    <style:style style:name="P22" style:family="paragraph" style:parent-style-name="Standard">
      <style:text-properties fo:language="ru" fo:country="RU" style:text-underline-style="none" officeooo:rsid="0025f552" officeooo:paragraph-rsid="009a69dd"/>
    </style:style>
    <style:style style:name="P23" style:family="paragraph" style:parent-style-name="Standard">
      <style:text-properties fo:language="ru" fo:country="RU" style:text-underline-style="none" officeooo:rsid="009bf781" officeooo:paragraph-rsid="009bf781"/>
    </style:style>
    <style:style style:name="P24" style:family="paragraph" style:parent-style-name="Standard">
      <style:text-properties fo:language="ru" fo:country="RU" style:text-underline-style="none" officeooo:rsid="00a099c3" officeooo:paragraph-rsid="00a099c3"/>
    </style:style>
    <style:style style:name="P25" style:family="paragraph" style:parent-style-name="Standard">
      <style:text-properties fo:language="ru" fo:country="RU" style:text-underline-style="none" officeooo:rsid="00a7f456" officeooo:paragraph-rsid="00a7f456"/>
    </style:style>
    <style:style style:name="P26" style:family="paragraph" style:parent-style-name="Standard">
      <style:text-properties fo:language="ru" fo:country="RU" style:text-underline-style="none" officeooo:rsid="00aee08f" officeooo:paragraph-rsid="00b80096"/>
    </style:style>
    <style:style style:name="P27" style:family="paragraph" style:parent-style-name="Standard">
      <style:text-properties fo:language="ru" fo:country="RU" style:text-underline-style="none" officeooo:rsid="00c4cf50" officeooo:paragraph-rsid="00cce89c"/>
    </style:style>
    <style:style style:name="P28" style:family="paragraph" style:parent-style-name="Standard">
      <style:text-properties fo:language="ru" fo:country="RU" style:text-underline-style="none" officeooo:rsid="00c4cf50" officeooo:paragraph-rsid="00ce7e39"/>
    </style:style>
    <style:style style:name="P29" style:family="paragraph" style:parent-style-name="Standard">
      <style:text-properties fo:language="ru" fo:country="RU" style:text-underline-style="none" officeooo:rsid="00b80096" officeooo:paragraph-rsid="00be57a5"/>
    </style:style>
    <style:style style:name="P30" style:family="paragraph" style:parent-style-name="Standard">
      <style:text-properties fo:language="ru" fo:country="RU" style:text-underline-style="none" officeooo:rsid="00d2e24b" officeooo:paragraph-rsid="00d35ad4"/>
    </style:style>
    <style:style style:name="P31" style:family="paragraph" style:parent-style-name="Standard">
      <style:text-properties fo:language="ru" fo:country="RU" style:text-underline-style="none" officeooo:rsid="00d537e7" officeooo:paragraph-rsid="00da6bd0"/>
    </style:style>
    <style:style style:name="P32" style:family="paragraph" style:parent-style-name="Standard">
      <style:text-properties fo:language="ru" fo:country="RU" style:text-underline-style="none" officeooo:rsid="0019f43d" officeooo:paragraph-rsid="00dfeb65"/>
    </style:style>
    <style:style style:name="P33" style:family="paragraph" style:parent-style-name="Standard">
      <style:text-properties fo:language="ru" fo:country="RU" style:text-underline-style="none" officeooo:rsid="0019f43d" officeooo:paragraph-rsid="012c8153"/>
    </style:style>
    <style:style style:name="P34" style:family="paragraph" style:parent-style-name="Standard">
      <style:text-properties fo:language="ru" fo:country="RU" style:text-underline-style="none" officeooo:rsid="0019f43d" officeooo:paragraph-rsid="01711763"/>
    </style:style>
    <style:style style:name="P35" style:family="paragraph" style:parent-style-name="Standard">
      <style:text-properties fo:language="ru" fo:country="RU" style:text-underline-style="none" officeooo:rsid="0019f43d" officeooo:paragraph-rsid="0171f55f"/>
    </style:style>
    <style:style style:name="P36" style:family="paragraph" style:parent-style-name="Standard">
      <style:text-properties fo:language="ru" fo:country="RU" style:text-underline-style="none" officeooo:rsid="0019f43d" officeooo:paragraph-rsid="01743a71"/>
    </style:style>
    <style:style style:name="P37" style:family="paragraph" style:parent-style-name="Standard">
      <style:text-properties fo:language="ru" fo:country="RU" style:text-underline-style="none" officeooo:rsid="0019f43d" officeooo:paragraph-rsid="01762ed7"/>
    </style:style>
    <style:style style:name="P38" style:family="paragraph" style:parent-style-name="Standard">
      <style:text-properties fo:language="ru" fo:country="RU" style:text-underline-style="none" officeooo:rsid="0019f43d" officeooo:paragraph-rsid="0177f2e5"/>
    </style:style>
    <style:style style:name="P39" style:family="paragraph" style:parent-style-name="Standard">
      <style:text-properties fo:language="ru" fo:country="RU" style:text-underline-style="none" officeooo:rsid="0019f43d" officeooo:paragraph-rsid="01ecc3b2"/>
    </style:style>
    <style:style style:name="P40" style:family="paragraph" style:parent-style-name="Standard">
      <style:text-properties fo:language="ru" fo:country="RU" style:text-underline-style="none" officeooo:rsid="0019f43d" officeooo:paragraph-rsid="01eda8a9"/>
    </style:style>
    <style:style style:name="P41" style:family="paragraph" style:parent-style-name="Standard">
      <style:text-properties fo:language="ru" fo:country="RU" style:text-underline-style="none" officeooo:rsid="0019f43d" officeooo:paragraph-rsid="01ef4787"/>
    </style:style>
    <style:style style:name="P42" style:family="paragraph" style:parent-style-name="Standard">
      <style:text-properties fo:language="ru" fo:country="RU" style:text-underline-style="none" officeooo:rsid="0019f43d" officeooo:paragraph-rsid="01f0ff82"/>
    </style:style>
    <style:style style:name="P43" style:family="paragraph" style:parent-style-name="Standard">
      <style:text-properties fo:language="ru" fo:country="RU" style:text-underline-style="none" officeooo:rsid="0019f43d" officeooo:paragraph-rsid="0225aba6"/>
    </style:style>
    <style:style style:name="P44" style:family="paragraph" style:parent-style-name="Standard">
      <style:text-properties fo:language="ru" fo:country="RU" style:text-underline-style="none" officeooo:rsid="0019f43d" officeooo:paragraph-rsid="022cdf7a"/>
    </style:style>
    <style:style style:name="P45" style:family="paragraph" style:parent-style-name="Standard">
      <style:text-properties fo:language="ru" fo:country="RU" style:text-underline-style="none" officeooo:rsid="0019f43d" officeooo:paragraph-rsid="022e0c47"/>
    </style:style>
    <style:style style:name="P46" style:family="paragraph" style:parent-style-name="Standard">
      <style:text-properties fo:language="ru" fo:country="RU" style:text-underline-style="none" officeooo:rsid="0019f43d" officeooo:paragraph-rsid="023556a2"/>
    </style:style>
    <style:style style:name="P47" style:family="paragraph" style:parent-style-name="Standard">
      <style:text-properties fo:language="ru" fo:country="RU" style:text-underline-style="none" officeooo:rsid="0019f43d" officeooo:paragraph-rsid="02365aff"/>
    </style:style>
    <style:style style:name="P48" style:family="paragraph" style:parent-style-name="Standard">
      <style:text-properties fo:language="ru" fo:country="RU" style:text-underline-style="none" officeooo:rsid="0019f43d" officeooo:paragraph-rsid="0251005a"/>
    </style:style>
    <style:style style:name="P49" style:family="paragraph" style:parent-style-name="Standard">
      <style:text-properties fo:language="ru" fo:country="RU" style:text-underline-style="none" officeooo:rsid="0019f43d" officeooo:paragraph-rsid="034cde68"/>
    </style:style>
    <style:style style:name="P50" style:family="paragraph" style:parent-style-name="Standard">
      <style:text-properties fo:language="ru" fo:country="RU" style:text-underline-style="none" officeooo:rsid="0019f43d" officeooo:paragraph-rsid="034eec9e"/>
    </style:style>
    <style:style style:name="P51" style:family="paragraph" style:parent-style-name="Standard">
      <style:text-properties fo:language="ru" fo:country="RU" style:text-underline-style="none" officeooo:rsid="0019f43d" officeooo:paragraph-rsid="034f538c"/>
    </style:style>
    <style:style style:name="P52" style:family="paragraph" style:parent-style-name="Standard">
      <style:text-properties fo:language="ru" fo:country="RU" style:text-underline-style="none" officeooo:rsid="0019f43d" officeooo:paragraph-rsid="034fbbf3"/>
    </style:style>
    <style:style style:name="P53" style:family="paragraph" style:parent-style-name="Standard">
      <style:text-properties fo:language="ru" fo:country="RU" style:text-underline-style="none" officeooo:rsid="0019f43d" officeooo:paragraph-rsid="03595d21"/>
    </style:style>
    <style:style style:name="P54" style:family="paragraph" style:parent-style-name="Standard">
      <style:text-properties fo:language="ru" fo:country="RU" style:text-underline-style="none" officeooo:rsid="0019f43d" officeooo:paragraph-rsid="035992e7"/>
    </style:style>
    <style:style style:name="P55" style:family="paragraph" style:parent-style-name="Standard">
      <style:text-properties fo:language="ru" fo:country="RU" style:text-underline-style="none" officeooo:rsid="0019f43d" officeooo:paragraph-rsid="035b1908"/>
    </style:style>
    <style:style style:name="P56" style:family="paragraph" style:parent-style-name="Standard">
      <style:text-properties fo:language="ru" fo:country="RU" style:text-underline-style="none" officeooo:rsid="0019f43d" officeooo:paragraph-rsid="035f6d65"/>
    </style:style>
    <style:style style:name="P57" style:family="paragraph" style:parent-style-name="Standard">
      <style:text-properties fo:language="ru" fo:country="RU" style:text-underline-style="none" officeooo:rsid="0019f43d" officeooo:paragraph-rsid="0361bfeb"/>
    </style:style>
    <style:style style:name="P58" style:family="paragraph" style:parent-style-name="Standard">
      <style:text-properties fo:language="ru" fo:country="RU" style:text-underline-style="none" officeooo:rsid="0019f43d" officeooo:paragraph-rsid="0367a1e9"/>
    </style:style>
    <style:style style:name="P59" style:family="paragraph" style:parent-style-name="Standard">
      <style:text-properties fo:language="ru" fo:country="RU" style:text-underline-style="none" officeooo:rsid="0019f43d" officeooo:paragraph-rsid="0369303e"/>
    </style:style>
    <style:style style:name="P60" style:family="paragraph" style:parent-style-name="Standard">
      <style:text-properties fo:language="ru" fo:country="RU" style:text-underline-style="none" officeooo:rsid="0019f43d" officeooo:paragraph-rsid="036a3fe7"/>
    </style:style>
    <style:style style:name="P61" style:family="paragraph" style:parent-style-name="Standard">
      <style:text-properties fo:language="ru" fo:country="RU" style:text-underline-style="none" officeooo:rsid="0019f43d" officeooo:paragraph-rsid="036b428e"/>
    </style:style>
    <style:style style:name="P62" style:family="paragraph" style:parent-style-name="Standard">
      <style:text-properties fo:language="ru" fo:country="RU" style:text-underline-style="none" officeooo:rsid="0019f43d" officeooo:paragraph-rsid="038084f8"/>
    </style:style>
    <style:style style:name="P63" style:family="paragraph" style:parent-style-name="Standard">
      <style:text-properties fo:language="ru" fo:country="RU" style:text-underline-style="none" officeooo:rsid="0019f43d" officeooo:paragraph-rsid="03a43373"/>
    </style:style>
    <style:style style:name="P64" style:family="paragraph" style:parent-style-name="Standard">
      <style:text-properties fo:language="ru" fo:country="RU" style:text-underline-style="none" officeooo:rsid="0019f43d" officeooo:paragraph-rsid="03bb1f0a"/>
    </style:style>
    <style:style style:name="P65" style:family="paragraph" style:parent-style-name="Standard">
      <style:text-properties fo:language="ru" fo:country="RU" style:text-underline-style="none" officeooo:rsid="0019f43d" officeooo:paragraph-rsid="03bcebcb"/>
    </style:style>
    <style:style style:name="P66" style:family="paragraph" style:parent-style-name="Standard">
      <style:text-properties fo:language="ru" fo:country="RU" style:text-underline-style="none" officeooo:rsid="0019f43d" officeooo:paragraph-rsid="03bd94ee"/>
    </style:style>
    <style:style style:name="P67" style:family="paragraph" style:parent-style-name="Standard">
      <style:text-properties fo:language="ru" fo:country="RU" style:text-underline-style="none" officeooo:rsid="0019f43d" officeooo:paragraph-rsid="03c09961"/>
    </style:style>
    <style:style style:name="P68" style:family="paragraph" style:parent-style-name="Standard">
      <style:text-properties fo:language="ru" fo:country="RU" style:text-underline-style="none" officeooo:rsid="0019f43d" officeooo:paragraph-rsid="03c6e892"/>
    </style:style>
    <style:style style:name="P69" style:family="paragraph" style:parent-style-name="Standard">
      <style:text-properties fo:language="ru" fo:country="RU" style:text-underline-style="none" officeooo:rsid="0019f43d" officeooo:paragraph-rsid="03d4f318"/>
    </style:style>
    <style:style style:name="P70" style:family="paragraph" style:parent-style-name="Standard">
      <style:text-properties fo:language="ru" fo:country="RU" style:text-underline-style="none" officeooo:rsid="0019f43d" officeooo:paragraph-rsid="03e14bdb"/>
    </style:style>
    <style:style style:name="P71" style:family="paragraph" style:parent-style-name="Standard">
      <style:text-properties fo:language="ru" fo:country="RU" style:text-underline-style="none" officeooo:rsid="0019f43d" officeooo:paragraph-rsid="03e2fa00"/>
    </style:style>
    <style:style style:name="P72" style:family="paragraph" style:parent-style-name="Standard">
      <style:text-properties fo:language="ru" fo:country="RU" style:text-underline-style="none" officeooo:rsid="0019f43d" officeooo:paragraph-rsid="03e4cbfe"/>
    </style:style>
    <style:style style:name="P73" style:family="paragraph" style:parent-style-name="Standard">
      <style:text-properties fo:language="ru" fo:country="RU" style:text-underline-style="none" officeooo:rsid="0019f43d" officeooo:paragraph-rsid="03e8fa57"/>
    </style:style>
    <style:style style:name="P74" style:family="paragraph" style:parent-style-name="Standard">
      <style:text-properties fo:language="ru" fo:country="RU" style:text-underline-style="none" officeooo:rsid="0019f43d" officeooo:paragraph-rsid="03ec1b53"/>
    </style:style>
    <style:style style:name="P75" style:family="paragraph" style:parent-style-name="Standard">
      <style:text-properties fo:language="ru" fo:country="RU" style:text-underline-style="none" officeooo:rsid="0019f43d" officeooo:paragraph-rsid="03ec41ae"/>
    </style:style>
    <style:style style:name="P76" style:family="paragraph" style:parent-style-name="Standard">
      <style:text-properties fo:language="ru" fo:country="RU" style:text-underline-style="none" officeooo:rsid="0019f43d" officeooo:paragraph-rsid="03f45b8c"/>
    </style:style>
    <style:style style:name="P77" style:family="paragraph" style:parent-style-name="Standard">
      <style:text-properties fo:language="ru" fo:country="RU" style:text-underline-style="none" officeooo:rsid="0019f43d" officeooo:paragraph-rsid="040e86ef"/>
    </style:style>
    <style:style style:name="P78" style:family="paragraph" style:parent-style-name="Standard">
      <style:text-properties fo:language="ru" fo:country="RU" style:text-underline-style="none" officeooo:rsid="0019f43d" officeooo:paragraph-rsid="0410246e"/>
    </style:style>
    <style:style style:name="P79" style:family="paragraph" style:parent-style-name="Standard">
      <style:text-properties fo:language="ru" fo:country="RU" style:text-underline-style="none" officeooo:rsid="0019f43d" officeooo:paragraph-rsid="0412785f"/>
    </style:style>
    <style:style style:name="P80" style:family="paragraph" style:parent-style-name="Standard">
      <style:text-properties fo:language="ru" fo:country="RU" style:text-underline-style="none" officeooo:rsid="0019f43d" officeooo:paragraph-rsid="0413896f"/>
    </style:style>
    <style:style style:name="P81" style:family="paragraph" style:parent-style-name="Standard">
      <style:text-properties fo:language="ru" fo:country="RU" style:text-underline-style="none" officeooo:rsid="0019f43d" officeooo:paragraph-rsid="0415532c"/>
    </style:style>
    <style:style style:name="P82" style:family="paragraph" style:parent-style-name="Standard">
      <style:text-properties fo:language="ru" fo:country="RU" style:text-underline-style="none" officeooo:rsid="0019f43d" officeooo:paragraph-rsid="0415e672"/>
    </style:style>
    <style:style style:name="P83" style:family="paragraph" style:parent-style-name="Standard">
      <style:text-properties fo:language="ru" fo:country="RU" style:text-underline-style="none" officeooo:rsid="0019f43d" officeooo:paragraph-rsid="0417e312"/>
    </style:style>
    <style:style style:name="P84" style:family="paragraph" style:parent-style-name="Standard">
      <style:text-properties fo:language="ru" fo:country="RU" style:text-underline-style="none" officeooo:rsid="0019f43d" officeooo:paragraph-rsid="041899ac"/>
    </style:style>
    <style:style style:name="P85" style:family="paragraph" style:parent-style-name="Standard">
      <style:text-properties fo:language="ru" fo:country="RU" style:text-underline-style="none" officeooo:rsid="0019f43d" officeooo:paragraph-rsid="041e1e64"/>
    </style:style>
    <style:style style:name="P86" style:family="paragraph" style:parent-style-name="Standard">
      <style:text-properties fo:language="ru" fo:country="RU" style:text-underline-style="none" officeooo:rsid="0019f43d" officeooo:paragraph-rsid="0421a646"/>
    </style:style>
    <style:style style:name="P87" style:family="paragraph" style:parent-style-name="Standard">
      <style:text-properties fo:language="ru" fo:country="RU" style:text-underline-style="none" officeooo:rsid="0019f43d" officeooo:paragraph-rsid="04342d68"/>
    </style:style>
    <style:style style:name="P88" style:family="paragraph" style:parent-style-name="Standard">
      <style:text-properties fo:language="ru" fo:country="RU" style:text-underline-style="none" officeooo:rsid="0019f43d" officeooo:paragraph-rsid="04395a63"/>
    </style:style>
    <style:style style:name="P89" style:family="paragraph" style:parent-style-name="Standard">
      <style:text-properties fo:language="ru" fo:country="RU" style:text-underline-style="none" officeooo:rsid="0019f43d" officeooo:paragraph-rsid="0448f389"/>
    </style:style>
    <style:style style:name="P90" style:family="paragraph" style:parent-style-name="Standard">
      <style:text-properties fo:language="ru" fo:country="RU" style:text-underline-style="none" officeooo:rsid="0019f43d" officeooo:paragraph-rsid="044ad065"/>
    </style:style>
    <style:style style:name="P91" style:family="paragraph" style:parent-style-name="Standard">
      <style:text-properties fo:language="ru" fo:country="RU" style:text-underline-style="none" officeooo:rsid="0019f43d" officeooo:paragraph-rsid="044c8933"/>
    </style:style>
    <style:style style:name="P92" style:family="paragraph" style:parent-style-name="Standard">
      <style:text-properties fo:language="ru" fo:country="RU" style:text-underline-style="none" officeooo:rsid="0019f43d" officeooo:paragraph-rsid="04542831"/>
    </style:style>
    <style:style style:name="P93" style:family="paragraph" style:parent-style-name="Standard">
      <style:text-properties fo:language="ru" fo:country="RU" style:text-underline-style="none" officeooo:rsid="0019f43d" officeooo:paragraph-rsid="05d1a48e"/>
    </style:style>
    <style:style style:name="P94" style:family="paragraph" style:parent-style-name="Standard">
      <style:text-properties fo:language="ru" fo:country="RU" style:text-underline-style="none" officeooo:rsid="0019f43d" officeooo:paragraph-rsid="05df07e2"/>
    </style:style>
    <style:style style:name="P95" style:family="paragraph" style:parent-style-name="Standard">
      <style:text-properties fo:language="ru" fo:country="RU" style:text-underline-style="none" officeooo:rsid="0019f43d" officeooo:paragraph-rsid="05df7b81"/>
    </style:style>
    <style:style style:name="P96" style:family="paragraph" style:parent-style-name="Standard">
      <style:text-properties fo:language="ru" fo:country="RU" style:text-underline-style="none" officeooo:rsid="0019f43d" officeooo:paragraph-rsid="05dff4b1"/>
    </style:style>
    <style:style style:name="P97" style:family="paragraph" style:parent-style-name="Standard">
      <style:text-properties fo:language="ru" fo:country="RU" style:text-underline-style="none" officeooo:rsid="0019f43d" officeooo:paragraph-rsid="05e0feb5"/>
    </style:style>
    <style:style style:name="P98" style:family="paragraph" style:parent-style-name="Standard">
      <style:text-properties fo:language="ru" fo:country="RU" style:text-underline-style="none" officeooo:rsid="0019f43d" officeooo:paragraph-rsid="05e47207"/>
    </style:style>
    <style:style style:name="P99" style:family="paragraph" style:parent-style-name="Standard">
      <style:text-properties fo:language="ru" fo:country="RU" style:text-underline-style="none" officeooo:rsid="00ee26c6" officeooo:paragraph-rsid="0100d1cd"/>
    </style:style>
    <style:style style:name="P100" style:family="paragraph" style:parent-style-name="Standard">
      <style:text-properties fo:language="ru" fo:country="RU" style:text-underline-style="none" officeooo:rsid="011139fe" officeooo:paragraph-rsid="011139fe"/>
    </style:style>
    <style:style style:name="P101" style:family="paragraph" style:parent-style-name="Standard">
      <style:text-properties fo:language="ru" fo:country="RU" style:text-underline-style="none" officeooo:rsid="010251e8" officeooo:paragraph-rsid="011139fe"/>
    </style:style>
    <style:style style:name="P102" style:family="paragraph" style:parent-style-name="Standard">
      <style:text-properties fo:language="ru" fo:country="RU" style:text-underline-style="none" officeooo:rsid="011a4b18" officeooo:paragraph-rsid="011eb187"/>
    </style:style>
    <style:style style:name="P103" style:family="paragraph" style:parent-style-name="Standard">
      <style:text-properties fo:language="ru" fo:country="RU" style:text-underline-style="none" officeooo:rsid="0125d127" officeooo:paragraph-rsid="0129eedf"/>
    </style:style>
    <style:style style:name="P104" style:family="paragraph" style:parent-style-name="Standard">
      <style:text-properties fo:language="ru" fo:country="RU" style:text-underline-style="none" officeooo:rsid="012aa4ac" officeooo:paragraph-rsid="012c8153"/>
    </style:style>
    <style:style style:name="P105" style:family="paragraph" style:parent-style-name="Standard">
      <style:text-properties fo:language="ru" fo:country="RU" style:text-underline-style="none" officeooo:rsid="012c8153" officeooo:paragraph-rsid="012c8153"/>
    </style:style>
    <style:style style:name="P106" style:family="paragraph" style:parent-style-name="Standard">
      <style:text-properties fo:language="ru" fo:country="RU" style:text-underline-style="none" officeooo:rsid="01639c7a" officeooo:paragraph-rsid="0170f344"/>
    </style:style>
    <style:style style:name="P107" style:family="paragraph" style:parent-style-name="Standard">
      <style:text-properties fo:language="ru" fo:country="RU" style:text-underline-style="none" officeooo:rsid="01721d36" officeooo:paragraph-rsid="0172c364"/>
    </style:style>
    <style:style style:name="P108" style:family="paragraph" style:parent-style-name="Standard">
      <style:text-properties fo:language="ru" fo:country="RU" style:text-underline-style="none" officeooo:rsid="0177f2e5" officeooo:paragraph-rsid="0177f2e5"/>
    </style:style>
    <style:style style:name="P109" style:family="paragraph" style:parent-style-name="Standard">
      <style:text-properties fo:language="ru" fo:country="RU" style:text-underline-style="none" officeooo:rsid="017e41f2" officeooo:paragraph-rsid="018a9308"/>
    </style:style>
    <style:style style:name="P110" style:family="paragraph" style:parent-style-name="Standard">
      <style:text-properties fo:language="ru" fo:country="RU" style:text-underline-style="none" officeooo:rsid="01909b82" officeooo:paragraph-rsid="019ade2d"/>
    </style:style>
    <style:style style:name="P111" style:family="paragraph" style:parent-style-name="Standard">
      <style:text-properties fo:language="ru" fo:country="RU" style:text-underline-style="none" officeooo:rsid="0198e286" officeooo:paragraph-rsid="0198e286"/>
    </style:style>
    <style:style style:name="P112" style:family="paragraph" style:parent-style-name="Standard">
      <style:text-properties fo:language="ru" fo:country="RU" style:text-underline-style="none" officeooo:rsid="01a31b95" officeooo:paragraph-rsid="01a31b95"/>
    </style:style>
    <style:style style:name="P113" style:family="paragraph" style:parent-style-name="Standard">
      <style:text-properties fo:language="ru" fo:country="RU" style:text-underline-style="none" officeooo:rsid="01aa35ee" officeooo:paragraph-rsid="01c62a2b"/>
    </style:style>
    <style:style style:name="P114" style:family="paragraph" style:parent-style-name="Standard">
      <style:text-properties fo:language="ru" fo:country="RU" style:text-underline-style="none" officeooo:rsid="01d00874" officeooo:paragraph-rsid="01d58f7d"/>
    </style:style>
    <style:style style:name="P115" style:family="paragraph" style:parent-style-name="Standard">
      <style:text-properties fo:language="ru" fo:country="RU" style:text-underline-style="none" officeooo:rsid="01d69d41" officeooo:paragraph-rsid="01e10390"/>
    </style:style>
    <style:style style:name="P116" style:family="paragraph" style:parent-style-name="Standard">
      <style:text-properties fo:language="ru" fo:country="RU" style:text-underline-style="none" officeooo:rsid="01e20984" officeooo:paragraph-rsid="01e32dfa"/>
    </style:style>
    <style:style style:name="P117" style:family="paragraph" style:parent-style-name="Standard">
      <style:text-properties fo:language="ru" fo:country="RU" style:text-underline-style="none" officeooo:rsid="01e9735b" officeooo:paragraph-rsid="01ecc3b2"/>
    </style:style>
    <style:style style:name="P118" style:family="paragraph" style:parent-style-name="Standard">
      <style:text-properties fo:language="ru" fo:country="RU" style:text-underline-style="none" officeooo:rsid="01ef4787" officeooo:paragraph-rsid="01f0ff82"/>
    </style:style>
    <style:style style:name="P119" style:family="paragraph" style:parent-style-name="Standard">
      <style:text-properties fo:language="ru" fo:country="RU" style:text-underline-style="none" officeooo:rsid="01f0ff82" officeooo:paragraph-rsid="01f0ff82"/>
    </style:style>
    <style:style style:name="P120" style:family="paragraph" style:parent-style-name="Standard">
      <style:text-properties fo:language="ru" fo:country="RU" style:text-underline-style="none" officeooo:rsid="01f31853" officeooo:paragraph-rsid="01f65e9a"/>
    </style:style>
    <style:style style:name="P121" style:family="paragraph" style:parent-style-name="Standard">
      <style:text-properties fo:language="ru" fo:country="RU" style:text-underline-style="none" officeooo:rsid="01f31853" officeooo:paragraph-rsid="01f7db89"/>
    </style:style>
    <style:style style:name="P122" style:family="paragraph" style:parent-style-name="Standard">
      <style:text-properties fo:language="ru" fo:country="RU" style:text-underline-style="none" officeooo:rsid="02062b15" officeooo:paragraph-rsid="0206830a"/>
    </style:style>
    <style:style style:name="P123" style:family="paragraph" style:parent-style-name="Standard">
      <style:text-properties fo:language="ru" fo:country="RU" style:text-underline-style="none" officeooo:rsid="0206a5d9" officeooo:paragraph-rsid="0206a5d9"/>
    </style:style>
    <style:style style:name="P124" style:family="paragraph" style:parent-style-name="Standard">
      <style:text-properties fo:language="ru" fo:country="RU" style:text-underline-style="none" officeooo:rsid="020a3844" officeooo:paragraph-rsid="0213fb1a"/>
    </style:style>
    <style:style style:name="P125" style:family="paragraph" style:parent-style-name="Standard">
      <style:text-properties fo:language="ru" fo:country="RU" style:text-underline-style="none" officeooo:rsid="021813f7" officeooo:paragraph-rsid="02188b67"/>
    </style:style>
    <style:style style:name="P126" style:family="paragraph" style:parent-style-name="Standard">
      <style:text-properties fo:language="ru" fo:country="RU" style:text-underline-style="none" officeooo:rsid="022020fa" officeooo:paragraph-rsid="022020fa"/>
    </style:style>
    <style:style style:name="P127" style:family="paragraph" style:parent-style-name="Standard">
      <style:text-properties fo:language="ru" fo:country="RU" style:text-underline-style="none" officeooo:rsid="022e0c47" officeooo:paragraph-rsid="022e0c47"/>
    </style:style>
    <style:style style:name="P128" style:family="paragraph" style:parent-style-name="Standard">
      <style:text-properties fo:language="ru" fo:country="RU" style:text-underline-style="none" officeooo:rsid="023b4649" officeooo:paragraph-rsid="023b4649"/>
    </style:style>
    <style:style style:name="P129" style:family="paragraph" style:parent-style-name="Standard">
      <style:text-properties fo:language="ru" fo:country="RU" style:text-underline-style="none" officeooo:rsid="023b5d4d" officeooo:paragraph-rsid="023fa9f4"/>
    </style:style>
    <style:style style:name="P130" style:family="paragraph" style:parent-style-name="Standard">
      <style:text-properties fo:language="ru" fo:country="RU" style:text-underline-style="none" officeooo:rsid="0244597f" officeooo:paragraph-rsid="0244597f"/>
    </style:style>
    <style:style style:name="P131" style:family="paragraph" style:parent-style-name="Standard">
      <style:text-properties fo:language="ru" fo:country="RU" style:text-underline-style="none" officeooo:rsid="024ee6b1" officeooo:paragraph-rsid="024ee6b1"/>
    </style:style>
    <style:style style:name="P132" style:family="paragraph" style:parent-style-name="Standard">
      <style:text-properties fo:language="ru" fo:country="RU" style:text-underline-style="none" officeooo:rsid="0252e5e1" officeooo:paragraph-rsid="02566222"/>
    </style:style>
    <style:style style:name="P133" style:family="paragraph" style:parent-style-name="Standard">
      <style:text-properties fo:language="ru" fo:country="RU" style:text-underline-style="none" officeooo:rsid="0256d932" officeooo:paragraph-rsid="0257d347"/>
    </style:style>
    <style:style style:name="P134" style:family="paragraph" style:parent-style-name="Standard">
      <style:text-properties fo:language="ru" fo:country="RU" style:text-underline-style="none" officeooo:rsid="026029fd" officeooo:paragraph-rsid="026029fd"/>
    </style:style>
    <style:style style:name="P135" style:family="paragraph" style:parent-style-name="Standard">
      <style:text-properties fo:language="ru" fo:country="RU" style:text-underline-style="none" officeooo:rsid="0266475c" officeooo:paragraph-rsid="026d4944"/>
    </style:style>
    <style:style style:name="P136" style:family="paragraph" style:parent-style-name="Standard">
      <style:text-properties fo:language="ru" fo:country="RU" style:text-underline-style="none" officeooo:rsid="026f2ebd" officeooo:paragraph-rsid="026f2ebd"/>
    </style:style>
    <style:style style:name="P137" style:family="paragraph" style:parent-style-name="Standard">
      <style:text-properties fo:language="ru" fo:country="RU" style:text-underline-style="none" officeooo:rsid="0272ec1b" officeooo:paragraph-rsid="027e7bbd"/>
    </style:style>
    <style:style style:name="P138" style:family="paragraph" style:parent-style-name="Standard">
      <style:text-properties fo:language="ru" fo:country="RU" style:text-underline-style="none" officeooo:rsid="0350e6f5" officeooo:paragraph-rsid="0350e6f5"/>
    </style:style>
    <style:style style:name="P139" style:family="paragraph" style:parent-style-name="Standard">
      <style:text-properties fo:language="ru" fo:country="RU" style:text-underline-style="none" officeooo:rsid="035f6d65" officeooo:paragraph-rsid="0361bfeb"/>
    </style:style>
    <style:style style:name="P140" style:family="paragraph" style:parent-style-name="Standard">
      <style:text-properties fo:language="ru" fo:country="RU" style:text-underline-style="none" officeooo:rsid="03836cfb" officeooo:paragraph-rsid="03836cfb"/>
    </style:style>
    <style:style style:name="P141" style:family="paragraph" style:parent-style-name="Standard">
      <style:text-properties fo:language="ru" fo:country="RU" style:text-underline-style="none" officeooo:rsid="038bc73a" officeooo:paragraph-rsid="0391d5ae"/>
    </style:style>
    <style:style style:name="P142" style:family="paragraph" style:parent-style-name="Standard">
      <style:text-properties fo:language="ru" fo:country="RU" style:text-underline-style="none" officeooo:rsid="03a8211b" officeooo:paragraph-rsid="03ab3f89"/>
    </style:style>
    <style:style style:name="P143" style:family="paragraph" style:parent-style-name="Standard">
      <style:text-properties fo:language="ru" fo:country="RU" style:text-underline-style="none" officeooo:rsid="03d5d2e3" officeooo:paragraph-rsid="03d5d2e3"/>
    </style:style>
    <style:style style:name="P144" style:family="paragraph" style:parent-style-name="Standard">
      <style:text-properties fo:language="ru" fo:country="RU" style:text-underline-style="none" officeooo:rsid="03d7f5e3" officeooo:paragraph-rsid="03df59fe"/>
    </style:style>
    <style:style style:name="P145" style:family="paragraph" style:parent-style-name="Standard">
      <style:text-properties fo:language="ru" fo:country="RU" style:text-underline-style="none" officeooo:rsid="03eea0ee" officeooo:paragraph-rsid="03f1116f"/>
    </style:style>
    <style:style style:name="P146" style:family="paragraph" style:parent-style-name="Standard">
      <style:text-properties fo:language="ru" fo:country="RU" style:text-underline-style="none" officeooo:rsid="03f53538" officeooo:paragraph-rsid="03f53538"/>
    </style:style>
    <style:style style:name="P147" style:family="paragraph" style:parent-style-name="Standard">
      <style:text-properties fo:language="ru" fo:country="RU" style:text-underline-style="none" officeooo:rsid="0403ba7e" officeooo:paragraph-rsid="0403ba7e"/>
    </style:style>
    <style:style style:name="P148" style:family="paragraph" style:parent-style-name="Standard">
      <style:text-properties fo:language="ru" fo:country="RU" style:text-underline-style="none" officeooo:rsid="04150360" officeooo:paragraph-rsid="04150360"/>
    </style:style>
    <style:style style:name="P149" style:family="paragraph" style:parent-style-name="Standard">
      <style:text-properties fo:language="ru" fo:country="RU" style:text-underline-style="none" officeooo:rsid="0419de36" officeooo:paragraph-rsid="0419de36"/>
    </style:style>
    <style:style style:name="P150" style:family="paragraph" style:parent-style-name="Standard">
      <style:text-properties fo:language="ru" fo:country="RU" style:text-underline-style="none" officeooo:rsid="0421a646" officeooo:paragraph-rsid="042e9807"/>
    </style:style>
    <style:style style:name="P151" style:family="paragraph" style:parent-style-name="Standard">
      <style:text-properties fo:language="ru" fo:country="RU" style:text-underline-style="none" officeooo:rsid="043ab624" officeooo:paragraph-rsid="043ab624"/>
    </style:style>
    <style:style style:name="P152" style:family="paragraph" style:parent-style-name="Standard">
      <style:text-properties fo:language="ru" fo:country="RU" style:text-underline-style="none" officeooo:rsid="044929e0" officeooo:paragraph-rsid="044929e0"/>
    </style:style>
    <style:style style:name="P153" style:family="paragraph" style:parent-style-name="Standard">
      <style:text-properties fo:language="ru" fo:country="RU" style:text-underline-style="none" officeooo:rsid="044f212e" officeooo:paragraph-rsid="0450d767"/>
    </style:style>
    <style:style style:name="P154" style:family="paragraph" style:parent-style-name="Standard">
      <style:text-properties fo:language="ru" fo:country="RU" style:text-underline-style="none" officeooo:rsid="04542831" officeooo:paragraph-rsid="04595b1e"/>
    </style:style>
    <style:style style:name="P155" style:family="paragraph" style:parent-style-name="Standard">
      <style:text-properties fo:language="ru" fo:country="RU" style:text-underline-style="none" officeooo:rsid="045a6b03" officeooo:paragraph-rsid="045a6b03"/>
    </style:style>
    <style:style style:name="P156" style:family="paragraph" style:parent-style-name="Standard">
      <style:text-properties fo:language="ru" fo:country="RU" style:text-underline-style="none" officeooo:rsid="04601464" officeooo:paragraph-rsid="04601464"/>
    </style:style>
    <style:style style:name="P157" style:family="paragraph" style:parent-style-name="Standard">
      <style:text-properties fo:language="ru" fo:country="RU" style:text-underline-style="none" officeooo:rsid="0469049e" officeooo:paragraph-rsid="0469049e"/>
    </style:style>
    <style:style style:name="P158" style:family="paragraph" style:parent-style-name="Standard">
      <style:text-properties fo:language="ru" fo:country="RU" style:text-underline-style="none" officeooo:rsid="046ede9d" officeooo:paragraph-rsid="047900c3"/>
    </style:style>
    <style:style style:name="P159" style:family="paragraph" style:parent-style-name="Standard">
      <style:text-properties fo:language="ru" fo:country="RU" style:text-underline-style="none" officeooo:rsid="047a981a" officeooo:paragraph-rsid="047d1794"/>
    </style:style>
    <style:style style:name="P160" style:family="paragraph" style:parent-style-name="Standard">
      <style:text-properties fo:language="ru" fo:country="RU" style:text-underline-style="none" officeooo:rsid="04920d36" officeooo:paragraph-rsid="04990e29"/>
    </style:style>
    <style:style style:name="P161" style:family="paragraph" style:parent-style-name="Standard">
      <style:text-properties fo:language="ru" fo:country="RU" style:text-underline-style="none" officeooo:rsid="04920d36" officeooo:paragraph-rsid="04a8f05d"/>
    </style:style>
    <style:style style:name="P162" style:family="paragraph" style:parent-style-name="Standard">
      <style:text-properties fo:language="ru" fo:country="RU" style:text-underline-style="none" officeooo:rsid="04b613bb" officeooo:paragraph-rsid="04b613bb"/>
    </style:style>
    <style:style style:name="P163" style:family="paragraph" style:parent-style-name="Standard">
      <style:text-properties fo:language="ru" fo:country="RU" style:text-underline-style="none" officeooo:rsid="04c01fef" officeooo:paragraph-rsid="04c01fef"/>
    </style:style>
    <style:style style:name="P164" style:family="paragraph" style:parent-style-name="Standard">
      <style:text-properties fo:language="ru" fo:country="RU" style:text-underline-style="none" officeooo:rsid="04c87949" officeooo:paragraph-rsid="04e29972"/>
    </style:style>
    <style:style style:name="P165" style:family="paragraph" style:parent-style-name="Standard">
      <style:text-properties fo:language="ru" fo:country="RU" style:text-underline-style="none" officeooo:rsid="050572c9" officeooo:paragraph-rsid="050572c9"/>
    </style:style>
    <style:style style:name="P166" style:family="paragraph" style:parent-style-name="Standard">
      <style:text-properties fo:language="ru" fo:country="RU" style:text-underline-style="none" officeooo:rsid="0508c2a9" officeooo:paragraph-rsid="05156a7d"/>
    </style:style>
    <style:style style:name="P167" style:family="paragraph" style:parent-style-name="Standard">
      <style:text-properties fo:language="ru" fo:country="RU" style:text-underline-style="none" officeooo:rsid="051726fd" officeooo:paragraph-rsid="054bfe3d"/>
    </style:style>
    <style:style style:name="P168" style:family="paragraph" style:parent-style-name="Standard">
      <style:text-properties fo:language="ru" fo:country="RU" style:text-underline-style="none" officeooo:rsid="0551ff33" officeooo:paragraph-rsid="0551ff33"/>
    </style:style>
    <style:style style:name="P169" style:family="paragraph" style:parent-style-name="Standard">
      <style:text-properties fo:language="ru" fo:country="RU" style:text-underline-style="none" officeooo:rsid="055e0c40" officeooo:paragraph-rsid="056c9ef3"/>
    </style:style>
    <style:style style:name="P170" style:family="paragraph" style:parent-style-name="Standard">
      <style:text-properties fo:language="ru" fo:country="RU" style:text-underline-style="none" officeooo:rsid="056e76b5" officeooo:paragraph-rsid="05898149"/>
    </style:style>
    <style:style style:name="P171" style:family="paragraph" style:parent-style-name="Standard">
      <style:text-properties fo:language="ru" fo:country="RU" style:text-underline-style="none" officeooo:rsid="058b600f" officeooo:paragraph-rsid="058b600f"/>
    </style:style>
    <style:style style:name="P172" style:family="paragraph" style:parent-style-name="Standard">
      <style:text-properties fo:language="ru" fo:country="RU" style:text-underline-style="none" officeooo:rsid="05a533eb" officeooo:paragraph-rsid="05a85e70"/>
    </style:style>
    <style:style style:name="P173" style:family="paragraph" style:parent-style-name="Standard">
      <style:text-properties fo:language="ru" fo:country="RU" style:text-underline-style="none" officeooo:rsid="05b8f5cc" officeooo:paragraph-rsid="05c52008"/>
    </style:style>
    <style:style style:name="P174" style:family="paragraph" style:parent-style-name="Standard">
      <style:text-properties fo:language="ru" fo:country="RU" style:text-underline-style="none" officeooo:rsid="05e62aa0" officeooo:paragraph-rsid="05e62aa0"/>
    </style:style>
    <style:style style:name="P175"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6"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7" style:family="paragraph" style:parent-style-name="Standard">
      <style:text-properties fo:language="ru" fo:country="RU" officeooo:rsid="012ce071" officeooo:paragraph-rsid="01328e8a"/>
    </style:style>
    <style:style style:name="P178" style:family="paragraph" style:parent-style-name="Standard">
      <style:text-properties fo:language="ru" fo:country="RU" officeooo:rsid="0138e065" officeooo:paragraph-rsid="014e070e"/>
    </style:style>
    <style:style style:name="P179" style:family="paragraph" style:parent-style-name="Standard">
      <style:text-properties fo:language="ru" fo:country="RU" officeooo:rsid="0156eabe" officeooo:paragraph-rsid="0156eabe"/>
    </style:style>
    <style:style style:name="P180"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1"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2"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3"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4"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5"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6"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7"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88"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89"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0"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1"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2"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3"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4"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5"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6"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7"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98"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199"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0"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1"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2"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3"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4"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bold" officeooo:rsid="05e7cc16" officeooo:paragraph-rsid="05e7cc16" style:font-style-asian="normal" style:font-weight-asian="bold" style:font-style-complex="normal" style:font-weight-complex="bold"/>
    </style:style>
    <style:style style:name="P206"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207" style:family="paragraph" style:parent-style-name="Standard">
      <style:text-properties fo:language="ru" fo:country="RU" officeooo:paragraph-rsid="03fd034a"/>
    </style:style>
    <style:style style:name="P208"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209"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210"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211" style:family="paragraph" style:parent-style-name="Standard">
      <style:text-properties fo:font-variant="normal" fo:text-transform="none" fo:language="ru" fo:country="RU" style:text-underline-style="none" officeooo:rsid="04be0740" officeooo:paragraph-rsid="04b613bb"/>
    </style:style>
    <style:style style:name="P212"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213"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214"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215"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216"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217"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218"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219"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220"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221"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222"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223"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224"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bold" officeooo:rsid="05e7cc16" officeooo:paragraph-rsid="05e7cc16" style:font-style-asian="normal" style:font-weight-asian="bold" style:font-style-complex="normal" style:font-weight-complex="bold"/>
    </style:style>
    <style:style style:name="P241" style:family="paragraph" style:parent-style-name="Standard">
      <style:text-properties fo:language="ru" fo:country="RU" fo:font-style="normal" style:text-underline-style="none" fo:font-weight="bold" officeooo:rsid="0019f43d" officeooo:paragraph-rsid="063bf5bb" style:font-style-asian="normal" style:font-weight-asian="bold" style:font-style-complex="normal" style:font-weight-complex="bold"/>
    </style:style>
    <style:style style:name="P242"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243"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officeooo:rsid="0025f552"/>
    </style:style>
    <style:style style:name="T8" style:family="text">
      <style:text-properties fo:font-style="italic" style:font-style-asian="italic" style:font-style-complex="italic"/>
    </style:style>
    <style:style style:name="T9" style:family="text">
      <style:text-properties fo:font-style="italic" officeooo:rsid="0025f552" style:font-style-asian="italic" style:font-style-complex="italic"/>
    </style:style>
    <style:style style:name="T10" style:family="text">
      <style:text-properties fo:font-style="italic" officeooo:rsid="00403371" style:font-style-asian="italic" style:font-style-complex="italic"/>
    </style:style>
    <style:style style:name="T11" style:family="text">
      <style:text-properties fo:font-style="italic" officeooo:rsid="004bd250" style:font-style-asian="italic" style:font-style-complex="italic"/>
    </style:style>
    <style:style style:name="T12" style:family="text">
      <style:text-properties fo:font-style="italic" officeooo:rsid="0019f43d" style:font-style-asian="italic" style:font-style-complex="italic"/>
    </style:style>
    <style:style style:name="T13" style:family="text">
      <style:text-properties fo:font-style="italic" officeooo:rsid="007a424a" style:font-style-asian="italic" style:font-style-complex="italic"/>
    </style:style>
    <style:style style:name="T14" style:family="text">
      <style:text-properties fo:font-style="italic" officeooo:rsid="00c5a49f" style:font-style-asian="italic" style:font-style-complex="italic"/>
    </style:style>
    <style:style style:name="T15" style:family="text">
      <style:text-properties fo:font-style="italic" officeooo:rsid="00ee7ae6" style:font-style-asian="italic" style:font-style-complex="italic"/>
    </style:style>
    <style:style style:name="T16" style:family="text">
      <style:text-properties fo:font-style="italic" officeooo:rsid="01131fe8" style:font-style-asian="italic" style:font-style-complex="italic"/>
    </style:style>
    <style:style style:name="T17" style:family="text">
      <style:text-properties fo:font-style="italic" officeooo:rsid="01743a71" style:font-style-asian="italic" style:font-style-complex="italic"/>
    </style:style>
    <style:style style:name="T18" style:family="text">
      <style:text-properties fo:font-style="italic" officeooo:rsid="0191109d" style:font-style-asian="italic" style:font-style-complex="italic"/>
    </style:style>
    <style:style style:name="T19" style:family="text">
      <style:text-properties fo:font-style="italic" officeooo:rsid="01c38447" style:font-style-asian="italic" style:font-style-complex="italic"/>
    </style:style>
    <style:style style:name="T20" style:family="text">
      <style:text-properties fo:font-style="italic" officeooo:rsid="01f669eb" style:font-style-asian="italic" style:font-style-complex="italic"/>
    </style:style>
    <style:style style:name="T21" style:family="text">
      <style:text-properties fo:font-style="italic" officeooo:rsid="022cdf7a" style:font-style-asian="italic" style:font-style-complex="italic"/>
    </style:style>
    <style:style style:name="T22" style:family="text">
      <style:text-properties fo:font-style="italic" officeooo:rsid="02486425" style:font-style-asian="italic" style:font-style-complex="italic"/>
    </style:style>
    <style:style style:name="T23" style:family="text">
      <style:text-properties fo:font-style="italic" officeooo:rsid="026b3b99" style:font-style-asian="italic" style:font-style-complex="italic"/>
    </style:style>
    <style:style style:name="T24" style:family="text">
      <style:text-properties fo:font-style="italic" officeooo:rsid="02abbae2" style:font-style-asian="italic" style:font-style-complex="italic"/>
    </style:style>
    <style:style style:name="T25" style:family="text">
      <style:text-properties fo:font-style="italic" officeooo:rsid="02ade1d9" style:font-style-asian="italic" style:font-style-complex="italic"/>
    </style:style>
    <style:style style:name="T26" style:family="text">
      <style:text-properties fo:font-style="italic" officeooo:rsid="02d55aaf" style:font-style-asian="italic" style:font-style-complex="italic"/>
    </style:style>
    <style:style style:name="T27" style:family="text">
      <style:text-properties fo:font-style="italic" officeooo:rsid="02da6a23" style:font-style-asian="italic" style:font-style-complex="italic"/>
    </style:style>
    <style:style style:name="T28" style:family="text">
      <style:text-properties fo:font-style="italic" officeooo:rsid="02db5c92" style:font-style-asian="italic" style:font-style-complex="italic"/>
    </style:style>
    <style:style style:name="T29" style:family="text">
      <style:text-properties fo:font-style="italic" officeooo:rsid="02df832e" style:font-style-asian="italic" style:font-style-complex="italic"/>
    </style:style>
    <style:style style:name="T30" style:family="text">
      <style:text-properties fo:font-style="italic" officeooo:rsid="02e76b3b" style:font-style-asian="italic" style:font-style-complex="italic"/>
    </style:style>
    <style:style style:name="T31" style:family="text">
      <style:text-properties fo:font-style="italic" officeooo:rsid="02f4b72e" style:font-style-asian="italic" style:font-style-complex="italic"/>
    </style:style>
    <style:style style:name="T32" style:family="text">
      <style:text-properties fo:font-style="italic" officeooo:rsid="034652c9" style:font-style-asian="italic" style:font-style-complex="italic"/>
    </style:style>
    <style:style style:name="T33" style:family="text">
      <style:text-properties fo:font-style="italic" officeooo:rsid="036c53cb" style:font-style-asian="italic" style:font-style-complex="italic"/>
    </style:style>
    <style:style style:name="T34" style:family="text">
      <style:text-properties fo:font-style="italic" officeooo:rsid="038c6041" style:font-style-asian="italic" style:font-style-complex="italic"/>
    </style:style>
    <style:style style:name="T35" style:family="text">
      <style:text-properties fo:font-style="italic" officeooo:rsid="03980e34" style:font-style-asian="italic" style:font-style-complex="italic"/>
    </style:style>
    <style:style style:name="T36" style:family="text">
      <style:text-properties fo:font-style="italic" officeooo:rsid="039a3595" style:font-style-asian="italic" style:font-style-complex="italic"/>
    </style:style>
    <style:style style:name="T37" style:family="text">
      <style:text-properties fo:font-style="italic" officeooo:rsid="03a00a32" style:font-style-asian="italic" style:font-style-complex="italic"/>
    </style:style>
    <style:style style:name="T38" style:family="text">
      <style:text-properties fo:font-style="italic" officeooo:rsid="03afa14f" style:font-style-asian="italic" style:font-style-complex="italic"/>
    </style:style>
    <style:style style:name="T39" style:family="text">
      <style:text-properties fo:font-style="italic" officeooo:rsid="03b6157d" style:font-style-asian="italic" style:font-style-complex="italic"/>
    </style:style>
    <style:style style:name="T40" style:family="text">
      <style:text-properties fo:font-style="italic" officeooo:rsid="03bcebcb" style:font-style-asian="italic" style:font-style-complex="italic"/>
    </style:style>
    <style:style style:name="T41" style:family="text">
      <style:text-properties fo:font-style="italic" officeooo:rsid="03c09961" style:font-style-asian="italic" style:font-style-complex="italic"/>
    </style:style>
    <style:style style:name="T42" style:family="text">
      <style:text-properties fo:font-style="italic" officeooo:rsid="03c17397" style:font-style-asian="italic" style:font-style-complex="italic"/>
    </style:style>
    <style:style style:name="T43" style:family="text">
      <style:text-properties fo:font-style="italic" officeooo:rsid="03c3d23c" style:font-style-asian="italic" style:font-style-complex="italic"/>
    </style:style>
    <style:style style:name="T44" style:family="text">
      <style:text-properties fo:font-style="italic" officeooo:rsid="03c6e892" style:font-style-asian="italic" style:font-style-complex="italic"/>
    </style:style>
    <style:style style:name="T45" style:family="text">
      <style:text-properties fo:font-style="italic" officeooo:rsid="03d24971" style:font-style-asian="italic" style:font-style-complex="italic"/>
    </style:style>
    <style:style style:name="T46" style:family="text">
      <style:text-properties fo:font-style="italic" officeooo:rsid="03e4cbfe" style:font-style-asian="italic" style:font-style-complex="italic"/>
    </style:style>
    <style:style style:name="T47" style:family="text">
      <style:text-properties fo:font-style="italic" officeooo:rsid="03e7349e" style:font-style-asian="italic" style:font-style-complex="italic"/>
    </style:style>
    <style:style style:name="T48" style:family="text">
      <style:text-properties fo:font-style="italic" officeooo:rsid="03e8fa57" style:font-style-asian="italic" style:font-style-complex="italic"/>
    </style:style>
    <style:style style:name="T49" style:family="text">
      <style:text-properties fo:font-style="italic" officeooo:rsid="03ea5114" style:font-style-asian="italic" style:font-style-complex="italic"/>
    </style:style>
    <style:style style:name="T50" style:family="text">
      <style:text-properties fo:font-style="italic" officeooo:rsid="03ec1b53" style:font-style-asian="italic" style:font-style-complex="italic"/>
    </style:style>
    <style:style style:name="T51" style:family="text">
      <style:text-properties fo:font-style="italic" officeooo:rsid="03ec41ae" style:font-style-asian="italic" style:font-style-complex="italic"/>
    </style:style>
    <style:style style:name="T52" style:family="text">
      <style:text-properties fo:font-style="italic" officeooo:rsid="03ef3e45" style:font-style-asian="italic" style:font-style-complex="italic"/>
    </style:style>
    <style:style style:name="T53" style:family="text">
      <style:text-properties fo:font-style="italic" officeooo:rsid="0415532c" style:font-style-asian="italic" style:font-style-complex="italic"/>
    </style:style>
    <style:style style:name="T54" style:family="text">
      <style:text-properties fo:font-style="italic" officeooo:rsid="0417e312" style:font-style-asian="italic" style:font-style-complex="italic"/>
    </style:style>
    <style:style style:name="T55" style:family="text">
      <style:text-properties fo:font-style="italic" officeooo:rsid="0422619a" style:font-style-asian="italic" style:font-style-complex="italic"/>
    </style:style>
    <style:style style:name="T56" style:family="text">
      <style:text-properties fo:font-style="italic" officeooo:rsid="04342d68" style:font-style-asian="italic" style:font-style-complex="italic"/>
    </style:style>
    <style:style style:name="T57" style:family="text">
      <style:text-properties fo:font-style="italic" officeooo:rsid="044ad065" style:font-style-asian="italic" style:font-style-complex="italic"/>
    </style:style>
    <style:style style:name="T58" style:family="text">
      <style:text-properties fo:font-style="italic" officeooo:rsid="044c8933" style:font-style-asian="italic" style:font-style-complex="italic"/>
    </style:style>
    <style:style style:name="T59" style:family="text">
      <style:text-properties fo:font-style="italic" officeooo:rsid="0450d767" style:font-style-asian="italic" style:font-style-complex="italic"/>
    </style:style>
    <style:style style:name="T60" style:family="text">
      <style:text-properties fo:font-style="italic" officeooo:rsid="04604fee" style:font-style-asian="italic" style:font-style-complex="italic"/>
    </style:style>
    <style:style style:name="T61" style:family="text">
      <style:text-properties fo:font-style="italic" officeooo:rsid="04c1dc8a" style:font-style-asian="italic" style:font-style-complex="italic"/>
    </style:style>
    <style:style style:name="T62" style:family="text">
      <style:text-properties fo:font-style="italic" officeooo:rsid="04c5ca6e" style:font-style-asian="italic" style:font-style-complex="italic"/>
    </style:style>
    <style:style style:name="T63" style:family="text">
      <style:text-properties fo:font-style="italic" officeooo:rsid="04d0e250" style:font-style-asian="italic" style:font-style-complex="italic"/>
    </style:style>
    <style:style style:name="T64" style:family="text">
      <style:text-properties fo:font-style="italic" officeooo:rsid="04d96b23" style:font-style-asian="italic" style:font-style-complex="italic"/>
    </style:style>
    <style:style style:name="T65" style:family="text">
      <style:text-properties fo:font-style="italic" officeooo:rsid="04f9255a" style:font-style-asian="italic" style:font-style-complex="italic"/>
    </style:style>
    <style:style style:name="T66" style:family="text">
      <style:text-properties fo:font-style="italic" officeooo:rsid="05125f20" style:font-style-asian="italic" style:font-style-complex="italic"/>
    </style:style>
    <style:style style:name="T67" style:family="text">
      <style:text-properties fo:font-style="italic" officeooo:rsid="05156a7d" style:font-style-asian="italic" style:font-style-complex="italic"/>
    </style:style>
    <style:style style:name="T68" style:family="text">
      <style:text-properties fo:font-style="italic" officeooo:rsid="0517ebfe" style:font-style-asian="italic" style:font-style-complex="italic"/>
    </style:style>
    <style:style style:name="T69" style:family="text">
      <style:text-properties fo:font-style="italic" officeooo:rsid="055329a3" style:font-style-asian="italic" style:font-style-complex="italic"/>
    </style:style>
    <style:style style:name="T70" style:family="text">
      <style:text-properties fo:font-style="italic" officeooo:rsid="055e9943" style:font-style-asian="italic" style:font-style-complex="italic"/>
    </style:style>
    <style:style style:name="T71" style:family="text">
      <style:text-properties fo:font-style="italic" officeooo:rsid="058d46e9" style:font-style-asian="italic" style:font-style-complex="italic"/>
    </style:style>
    <style:style style:name="T72" style:family="text">
      <style:text-properties fo:font-style="italic" officeooo:rsid="059ab714" style:font-style-asian="italic" style:font-style-complex="italic"/>
    </style:style>
    <style:style style:name="T73" style:family="text">
      <style:text-properties fo:font-style="italic" officeooo:rsid="05b14250" style:font-style-asian="italic" style:font-style-complex="italic"/>
    </style:style>
    <style:style style:name="T74" style:family="text">
      <style:text-properties fo:font-style="italic" officeooo:rsid="05d80498" style:font-style-asian="italic" style:font-style-complex="italic"/>
    </style:style>
    <style:style style:name="T75" style:family="text">
      <style:text-properties fo:font-style="italic" officeooo:rsid="05dc7859" style:font-style-asian="italic" style:font-style-complex="italic"/>
    </style:style>
    <style:style style:name="T76" style:family="text">
      <style:text-properties fo:font-style="italic" officeooo:rsid="05fd7b8a" style:font-style-asian="italic" style:font-style-complex="italic"/>
    </style:style>
    <style:style style:name="T77" style:family="text">
      <style:text-properties fo:font-style="italic" officeooo:rsid="061c3d19" style:font-style-asian="italic" style:font-style-complex="italic"/>
    </style:style>
    <style:style style:name="T78" style:family="text">
      <style:text-properties fo:font-style="italic" style:text-underline-style="none" officeooo:rsid="014b3314"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20c0968" style:font-style-asian="italic" style:font-weight-asian="normal" style:font-style-complex="italic" style:font-weight-complex="normal"/>
    </style:style>
    <style:style style:name="T81" style:family="text">
      <style:text-properties fo:font-style="italic" fo:font-weight="normal" officeooo:rsid="0213fb1a" style:font-style-asian="italic" style:font-weight-asian="normal" style:font-style-complex="italic" style:font-weight-complex="normal"/>
    </style:style>
    <style:style style:name="T82" style:family="text">
      <style:text-properties fo:font-style="italic" fo:font-weight="normal" officeooo:rsid="0214b3fd" style:font-style-asian="italic" style:font-weight-asian="normal" style:font-style-complex="italic" style:font-weight-complex="normal"/>
    </style:style>
    <style:style style:name="T83" style:family="text">
      <style:text-properties fo:font-style="italic" fo:font-weight="normal" officeooo:rsid="02165805" style:font-style-asian="italic" style:font-weight-asian="normal" style:font-style-complex="italic" style:font-weight-complex="normal"/>
    </style:style>
    <style:style style:name="T84" style:family="text">
      <style:text-properties officeooo:rsid="0024c044"/>
    </style:style>
    <style:style style:name="T85" style:family="text">
      <style:text-properties officeooo:rsid="00232ce5"/>
    </style:style>
    <style:style style:name="T86" style:family="text">
      <style:text-properties officeooo:rsid="003538e9"/>
    </style:style>
    <style:style style:name="T87" style:family="text">
      <style:text-properties officeooo:rsid="0019f43d"/>
    </style:style>
    <style:style style:name="T88" style:family="text">
      <style:text-properties officeooo:rsid="00403371"/>
    </style:style>
    <style:style style:name="T89" style:family="text">
      <style:text-properties officeooo:rsid="004bd250"/>
    </style:style>
    <style:style style:name="T90" style:family="text">
      <style:text-properties officeooo:rsid="0052e461"/>
    </style:style>
    <style:style style:name="T91" style:family="text">
      <style:text-properties style:text-position="super 58%" fo:font-weight="bold" officeooo:rsid="0052e461" style:font-weight-asian="bold" style:font-weight-complex="bold"/>
    </style:style>
    <style:style style:name="T92" style:family="text">
      <style:text-properties style:text-position="super 58%" fo:font-style="italic" fo:font-weight="bold" officeooo:rsid="02f4b72e" style:font-style-asian="italic" style:font-weight-asian="bold" style:font-style-complex="italic" style:font-weight-complex="bold"/>
    </style:style>
    <style:style style:name="T93" style:family="text">
      <style:text-properties officeooo:rsid="0056e8d5"/>
    </style:style>
    <style:style style:name="T94" style:family="text">
      <style:text-properties officeooo:rsid="0056ee81"/>
    </style:style>
    <style:style style:name="T95" style:family="text">
      <style:text-properties officeooo:rsid="005a70fb"/>
    </style:style>
    <style:style style:name="T96" style:family="text">
      <style:text-properties officeooo:rsid="005c6b44"/>
    </style:style>
    <style:style style:name="T97" style:family="text">
      <style:text-properties officeooo:rsid="005dc8e7"/>
    </style:style>
    <style:style style:name="T98" style:family="text">
      <style:text-properties officeooo:rsid="00616366"/>
    </style:style>
    <style:style style:name="T99" style:family="text">
      <style:text-properties officeooo:rsid="006d6772"/>
    </style:style>
    <style:style style:name="T100" style:family="text">
      <style:text-properties officeooo:rsid="006ee287"/>
    </style:style>
    <style:style style:name="T101" style:family="text">
      <style:text-properties fo:font-style="normal" style:font-style-asian="normal" style:font-style-complex="normal"/>
    </style:style>
    <style:style style:name="T102" style:family="text">
      <style:text-properties fo:font-style="normal" officeooo:rsid="006ee287" style:font-style-asian="normal" style:font-style-complex="normal"/>
    </style:style>
    <style:style style:name="T103" style:family="text">
      <style:text-properties fo:font-style="normal" officeooo:rsid="019257b6" style:font-style-asian="normal" style:font-style-complex="normal"/>
    </style:style>
    <style:style style:name="T104" style:family="text">
      <style:text-properties fo:font-style="normal" officeooo:rsid="0192c575" style:font-style-asian="normal" style:font-style-complex="normal"/>
    </style:style>
    <style:style style:name="T105" style:family="text">
      <style:text-properties fo:font-style="normal" officeooo:rsid="0193d4fb" style:font-style-asian="normal" style:font-style-complex="normal"/>
    </style:style>
    <style:style style:name="T106" style:family="text">
      <style:text-properties fo:font-style="normal" officeooo:rsid="0193eaec" style:font-style-asian="normal" style:font-style-complex="normal"/>
    </style:style>
    <style:style style:name="T107" style:family="text">
      <style:text-properties fo:font-style="normal" officeooo:rsid="0195ea74" style:font-style-asian="normal" style:font-style-complex="normal"/>
    </style:style>
    <style:style style:name="T108" style:family="text">
      <style:text-properties fo:font-style="normal" officeooo:rsid="0197caa3" style:font-style-asian="normal" style:font-style-complex="normal"/>
    </style:style>
    <style:style style:name="T109" style:family="text">
      <style:text-properties fo:font-style="normal" officeooo:rsid="01987a17" style:font-style-asian="normal" style:font-style-complex="normal"/>
    </style:style>
    <style:style style:name="T110" style:family="text">
      <style:text-properties fo:font-style="normal" officeooo:rsid="0019f43d" style:font-style-asian="normal" style:font-style-complex="normal"/>
    </style:style>
    <style:style style:name="T111" style:family="text">
      <style:text-properties fo:font-style="normal" officeooo:rsid="019ade2d" style:font-style-asian="normal" style:font-style-complex="normal"/>
    </style:style>
    <style:style style:name="T112" style:family="text">
      <style:text-properties fo:font-style="normal" officeooo:rsid="019c3da0" style:font-style-asian="normal" style:font-style-complex="normal"/>
    </style:style>
    <style:style style:name="T113" style:family="text">
      <style:text-properties fo:font-style="normal" officeooo:rsid="019d7fd7" style:font-style-asian="normal" style:font-style-complex="normal"/>
    </style:style>
    <style:style style:name="T114" style:family="text">
      <style:text-properties fo:font-style="normal" officeooo:rsid="019e192b" style:font-style-asian="normal" style:font-style-complex="normal"/>
    </style:style>
    <style:style style:name="T115" style:family="text">
      <style:text-properties fo:font-style="normal" officeooo:rsid="019ef839" style:font-style-asian="normal" style:font-style-complex="normal"/>
    </style:style>
    <style:style style:name="T116" style:family="text">
      <style:text-properties fo:font-style="normal" officeooo:rsid="01a0cb66" style:font-style-asian="normal" style:font-style-complex="normal"/>
    </style:style>
    <style:style style:name="T117" style:family="text">
      <style:text-properties fo:font-style="normal" officeooo:rsid="01a236ba" style:font-style-asian="normal" style:font-style-complex="normal"/>
    </style:style>
    <style:style style:name="T118" style:family="text">
      <style:text-properties fo:font-style="normal" officeooo:rsid="01a3c254" style:font-style-asian="normal" style:font-style-complex="normal"/>
    </style:style>
    <style:style style:name="T119" style:family="text">
      <style:text-properties fo:font-style="normal" officeooo:rsid="01a4a89f" style:font-style-asian="normal" style:font-style-complex="normal"/>
    </style:style>
    <style:style style:name="T120" style:family="text">
      <style:text-properties fo:font-style="normal" officeooo:rsid="01a57018" style:font-style-asian="normal" style:font-style-complex="normal"/>
    </style:style>
    <style:style style:name="T121" style:family="text">
      <style:text-properties fo:font-style="normal" officeooo:rsid="01a674d2" style:font-style-asian="normal" style:font-style-complex="normal"/>
    </style:style>
    <style:style style:name="T122" style:family="text">
      <style:text-properties fo:font-style="normal" officeooo:rsid="01a821fa" style:font-style-asian="normal" style:font-style-complex="normal"/>
    </style:style>
    <style:style style:name="T123" style:family="text">
      <style:text-properties fo:font-style="normal" officeooo:rsid="01a86a4b" style:font-style-asian="normal" style:font-style-complex="normal"/>
    </style:style>
    <style:style style:name="T124" style:family="text">
      <style:text-properties fo:font-style="normal" officeooo:rsid="01a99bd1" style:font-style-asian="normal" style:font-style-complex="normal"/>
    </style:style>
    <style:style style:name="T125" style:family="text">
      <style:text-properties fo:font-style="normal" officeooo:rsid="01aa3c2e" style:font-style-asian="normal" style:font-style-complex="normal"/>
    </style:style>
    <style:style style:name="T126" style:family="text">
      <style:text-properties fo:font-style="normal" officeooo:rsid="01ac0743" style:font-style-asian="normal" style:font-style-complex="normal"/>
    </style:style>
    <style:style style:name="T127" style:family="text">
      <style:text-properties fo:font-style="normal" officeooo:rsid="01ac8a96" style:font-style-asian="normal" style:font-style-complex="normal"/>
    </style:style>
    <style:style style:name="T128" style:family="text">
      <style:text-properties fo:font-style="normal" officeooo:rsid="01acc37b" style:font-style-asian="normal" style:font-style-complex="normal"/>
    </style:style>
    <style:style style:name="T129" style:family="text">
      <style:text-properties fo:font-style="normal" officeooo:rsid="01acc420" style:font-style-asian="normal" style:font-style-complex="normal"/>
    </style:style>
    <style:style style:name="T130" style:family="text">
      <style:text-properties fo:font-style="normal" officeooo:rsid="01adb694" style:font-style-asian="normal" style:font-style-complex="normal"/>
    </style:style>
    <style:style style:name="T131" style:family="text">
      <style:text-properties fo:font-style="normal" officeooo:rsid="01ae35ff" style:font-style-asian="normal" style:font-style-complex="normal"/>
    </style:style>
    <style:style style:name="T132" style:family="text">
      <style:text-properties fo:font-style="normal" officeooo:rsid="01af8090" style:font-style-asian="normal" style:font-style-complex="normal"/>
    </style:style>
    <style:style style:name="T133" style:family="text">
      <style:text-properties fo:font-style="normal" officeooo:rsid="01afb70f" style:font-style-asian="normal" style:font-style-complex="normal"/>
    </style:style>
    <style:style style:name="T134" style:family="text">
      <style:text-properties fo:font-style="normal" officeooo:rsid="01b0dcdc" style:font-style-asian="normal" style:font-style-complex="normal"/>
    </style:style>
    <style:style style:name="T135" style:family="text">
      <style:text-properties fo:font-style="normal" officeooo:rsid="01b14a58" style:font-style-asian="normal" style:font-style-complex="normal"/>
    </style:style>
    <style:style style:name="T136" style:family="text">
      <style:text-properties fo:font-style="normal" officeooo:rsid="01b3386f" style:font-style-asian="normal" style:font-style-complex="normal"/>
    </style:style>
    <style:style style:name="T137" style:family="text">
      <style:text-properties fo:font-style="normal" officeooo:rsid="01b40fa2" style:font-style-asian="normal" style:font-style-complex="normal"/>
    </style:style>
    <style:style style:name="T138" style:family="text">
      <style:text-properties fo:font-style="normal" officeooo:rsid="01b4967f" style:font-style-asian="normal" style:font-style-complex="normal"/>
    </style:style>
    <style:style style:name="T139" style:family="text">
      <style:text-properties fo:font-style="normal" officeooo:rsid="01b5770a" style:font-style-asian="normal" style:font-style-complex="normal"/>
    </style:style>
    <style:style style:name="T140" style:family="text">
      <style:text-properties fo:font-style="normal" officeooo:rsid="01b58bae" style:font-style-asian="normal" style:font-style-complex="normal"/>
    </style:style>
    <style:style style:name="T141" style:family="text">
      <style:text-properties fo:font-style="normal" officeooo:rsid="01b72bd7" style:font-style-asian="normal" style:font-style-complex="normal"/>
    </style:style>
    <style:style style:name="T142" style:family="text">
      <style:text-properties fo:font-style="normal" officeooo:rsid="01b81198" style:font-style-asian="normal" style:font-style-complex="normal"/>
    </style:style>
    <style:style style:name="T143" style:family="text">
      <style:text-properties fo:font-style="normal" officeooo:rsid="01b9be07" style:font-style-asian="normal" style:font-style-complex="normal"/>
    </style:style>
    <style:style style:name="T144" style:family="text">
      <style:text-properties fo:font-style="normal" officeooo:rsid="01bb8ce5" style:font-style-asian="normal" style:font-style-complex="normal"/>
    </style:style>
    <style:style style:name="T145" style:family="text">
      <style:text-properties fo:font-style="normal" officeooo:rsid="01bbfb0d" style:font-style-asian="normal" style:font-style-complex="normal"/>
    </style:style>
    <style:style style:name="T146" style:family="text">
      <style:text-properties fo:font-style="normal" officeooo:rsid="01bd36c2" style:font-style-asian="normal" style:font-style-complex="normal"/>
    </style:style>
    <style:style style:name="T147" style:family="text">
      <style:text-properties fo:font-style="normal" officeooo:rsid="01be0769" style:font-style-asian="normal" style:font-style-complex="normal"/>
    </style:style>
    <style:style style:name="T148" style:family="text">
      <style:text-properties fo:font-style="normal" officeooo:rsid="01bfd3cf" style:font-style-asian="normal" style:font-style-complex="normal"/>
    </style:style>
    <style:style style:name="T149" style:family="text">
      <style:text-properties fo:font-style="normal" officeooo:rsid="01c075a6" style:font-style-asian="normal" style:font-style-complex="normal"/>
    </style:style>
    <style:style style:name="T150" style:family="text">
      <style:text-properties fo:font-style="normal" officeooo:rsid="01c0c329" style:font-style-asian="normal" style:font-style-complex="normal"/>
    </style:style>
    <style:style style:name="T151" style:family="text">
      <style:text-properties fo:font-style="normal" officeooo:rsid="01c135ce" style:font-style-asian="normal" style:font-style-complex="normal"/>
    </style:style>
    <style:style style:name="T152" style:family="text">
      <style:text-properties fo:font-style="normal" officeooo:rsid="01c202fe" style:font-style-asian="normal" style:font-style-complex="normal"/>
    </style:style>
    <style:style style:name="T153" style:family="text">
      <style:text-properties fo:font-style="normal" officeooo:rsid="01c38447" style:font-style-asian="normal" style:font-style-complex="normal"/>
    </style:style>
    <style:style style:name="T154" style:family="text">
      <style:text-properties fo:font-style="normal" officeooo:rsid="01c4b24f" style:font-style-asian="normal" style:font-style-complex="normal"/>
    </style:style>
    <style:style style:name="T155" style:family="text">
      <style:text-properties fo:font-style="normal" officeooo:rsid="01c5118a" style:font-style-asian="normal" style:font-style-complex="normal"/>
    </style:style>
    <style:style style:name="T156" style:family="text">
      <style:text-properties fo:font-style="normal" officeooo:rsid="01c62a2b" style:font-style-asian="normal" style:font-style-complex="normal"/>
    </style:style>
    <style:style style:name="T157" style:family="text">
      <style:text-properties fo:font-style="normal" officeooo:rsid="01c6f47a" style:font-style-asian="normal" style:font-style-complex="normal"/>
    </style:style>
    <style:style style:name="T158" style:family="text">
      <style:text-properties fo:font-style="normal" officeooo:rsid="01c89fbb" style:font-style-asian="normal" style:font-style-complex="normal"/>
    </style:style>
    <style:style style:name="T159" style:family="text">
      <style:text-properties fo:font-style="normal" officeooo:rsid="01ca19fe" style:font-style-asian="normal" style:font-style-complex="normal"/>
    </style:style>
    <style:style style:name="T160" style:family="text">
      <style:text-properties fo:font-style="normal" officeooo:rsid="01caf37d" style:font-style-asian="normal" style:font-style-complex="normal"/>
    </style:style>
    <style:style style:name="T161" style:family="text">
      <style:text-properties fo:font-style="normal" officeooo:rsid="01e2bd32" style:font-style-asian="normal" style:font-style-complex="normal"/>
    </style:style>
    <style:style style:name="T162" style:family="text">
      <style:text-properties fo:font-style="normal" officeooo:rsid="01e32dfa" style:font-style-asian="normal" style:font-style-complex="normal"/>
    </style:style>
    <style:style style:name="T163" style:family="text">
      <style:text-properties fo:font-style="normal" officeooo:rsid="01e3dc34" style:font-style-asian="normal" style:font-style-complex="normal"/>
    </style:style>
    <style:style style:name="T164" style:family="text">
      <style:text-properties fo:font-style="normal" officeooo:rsid="01e59c91" style:font-style-asian="normal" style:font-style-complex="normal"/>
    </style:style>
    <style:style style:name="T165" style:family="text">
      <style:text-properties fo:font-style="normal" officeooo:rsid="01e73e1d" style:font-style-asian="normal" style:font-style-complex="normal"/>
    </style:style>
    <style:style style:name="T166" style:family="text">
      <style:text-properties fo:font-style="normal" officeooo:rsid="01e8384f" style:font-style-asian="normal" style:font-style-complex="normal"/>
    </style:style>
    <style:style style:name="T167" style:family="text">
      <style:text-properties fo:font-style="normal" officeooo:rsid="01e8f5f0" style:font-style-asian="normal" style:font-style-complex="normal"/>
    </style:style>
    <style:style style:name="T168" style:family="text">
      <style:text-properties fo:font-style="normal" officeooo:rsid="01e92c0f" style:font-style-asian="normal" style:font-style-complex="normal"/>
    </style:style>
    <style:style style:name="T169" style:family="text">
      <style:text-properties fo:font-style="normal" officeooo:rsid="01e9735b" style:font-style-asian="normal" style:font-style-complex="normal"/>
    </style:style>
    <style:style style:name="T170" style:family="text">
      <style:text-properties fo:font-style="normal" officeooo:rsid="01ea202b" style:font-style-asian="normal" style:font-style-complex="normal"/>
    </style:style>
    <style:style style:name="T171" style:family="text">
      <style:text-properties fo:font-style="normal" officeooo:rsid="01eb92ef" style:font-style-asian="normal" style:font-style-complex="normal"/>
    </style:style>
    <style:style style:name="T172" style:family="text">
      <style:text-properties fo:font-style="normal" officeooo:rsid="01ecc3b2" style:font-style-asian="normal" style:font-style-complex="normal"/>
    </style:style>
    <style:style style:name="T173" style:family="text">
      <style:text-properties fo:font-style="normal" officeooo:rsid="01eda8a9" style:font-style-asian="normal" style:font-style-complex="normal"/>
    </style:style>
    <style:style style:name="T174" style:family="text">
      <style:text-properties fo:font-style="normal" officeooo:rsid="01ee3357" style:font-style-asian="normal" style:font-style-complex="normal"/>
    </style:style>
    <style:style style:name="T175" style:family="text">
      <style:text-properties fo:font-style="normal" officeooo:rsid="01ef4787" style:font-style-asian="normal" style:font-style-complex="normal"/>
    </style:style>
    <style:style style:name="T176" style:family="text">
      <style:text-properties fo:font-style="normal" officeooo:rsid="01f0ff82" style:font-style-asian="normal" style:font-style-complex="normal"/>
    </style:style>
    <style:style style:name="T177" style:family="text">
      <style:text-properties fo:font-style="normal" officeooo:rsid="02190a0b" style:font-style-asian="normal" style:font-style-complex="normal"/>
    </style:style>
    <style:style style:name="T178" style:family="text">
      <style:text-properties fo:font-style="normal" officeooo:rsid="021ae8f1" style:font-style-asian="normal" style:font-style-complex="normal"/>
    </style:style>
    <style:style style:name="T179" style:family="text">
      <style:text-properties fo:font-style="normal" officeooo:rsid="021bc97f" style:font-style-asian="normal" style:font-style-complex="normal"/>
    </style:style>
    <style:style style:name="T180" style:family="text">
      <style:text-properties fo:font-style="normal" officeooo:rsid="021ca887" style:font-style-asian="normal" style:font-style-complex="normal"/>
    </style:style>
    <style:style style:name="T181" style:family="text">
      <style:text-properties fo:font-style="normal" officeooo:rsid="021d6454" style:font-style-asian="normal" style:font-style-complex="normal"/>
    </style:style>
    <style:style style:name="T182" style:family="text">
      <style:text-properties fo:font-style="normal" officeooo:rsid="021e44f6" style:font-style-asian="normal" style:font-style-complex="normal"/>
    </style:style>
    <style:style style:name="T183" style:family="text">
      <style:text-properties fo:font-style="normal" officeooo:rsid="0221aa6c" style:font-style-asian="normal" style:font-style-complex="normal"/>
    </style:style>
    <style:style style:name="T184" style:family="text">
      <style:text-properties fo:font-style="normal" officeooo:rsid="0222e880" style:font-style-asian="normal" style:font-style-complex="normal"/>
    </style:style>
    <style:style style:name="T185" style:family="text">
      <style:text-properties fo:font-style="normal" officeooo:rsid="022350ac" style:font-style-asian="normal" style:font-style-complex="normal"/>
    </style:style>
    <style:style style:name="T186" style:family="text">
      <style:text-properties fo:font-style="normal" officeooo:rsid="0224f116" style:font-style-asian="normal" style:font-style-complex="normal"/>
    </style:style>
    <style:style style:name="T187" style:family="text">
      <style:text-properties fo:font-style="normal" officeooo:rsid="0225aba6" style:font-style-asian="normal" style:font-style-complex="normal"/>
    </style:style>
    <style:style style:name="T188" style:family="text">
      <style:text-properties fo:font-style="normal" officeooo:rsid="022795f8" style:font-style-asian="normal" style:font-style-complex="normal"/>
    </style:style>
    <style:style style:name="T189" style:family="text">
      <style:text-properties fo:font-style="normal" officeooo:rsid="02294be6" style:font-style-asian="normal" style:font-style-complex="normal"/>
    </style:style>
    <style:style style:name="T190" style:family="text">
      <style:text-properties fo:font-style="normal" officeooo:rsid="0229bf78" style:font-style-asian="normal" style:font-style-complex="normal"/>
    </style:style>
    <style:style style:name="T191" style:family="text">
      <style:text-properties fo:font-style="normal" officeooo:rsid="022aef30" style:font-style-asian="normal" style:font-style-complex="normal"/>
    </style:style>
    <style:style style:name="T192" style:family="text">
      <style:text-properties fo:font-style="normal" officeooo:rsid="022cdf7a" style:font-style-asian="normal" style:font-style-complex="normal"/>
    </style:style>
    <style:style style:name="T193" style:family="text">
      <style:text-properties fo:font-style="normal" officeooo:rsid="022e0c47" style:font-style-asian="normal" style:font-style-complex="normal"/>
    </style:style>
    <style:style style:name="T194" style:family="text">
      <style:text-properties fo:font-style="normal" officeooo:rsid="022ffcdc" style:font-style-asian="normal" style:font-style-complex="normal"/>
    </style:style>
    <style:style style:name="T195" style:family="text">
      <style:text-properties fo:font-style="normal" officeooo:rsid="0230cbfe" style:font-style-asian="normal" style:font-style-complex="normal"/>
    </style:style>
    <style:style style:name="T196" style:family="text">
      <style:text-properties fo:font-style="normal" officeooo:rsid="02313ce5" style:font-style-asian="normal" style:font-style-complex="normal"/>
    </style:style>
    <style:style style:name="T197" style:family="text">
      <style:text-properties fo:font-style="normal" officeooo:rsid="02316685" style:font-style-asian="normal" style:font-style-complex="normal"/>
    </style:style>
    <style:style style:name="T198" style:family="text">
      <style:text-properties fo:font-style="normal" officeooo:rsid="02330c82" style:font-style-asian="normal" style:font-style-complex="normal"/>
    </style:style>
    <style:style style:name="T199" style:family="text">
      <style:text-properties fo:font-style="normal" officeooo:rsid="0233e034" style:font-style-asian="normal" style:font-style-complex="normal"/>
    </style:style>
    <style:style style:name="T200" style:family="text">
      <style:text-properties fo:font-style="normal" officeooo:rsid="023556a2" style:font-style-asian="normal" style:font-style-complex="normal"/>
    </style:style>
    <style:style style:name="T201" style:family="text">
      <style:text-properties fo:font-style="normal" officeooo:rsid="02365aff" style:font-style-asian="normal" style:font-style-complex="normal"/>
    </style:style>
    <style:style style:name="T202" style:family="text">
      <style:text-properties fo:font-style="normal" officeooo:rsid="023790cd" style:font-style-asian="normal" style:font-style-complex="normal"/>
    </style:style>
    <style:style style:name="T203" style:family="text">
      <style:text-properties fo:font-style="normal" officeooo:rsid="0238d806" style:font-style-asian="normal" style:font-style-complex="normal"/>
    </style:style>
    <style:style style:name="T204" style:family="text">
      <style:text-properties fo:font-style="normal" officeooo:rsid="023a5c73" style:font-style-asian="normal" style:font-style-complex="normal"/>
    </style:style>
    <style:style style:name="T205" style:family="text">
      <style:text-properties fo:font-style="normal" officeooo:rsid="023a6666" style:font-style-asian="normal" style:font-style-complex="normal"/>
    </style:style>
    <style:style style:name="T206" style:family="text">
      <style:text-properties fo:font-style="normal" officeooo:rsid="023b5d4d" style:font-style-asian="normal" style:font-style-complex="normal"/>
    </style:style>
    <style:style style:name="T207" style:family="text">
      <style:text-properties fo:font-style="normal" officeooo:rsid="023cc328" style:font-style-asian="normal" style:font-style-complex="normal"/>
    </style:style>
    <style:style style:name="T208" style:family="text">
      <style:text-properties fo:font-style="normal" officeooo:rsid="023df2ca" style:font-style-asian="normal" style:font-style-complex="normal"/>
    </style:style>
    <style:style style:name="T209" style:family="text">
      <style:text-properties fo:font-style="normal" officeooo:rsid="023fa9f4" style:font-style-asian="normal" style:font-style-complex="normal"/>
    </style:style>
    <style:style style:name="T210" style:family="text">
      <style:text-properties fo:font-style="normal" officeooo:rsid="0241711c" style:font-style-asian="normal" style:font-style-complex="normal"/>
    </style:style>
    <style:style style:name="T211" style:family="text">
      <style:text-properties fo:font-style="normal" officeooo:rsid="024308f8" style:font-style-asian="normal" style:font-style-complex="normal"/>
    </style:style>
    <style:style style:name="T212" style:family="text">
      <style:text-properties fo:font-style="normal" officeooo:rsid="02458b86" style:font-style-asian="normal" style:font-style-complex="normal"/>
    </style:style>
    <style:style style:name="T213" style:family="text">
      <style:text-properties fo:font-style="normal" officeooo:rsid="0245feee" style:font-style-asian="normal" style:font-style-complex="normal"/>
    </style:style>
    <style:style style:name="T214" style:family="text">
      <style:text-properties fo:font-style="normal" officeooo:rsid="02478449" style:font-style-asian="normal" style:font-style-complex="normal"/>
    </style:style>
    <style:style style:name="T215" style:family="text">
      <style:text-properties fo:font-style="normal" officeooo:rsid="0247db75" style:font-style-asian="normal" style:font-style-complex="normal"/>
    </style:style>
    <style:style style:name="T216" style:family="text">
      <style:text-properties fo:font-style="normal" officeooo:rsid="02486425" style:font-style-asian="normal" style:font-style-complex="normal"/>
    </style:style>
    <style:style style:name="T217" style:family="text">
      <style:text-properties fo:font-style="normal" officeooo:rsid="0248ff4b" style:font-style-asian="normal" style:font-style-complex="normal"/>
    </style:style>
    <style:style style:name="T218" style:family="text">
      <style:text-properties fo:font-style="normal" officeooo:rsid="024af498" style:font-style-asian="normal" style:font-style-complex="normal"/>
    </style:style>
    <style:style style:name="T219" style:family="text">
      <style:text-properties fo:font-style="normal" officeooo:rsid="024d3923" style:font-style-asian="normal" style:font-style-complex="normal"/>
    </style:style>
    <style:style style:name="T220" style:family="text">
      <style:text-properties fo:font-style="normal" officeooo:rsid="024e64cc" style:font-style-asian="normal" style:font-style-complex="normal"/>
    </style:style>
    <style:style style:name="T221" style:family="text">
      <style:text-properties fo:font-style="normal" officeooo:rsid="024f0929" style:font-style-asian="normal" style:font-style-complex="normal"/>
    </style:style>
    <style:style style:name="T222" style:family="text">
      <style:text-properties fo:font-style="normal" officeooo:rsid="0251005a" style:font-style-asian="normal" style:font-style-complex="normal"/>
    </style:style>
    <style:style style:name="T223" style:family="text">
      <style:text-properties fo:font-style="normal" officeooo:rsid="0252ec85" style:font-style-asian="normal" style:font-style-complex="normal"/>
    </style:style>
    <style:style style:name="T224" style:family="text">
      <style:text-properties fo:font-style="normal" officeooo:rsid="02538d73" style:font-style-asian="normal" style:font-style-complex="normal"/>
    </style:style>
    <style:style style:name="T225" style:family="text">
      <style:text-properties fo:font-style="normal" officeooo:rsid="0253b90d" style:font-style-asian="normal" style:font-style-complex="normal"/>
    </style:style>
    <style:style style:name="T226" style:family="text">
      <style:text-properties fo:font-style="normal" officeooo:rsid="02550640" style:font-style-asian="normal" style:font-style-complex="normal"/>
    </style:style>
    <style:style style:name="T227" style:family="text">
      <style:text-properties fo:font-style="normal" officeooo:rsid="02566222" style:font-style-asian="normal" style:font-style-complex="normal"/>
    </style:style>
    <style:style style:name="T228" style:family="text">
      <style:text-properties fo:font-style="normal" officeooo:rsid="0256d932" style:font-style-asian="normal" style:font-style-complex="normal"/>
    </style:style>
    <style:style style:name="T229" style:family="text">
      <style:text-properties fo:font-style="normal" officeooo:rsid="0257d347" style:font-style-asian="normal" style:font-style-complex="normal"/>
    </style:style>
    <style:style style:name="T230" style:family="text">
      <style:text-properties fo:font-style="normal" officeooo:rsid="0258104f" style:font-style-asian="normal" style:font-style-complex="normal"/>
    </style:style>
    <style:style style:name="T231" style:family="text">
      <style:text-properties fo:font-style="normal" officeooo:rsid="02585d5e" style:font-style-asian="normal" style:font-style-complex="normal"/>
    </style:style>
    <style:style style:name="T232" style:family="text">
      <style:text-properties fo:font-style="normal" officeooo:rsid="025a3469" style:font-style-asian="normal" style:font-style-complex="normal"/>
    </style:style>
    <style:style style:name="T233" style:family="text">
      <style:text-properties fo:font-style="normal" officeooo:rsid="025ba0fe" style:font-style-asian="normal" style:font-style-complex="normal"/>
    </style:style>
    <style:style style:name="T234" style:family="text">
      <style:text-properties fo:font-style="normal" officeooo:rsid="025cf2b7" style:font-style-asian="normal" style:font-style-complex="normal"/>
    </style:style>
    <style:style style:name="T235" style:family="text">
      <style:text-properties fo:font-style="normal" officeooo:rsid="025d647e" style:font-style-asian="normal" style:font-style-complex="normal"/>
    </style:style>
    <style:style style:name="T236" style:family="text">
      <style:text-properties fo:font-style="normal" officeooo:rsid="025dc6b1" style:font-style-asian="normal" style:font-style-complex="normal"/>
    </style:style>
    <style:style style:name="T237" style:family="text">
      <style:text-properties fo:font-style="normal" officeooo:rsid="025ebe95" style:font-style-asian="normal" style:font-style-complex="normal"/>
    </style:style>
    <style:style style:name="T238" style:family="text">
      <style:text-properties fo:font-style="normal" officeooo:rsid="026007d9" style:font-style-asian="normal" style:font-style-complex="normal"/>
    </style:style>
    <style:style style:name="T239" style:family="text">
      <style:text-properties fo:font-style="normal" officeooo:rsid="026029fd" style:font-style-asian="normal" style:font-style-complex="normal"/>
    </style:style>
    <style:style style:name="T240" style:family="text">
      <style:text-properties fo:font-style="normal" officeooo:rsid="02610287" style:font-style-asian="normal" style:font-style-complex="normal"/>
    </style:style>
    <style:style style:name="T241" style:family="text">
      <style:text-properties fo:font-style="normal" officeooo:rsid="02629d41" style:font-style-asian="normal" style:font-style-complex="normal"/>
    </style:style>
    <style:style style:name="T242" style:family="text">
      <style:text-properties fo:font-style="normal" officeooo:rsid="02642094" style:font-style-asian="normal" style:font-style-complex="normal"/>
    </style:style>
    <style:style style:name="T243" style:family="text">
      <style:text-properties fo:font-style="normal" officeooo:rsid="0265477c" style:font-style-asian="normal" style:font-style-complex="normal"/>
    </style:style>
    <style:style style:name="T244" style:family="text">
      <style:text-properties fo:font-style="normal" officeooo:rsid="026574b3" style:font-style-asian="normal" style:font-style-complex="normal"/>
    </style:style>
    <style:style style:name="T245" style:family="text">
      <style:text-properties fo:font-style="normal" officeooo:rsid="0266c4bf" style:font-style-asian="normal" style:font-style-complex="normal"/>
    </style:style>
    <style:style style:name="T246" style:family="text">
      <style:text-properties fo:font-style="normal" officeooo:rsid="02687aeb" style:font-style-asian="normal" style:font-style-complex="normal"/>
    </style:style>
    <style:style style:name="T247" style:family="text">
      <style:text-properties fo:font-style="normal" officeooo:rsid="0269e5c9" style:font-style-asian="normal" style:font-style-complex="normal"/>
    </style:style>
    <style:style style:name="T248" style:family="text">
      <style:text-properties fo:font-style="normal" officeooo:rsid="026af481" style:font-style-asian="normal" style:font-style-complex="normal"/>
    </style:style>
    <style:style style:name="T249" style:family="text">
      <style:text-properties fo:font-style="normal" officeooo:rsid="026b3b99" style:font-style-asian="normal" style:font-style-complex="normal"/>
    </style:style>
    <style:style style:name="T250" style:family="text">
      <style:text-properties fo:font-style="normal" officeooo:rsid="026c450d" style:font-style-asian="normal" style:font-style-complex="normal"/>
    </style:style>
    <style:style style:name="T251" style:family="text">
      <style:text-properties fo:font-style="normal" officeooo:rsid="026d4944" style:font-style-asian="normal" style:font-style-complex="normal"/>
    </style:style>
    <style:style style:name="T252" style:family="text">
      <style:text-properties fo:font-style="normal" officeooo:rsid="02708767" style:font-style-asian="normal" style:font-style-complex="normal"/>
    </style:style>
    <style:style style:name="T253" style:family="text">
      <style:text-properties fo:font-style="normal" officeooo:rsid="02713169" style:font-style-asian="normal" style:font-style-complex="normal"/>
    </style:style>
    <style:style style:name="T254" style:family="text">
      <style:text-properties fo:font-style="normal" officeooo:rsid="0271a5b6" style:font-style-asian="normal" style:font-style-complex="normal"/>
    </style:style>
    <style:style style:name="T255" style:family="text">
      <style:text-properties fo:font-style="normal" officeooo:rsid="02720667" style:font-style-asian="normal" style:font-style-complex="normal"/>
    </style:style>
    <style:style style:name="T256" style:family="text">
      <style:text-properties fo:font-style="normal" officeooo:rsid="02747809" style:font-style-asian="normal" style:font-style-complex="normal"/>
    </style:style>
    <style:style style:name="T257" style:family="text">
      <style:text-properties fo:font-style="normal" officeooo:rsid="0274b3f1" style:font-style-asian="normal" style:font-style-complex="normal"/>
    </style:style>
    <style:style style:name="T258" style:family="text">
      <style:text-properties fo:font-style="normal" officeooo:rsid="0274f207" style:font-style-asian="normal" style:font-style-complex="normal"/>
    </style:style>
    <style:style style:name="T259" style:family="text">
      <style:text-properties fo:font-style="normal" officeooo:rsid="0275792e" style:font-style-asian="normal" style:font-style-complex="normal"/>
    </style:style>
    <style:style style:name="T260" style:family="text">
      <style:text-properties fo:font-style="normal" officeooo:rsid="0276c216" style:font-style-asian="normal" style:font-style-complex="normal"/>
    </style:style>
    <style:style style:name="T261" style:family="text">
      <style:text-properties fo:font-style="normal" officeooo:rsid="027723c3" style:font-style-asian="normal" style:font-style-complex="normal"/>
    </style:style>
    <style:style style:name="T262" style:family="text">
      <style:text-properties fo:font-style="normal" officeooo:rsid="0277eb85" style:font-style-asian="normal" style:font-style-complex="normal"/>
    </style:style>
    <style:style style:name="T263" style:family="text">
      <style:text-properties fo:font-style="normal" officeooo:rsid="02791201" style:font-style-asian="normal" style:font-style-complex="normal"/>
    </style:style>
    <style:style style:name="T264" style:family="text">
      <style:text-properties fo:font-style="normal" officeooo:rsid="027a729b" style:font-style-asian="normal" style:font-style-complex="normal"/>
    </style:style>
    <style:style style:name="T265" style:family="text">
      <style:text-properties fo:font-style="normal" officeooo:rsid="027a9438" style:font-style-asian="normal" style:font-style-complex="normal"/>
    </style:style>
    <style:style style:name="T266" style:family="text">
      <style:text-properties fo:font-style="normal" officeooo:rsid="027c622a" style:font-style-asian="normal" style:font-style-complex="normal"/>
    </style:style>
    <style:style style:name="T267" style:family="text">
      <style:text-properties fo:font-style="normal" officeooo:rsid="027c9686" style:font-style-asian="normal" style:font-style-complex="normal"/>
    </style:style>
    <style:style style:name="T268" style:family="text">
      <style:text-properties fo:font-style="normal" officeooo:rsid="027e7bbd" style:font-style-asian="normal" style:font-style-complex="normal"/>
    </style:style>
    <style:style style:name="T269" style:family="text">
      <style:text-properties fo:font-style="normal" officeooo:rsid="02800787" style:font-style-asian="normal" style:font-style-complex="normal"/>
    </style:style>
    <style:style style:name="T270" style:family="text">
      <style:text-properties fo:font-style="normal" officeooo:rsid="02813390" style:font-style-asian="normal" style:font-style-complex="normal"/>
    </style:style>
    <style:style style:name="T271" style:family="text">
      <style:text-properties fo:font-style="normal" officeooo:rsid="0281a355" style:font-style-asian="normal" style:font-style-complex="normal"/>
    </style:style>
    <style:style style:name="T272" style:family="text">
      <style:text-properties fo:font-style="normal" officeooo:rsid="02835ec3" style:font-style-asian="normal" style:font-style-complex="normal"/>
    </style:style>
    <style:style style:name="T273" style:family="text">
      <style:text-properties fo:font-style="normal" officeooo:rsid="039a3595" style:font-style-asian="normal" style:font-style-complex="normal"/>
    </style:style>
    <style:style style:name="T274" style:family="text">
      <style:text-properties fo:font-style="normal" officeooo:rsid="039c1638" style:font-style-asian="normal" style:font-style-complex="normal"/>
    </style:style>
    <style:style style:name="T275" style:family="text">
      <style:text-properties fo:font-style="normal" officeooo:rsid="039e0b7a" style:font-style-asian="normal" style:font-style-complex="normal"/>
    </style:style>
    <style:style style:name="T276" style:family="text">
      <style:text-properties fo:font-style="normal" officeooo:rsid="03a00a32" style:font-style-asian="normal" style:font-style-complex="normal"/>
    </style:style>
    <style:style style:name="T277" style:family="text">
      <style:text-properties fo:font-style="normal" officeooo:rsid="03a0573a" style:font-style-asian="normal" style:font-style-complex="normal"/>
    </style:style>
    <style:style style:name="T278" style:family="text">
      <style:text-properties fo:font-style="normal" officeooo:rsid="03a22562" style:font-style-asian="normal" style:font-style-complex="normal"/>
    </style:style>
    <style:style style:name="T279" style:family="text">
      <style:text-properties fo:font-style="normal" officeooo:rsid="03a2823f" style:font-style-asian="normal" style:font-style-complex="normal"/>
    </style:style>
    <style:style style:name="T280" style:family="text">
      <style:text-properties fo:font-style="normal" officeooo:rsid="03a43373" style:font-style-asian="normal" style:font-style-complex="normal"/>
    </style:style>
    <style:style style:name="T281" style:family="text">
      <style:text-properties fo:font-style="normal" officeooo:rsid="03a57728" style:font-style-asian="normal" style:font-style-complex="normal"/>
    </style:style>
    <style:style style:name="T282" style:family="text">
      <style:text-properties fo:font-style="normal" officeooo:rsid="03a6c896" style:font-style-asian="normal" style:font-style-complex="normal"/>
    </style:style>
    <style:style style:name="T283" style:family="text">
      <style:text-properties fo:font-style="normal" officeooo:rsid="03a82089" style:font-style-asian="normal" style:font-style-complex="normal"/>
    </style:style>
    <style:style style:name="T284" style:family="text">
      <style:text-properties fo:font-style="normal" officeooo:rsid="03a9058f" style:font-style-asian="normal" style:font-style-complex="normal"/>
    </style:style>
    <style:style style:name="T285" style:family="text">
      <style:text-properties fo:font-style="normal" officeooo:rsid="03a978d9" style:font-style-asian="normal" style:font-style-complex="normal"/>
    </style:style>
    <style:style style:name="T286" style:family="text">
      <style:text-properties fo:font-style="normal" officeooo:rsid="03ab3f89" style:font-style-asian="normal" style:font-style-complex="normal"/>
    </style:style>
    <style:style style:name="T287" style:family="text">
      <style:text-properties fo:font-style="normal" officeooo:rsid="03abfb80" style:font-style-asian="normal" style:font-style-complex="normal"/>
    </style:style>
    <style:style style:name="T288" style:family="text">
      <style:text-properties fo:font-style="normal" officeooo:rsid="03ac0505" style:font-style-asian="normal" style:font-style-complex="normal"/>
    </style:style>
    <style:style style:name="T289" style:family="text">
      <style:text-properties fo:font-style="normal" officeooo:rsid="03adad87" style:font-style-asian="normal" style:font-style-complex="normal"/>
    </style:style>
    <style:style style:name="T290" style:family="text">
      <style:text-properties fo:font-style="normal" officeooo:rsid="03afa14f" style:font-style-asian="normal" style:font-style-complex="normal"/>
    </style:style>
    <style:style style:name="T291" style:family="text">
      <style:text-properties fo:font-style="normal" officeooo:rsid="03b18697" style:font-style-asian="normal" style:font-style-complex="normal"/>
    </style:style>
    <style:style style:name="T292" style:family="text">
      <style:text-properties fo:font-style="normal" officeooo:rsid="03b1a1c2" style:font-style-asian="normal" style:font-style-complex="normal"/>
    </style:style>
    <style:style style:name="T293" style:family="text">
      <style:text-properties fo:font-style="normal" officeooo:rsid="03b3293b" style:font-style-asian="normal" style:font-style-complex="normal"/>
    </style:style>
    <style:style style:name="T294" style:family="text">
      <style:text-properties fo:font-style="normal" officeooo:rsid="03b3d14d" style:font-style-asian="normal" style:font-style-complex="normal"/>
    </style:style>
    <style:style style:name="T295" style:family="text">
      <style:text-properties fo:font-style="normal" officeooo:rsid="03b4d97e" style:font-style-asian="normal" style:font-style-complex="normal"/>
    </style:style>
    <style:style style:name="T296" style:family="text">
      <style:text-properties fo:font-style="normal" officeooo:rsid="03b6157d" style:font-style-asian="normal" style:font-style-complex="normal"/>
    </style:style>
    <style:style style:name="T297" style:family="text">
      <style:text-properties fo:font-style="normal" officeooo:rsid="03b6f096" style:font-style-asian="normal" style:font-style-complex="normal"/>
    </style:style>
    <style:style style:name="T298" style:family="text">
      <style:text-properties fo:font-style="normal" officeooo:rsid="03b8b1bc" style:font-style-asian="normal" style:font-style-complex="normal"/>
    </style:style>
    <style:style style:name="T299" style:family="text">
      <style:text-properties fo:font-style="normal" officeooo:rsid="03ba26b7" style:font-style-asian="normal" style:font-style-complex="normal"/>
    </style:style>
    <style:style style:name="T300" style:family="text">
      <style:text-properties fo:font-style="normal" officeooo:rsid="03bb1f0a" style:font-style-asian="normal" style:font-style-complex="normal"/>
    </style:style>
    <style:style style:name="T301" style:family="text">
      <style:text-properties fo:font-style="normal" officeooo:rsid="03bcebcb" style:font-style-asian="normal" style:font-style-complex="normal"/>
    </style:style>
    <style:style style:name="T302" style:family="text">
      <style:text-properties fo:font-style="normal" officeooo:rsid="03d22c97" style:font-style-asian="normal" style:font-style-complex="normal"/>
    </style:style>
    <style:style style:name="T303" style:family="text">
      <style:text-properties fo:font-style="normal" officeooo:rsid="03c6e892" style:font-style-asian="normal" style:font-style-complex="normal"/>
    </style:style>
    <style:style style:name="T304" style:family="text">
      <style:text-properties fo:font-style="normal" officeooo:rsid="03d24971" style:font-style-asian="normal" style:font-style-complex="normal"/>
    </style:style>
    <style:style style:name="T305" style:family="text">
      <style:text-properties fo:font-style="normal" officeooo:rsid="03e2fa00" style:font-style-asian="normal" style:font-style-complex="normal"/>
    </style:style>
    <style:style style:name="T306" style:family="text">
      <style:text-properties fo:font-style="normal" officeooo:rsid="03e40d46" style:font-style-asian="normal" style:font-style-complex="normal"/>
    </style:style>
    <style:style style:name="T307" style:family="text">
      <style:text-properties fo:font-style="normal" officeooo:rsid="03e493d4" style:font-style-asian="normal" style:font-style-complex="normal"/>
    </style:style>
    <style:style style:name="T308" style:family="text">
      <style:text-properties fo:font-style="normal" officeooo:rsid="03e4b3fd" style:font-style-asian="normal" style:font-style-complex="normal"/>
    </style:style>
    <style:style style:name="T309" style:family="text">
      <style:text-properties fo:font-style="normal" officeooo:rsid="03e7349e" style:font-style-asian="normal" style:font-style-complex="normal"/>
    </style:style>
    <style:style style:name="T310" style:family="text">
      <style:text-properties fo:font-style="normal" officeooo:rsid="03e8fa57" style:font-style-asian="normal" style:font-style-complex="normal"/>
    </style:style>
    <style:style style:name="T311" style:family="text">
      <style:text-properties fo:font-style="normal" officeooo:rsid="03e8fc70" style:font-style-asian="normal" style:font-style-complex="normal"/>
    </style:style>
    <style:style style:name="T312" style:family="text">
      <style:text-properties fo:font-style="normal" officeooo:rsid="03e8fe3e" style:font-style-asian="normal" style:font-style-complex="normal"/>
    </style:style>
    <style:style style:name="T313" style:family="text">
      <style:text-properties fo:font-style="normal" officeooo:rsid="03ea5114" style:font-style-asian="normal" style:font-style-complex="normal"/>
    </style:style>
    <style:style style:name="T314" style:family="text">
      <style:text-properties fo:font-style="normal" officeooo:rsid="03ec1b53" style:font-style-asian="normal" style:font-style-complex="normal"/>
    </style:style>
    <style:style style:name="T315" style:family="text">
      <style:text-properties fo:font-style="normal" officeooo:rsid="04c1e21e" style:font-style-asian="normal" style:font-style-complex="normal"/>
    </style:style>
    <style:style style:name="T316" style:family="text">
      <style:text-properties fo:font-style="normal" officeooo:rsid="04c21749" style:font-style-asian="normal" style:font-style-complex="normal"/>
    </style:style>
    <style:style style:name="T317" style:family="text">
      <style:text-properties fo:font-style="normal" officeooo:rsid="04c27748" style:font-style-asian="normal" style:font-style-complex="normal"/>
    </style:style>
    <style:style style:name="T318" style:family="text">
      <style:text-properties fo:font-style="normal" officeooo:rsid="04c46124" style:font-style-asian="normal" style:font-style-complex="normal"/>
    </style:style>
    <style:style style:name="T319" style:family="text">
      <style:text-properties fo:font-style="normal" officeooo:rsid="04c5ca6e" style:font-style-asian="normal" style:font-style-complex="normal"/>
    </style:style>
    <style:style style:name="T320" style:family="text">
      <style:text-properties fo:font-style="normal" officeooo:rsid="04c71180" style:font-style-asian="normal" style:font-style-complex="normal"/>
    </style:style>
    <style:style style:name="T321" style:family="text">
      <style:text-properties fo:font-style="normal" officeooo:rsid="04c87949" style:font-style-asian="normal" style:font-style-complex="normal"/>
    </style:style>
    <style:style style:name="T322" style:family="text">
      <style:text-properties fo:font-style="normal" officeooo:rsid="04c8e23f" style:font-style-asian="normal" style:font-style-complex="normal"/>
    </style:style>
    <style:style style:name="T323" style:family="text">
      <style:text-properties fo:font-style="normal" officeooo:rsid="04c939e5" style:font-style-asian="normal" style:font-style-complex="normal"/>
    </style:style>
    <style:style style:name="T324" style:family="text">
      <style:text-properties fo:font-style="normal" officeooo:rsid="04c95ebc" style:font-style-asian="normal" style:font-style-complex="normal"/>
    </style:style>
    <style:style style:name="T325" style:family="text">
      <style:text-properties fo:font-style="normal" officeooo:rsid="04ca32de" style:font-style-asian="normal" style:font-style-complex="normal"/>
    </style:style>
    <style:style style:name="T326" style:family="text">
      <style:text-properties fo:font-style="normal" officeooo:rsid="04cbf729" style:font-style-asian="normal" style:font-style-complex="normal"/>
    </style:style>
    <style:style style:name="T327" style:family="text">
      <style:text-properties fo:font-style="normal" officeooo:rsid="04cc8b97" style:font-style-asian="normal" style:font-style-complex="normal"/>
    </style:style>
    <style:style style:name="T328" style:family="text">
      <style:text-properties fo:font-style="normal" officeooo:rsid="04cd76ba" style:font-style-asian="normal" style:font-style-complex="normal"/>
    </style:style>
    <style:style style:name="T329" style:family="text">
      <style:text-properties fo:font-style="normal" officeooo:rsid="04ce1a83" style:font-style-asian="normal" style:font-style-complex="normal"/>
    </style:style>
    <style:style style:name="T330" style:family="text">
      <style:text-properties fo:font-style="normal" officeooo:rsid="04ce3052" style:font-style-asian="normal" style:font-style-complex="normal"/>
    </style:style>
    <style:style style:name="T331" style:family="text">
      <style:text-properties fo:font-style="normal" officeooo:rsid="04cf3bd1" style:font-style-asian="normal" style:font-style-complex="normal"/>
    </style:style>
    <style:style style:name="T332" style:family="text">
      <style:text-properties fo:font-style="normal" officeooo:rsid="04d05ace" style:font-style-asian="normal" style:font-style-complex="normal"/>
    </style:style>
    <style:style style:name="T333" style:family="text">
      <style:text-properties fo:font-style="normal" officeooo:rsid="04d0e250" style:font-style-asian="normal" style:font-style-complex="normal"/>
    </style:style>
    <style:style style:name="T334" style:family="text">
      <style:text-properties fo:font-style="normal" officeooo:rsid="04d224a5" style:font-style-asian="normal" style:font-style-complex="normal"/>
    </style:style>
    <style:style style:name="T335" style:family="text">
      <style:text-properties fo:font-style="normal" officeooo:rsid="04d32a8b" style:font-style-asian="normal" style:font-style-complex="normal"/>
    </style:style>
    <style:style style:name="T336" style:family="text">
      <style:text-properties fo:font-style="normal" officeooo:rsid="04d4563c" style:font-style-asian="normal" style:font-style-complex="normal"/>
    </style:style>
    <style:style style:name="T337" style:family="text">
      <style:text-properties fo:font-style="normal" officeooo:rsid="04d5b316" style:font-style-asian="normal" style:font-style-complex="normal"/>
    </style:style>
    <style:style style:name="T338" style:family="text">
      <style:text-properties fo:font-style="normal" officeooo:rsid="04d76ba7" style:font-style-asian="normal" style:font-style-complex="normal"/>
    </style:style>
    <style:style style:name="T339" style:family="text">
      <style:text-properties fo:font-style="normal" officeooo:rsid="04d96b23" style:font-style-asian="normal" style:font-style-complex="normal"/>
    </style:style>
    <style:style style:name="T340" style:family="text">
      <style:text-properties fo:font-style="normal" officeooo:rsid="04da7a0b" style:font-style-asian="normal" style:font-style-complex="normal"/>
    </style:style>
    <style:style style:name="T341" style:family="text">
      <style:text-properties fo:font-style="normal" officeooo:rsid="04db3abd" style:font-style-asian="normal" style:font-style-complex="normal"/>
    </style:style>
    <style:style style:name="T342" style:family="text">
      <style:text-properties fo:font-style="normal" officeooo:rsid="04dd1a9c" style:font-style-asian="normal" style:font-style-complex="normal"/>
    </style:style>
    <style:style style:name="T343" style:family="text">
      <style:text-properties fo:font-style="normal" officeooo:rsid="04ddfe91" style:font-style-asian="normal" style:font-style-complex="normal"/>
    </style:style>
    <style:style style:name="T344" style:family="text">
      <style:text-properties fo:font-style="normal" officeooo:rsid="04de0c61" style:font-style-asian="normal" style:font-style-complex="normal"/>
    </style:style>
    <style:style style:name="T345" style:family="text">
      <style:text-properties fo:font-style="normal" officeooo:rsid="04df360f" style:font-style-asian="normal" style:font-style-complex="normal"/>
    </style:style>
    <style:style style:name="T346" style:family="text">
      <style:text-properties fo:font-style="normal" officeooo:rsid="04e0c69d" style:font-style-asian="normal" style:font-style-complex="normal"/>
    </style:style>
    <style:style style:name="T347" style:family="text">
      <style:text-properties fo:font-style="normal" officeooo:rsid="04e0f584" style:font-style-asian="normal" style:font-style-complex="normal"/>
    </style:style>
    <style:style style:name="T348" style:family="text">
      <style:text-properties fo:font-style="normal" officeooo:rsid="04e29972" style:font-style-asian="normal" style:font-style-complex="normal"/>
    </style:style>
    <style:style style:name="T349" style:family="text">
      <style:text-properties fo:font-style="normal" officeooo:rsid="04e2c0c0" style:font-style-asian="normal" style:font-style-complex="normal"/>
    </style:style>
    <style:style style:name="T350" style:family="text">
      <style:text-properties fo:font-style="normal" officeooo:rsid="04e485c0" style:font-style-asian="normal" style:font-style-complex="normal"/>
    </style:style>
    <style:style style:name="T351" style:family="text">
      <style:text-properties fo:font-style="normal" officeooo:rsid="04e4ba5b" style:font-style-asian="normal" style:font-style-complex="normal"/>
    </style:style>
    <style:style style:name="T352" style:family="text">
      <style:text-properties fo:font-style="normal" officeooo:rsid="04e65ab9" style:font-style-asian="normal" style:font-style-complex="normal"/>
    </style:style>
    <style:style style:name="T353" style:family="text">
      <style:text-properties fo:font-style="normal" officeooo:rsid="04e763c9" style:font-style-asian="normal" style:font-style-complex="normal"/>
    </style:style>
    <style:style style:name="T354" style:family="text">
      <style:text-properties fo:font-style="normal" officeooo:rsid="04e829a7" style:font-style-asian="normal" style:font-style-complex="normal"/>
    </style:style>
    <style:style style:name="T355" style:family="text">
      <style:text-properties fo:font-style="normal" officeooo:rsid="04e96ba4" style:font-style-asian="normal" style:font-style-complex="normal"/>
    </style:style>
    <style:style style:name="T356" style:family="text">
      <style:text-properties fo:font-style="normal" officeooo:rsid="04ea75da" style:font-style-asian="normal" style:font-style-complex="normal"/>
    </style:style>
    <style:style style:name="T357" style:family="text">
      <style:text-properties fo:font-style="normal" officeooo:rsid="04ec4889" style:font-style-asian="normal" style:font-style-complex="normal"/>
    </style:style>
    <style:style style:name="T358" style:family="text">
      <style:text-properties fo:font-style="normal" officeooo:rsid="04ee35f5" style:font-style-asian="normal" style:font-style-complex="normal"/>
    </style:style>
    <style:style style:name="T359" style:family="text">
      <style:text-properties fo:font-style="normal" officeooo:rsid="04ef6a38" style:font-style-asian="normal" style:font-style-complex="normal"/>
    </style:style>
    <style:style style:name="T360" style:family="text">
      <style:text-properties fo:font-style="normal" officeooo:rsid="050c744e" style:font-style-asian="normal" style:font-style-complex="normal"/>
    </style:style>
    <style:style style:name="T361" style:family="text">
      <style:text-properties fo:font-style="normal" officeooo:rsid="050cd6a4" style:font-style-asian="normal" style:font-style-complex="normal"/>
    </style:style>
    <style:style style:name="T362" style:family="text">
      <style:text-properties fo:font-style="normal" officeooo:rsid="050e6f6c" style:font-style-asian="normal" style:font-style-complex="normal"/>
    </style:style>
    <style:style style:name="T363" style:family="text">
      <style:text-properties fo:font-style="normal" officeooo:rsid="050ecde5" style:font-style-asian="normal" style:font-style-complex="normal"/>
    </style:style>
    <style:style style:name="T364" style:family="text">
      <style:text-properties fo:font-style="normal" officeooo:rsid="0510a190" style:font-style-asian="normal" style:font-style-complex="normal"/>
    </style:style>
    <style:style style:name="T365" style:family="text">
      <style:text-properties fo:font-style="normal" officeooo:rsid="0510e5f1" style:font-style-asian="normal" style:font-style-complex="normal"/>
    </style:style>
    <style:style style:name="T366" style:family="text">
      <style:text-properties fo:font-style="normal" officeooo:rsid="051237ca" style:font-style-asian="normal" style:font-style-complex="normal"/>
    </style:style>
    <style:style style:name="T367" style:family="text">
      <style:text-properties fo:font-style="normal" officeooo:rsid="05125f20" style:font-style-asian="normal" style:font-style-complex="normal"/>
    </style:style>
    <style:style style:name="T368" style:family="text">
      <style:text-properties fo:font-style="normal" officeooo:rsid="0512725a" style:font-style-asian="normal" style:font-style-complex="normal"/>
    </style:style>
    <style:style style:name="T369" style:family="text">
      <style:text-properties fo:font-style="normal" officeooo:rsid="0513e602" style:font-style-asian="normal" style:font-style-complex="normal"/>
    </style:style>
    <style:style style:name="T370" style:family="text">
      <style:text-properties fo:font-style="normal" officeooo:rsid="05156a7d" style:font-style-asian="normal" style:font-style-complex="normal"/>
    </style:style>
    <style:style style:name="T371" style:family="text">
      <style:text-properties fo:font-style="normal" officeooo:rsid="059677a8" style:font-style-asian="normal" style:font-style-complex="normal"/>
    </style:style>
    <style:style style:name="T372" style:family="text">
      <style:text-properties fo:font-style="normal" officeooo:rsid="05980c00" style:font-style-asian="normal" style:font-style-complex="normal"/>
    </style:style>
    <style:style style:name="T373" style:family="text">
      <style:text-properties fo:font-style="normal" officeooo:rsid="05982546" style:font-style-asian="normal" style:font-style-complex="normal"/>
    </style:style>
    <style:style style:name="T374" style:family="text">
      <style:text-properties fo:font-style="normal" officeooo:rsid="0599fa2e" style:font-style-asian="normal" style:font-style-complex="normal"/>
    </style:style>
    <style:style style:name="T375" style:family="text">
      <style:text-properties fo:font-style="normal" officeooo:rsid="059ab714" style:font-style-asian="normal" style:font-style-complex="normal"/>
    </style:style>
    <style:style style:name="T376" style:family="text">
      <style:text-properties fo:font-style="normal" officeooo:rsid="059b3d8f" style:font-style-asian="normal" style:font-style-complex="normal"/>
    </style:style>
    <style:style style:name="T377" style:family="text">
      <style:text-properties fo:font-style="normal" officeooo:rsid="059b5714" style:font-style-asian="normal" style:font-style-complex="normal"/>
    </style:style>
    <style:style style:name="T378" style:family="text">
      <style:text-properties fo:font-style="normal" officeooo:rsid="059cb610" style:font-style-asian="normal" style:font-style-complex="normal"/>
    </style:style>
    <style:style style:name="T379" style:family="text">
      <style:text-properties fo:font-style="normal" officeooo:rsid="059dad2b" style:font-style-asian="normal" style:font-style-complex="normal"/>
    </style:style>
    <style:style style:name="T380" style:family="text">
      <style:text-properties fo:font-style="normal" officeooo:rsid="059eadac" style:font-style-asian="normal" style:font-style-complex="normal"/>
    </style:style>
    <style:style style:name="T381" style:family="text">
      <style:text-properties fo:font-style="normal" officeooo:rsid="05a03d42" style:font-style-asian="normal" style:font-style-complex="normal"/>
    </style:style>
    <style:style style:name="T382" style:family="text">
      <style:text-properties fo:font-style="normal" officeooo:rsid="05a14e62" style:font-style-asian="normal" style:font-style-complex="normal"/>
    </style:style>
    <style:style style:name="T383" style:family="text">
      <style:text-properties fo:font-style="normal" officeooo:rsid="05a20fd0" style:font-style-asian="normal" style:font-style-complex="normal"/>
    </style:style>
    <style:style style:name="T384" style:family="text">
      <style:text-properties fo:font-style="normal" officeooo:rsid="05a34d00" style:font-style-asian="normal" style:font-style-complex="normal"/>
    </style:style>
    <style:style style:name="T385" style:family="text">
      <style:text-properties fo:font-style="normal" officeooo:rsid="05a3d095" style:font-style-asian="normal" style:font-style-complex="normal"/>
    </style:style>
    <style:style style:name="T386" style:family="text">
      <style:text-properties fo:font-style="normal" officeooo:rsid="05a69e57" style:font-style-asian="normal" style:font-style-complex="normal"/>
    </style:style>
    <style:style style:name="T387" style:family="text">
      <style:text-properties fo:font-style="normal" officeooo:rsid="05a6de75" style:font-style-asian="normal" style:font-style-complex="normal"/>
    </style:style>
    <style:style style:name="T388" style:family="text">
      <style:text-properties fo:font-style="normal" officeooo:rsid="05a85e70" style:font-style-asian="normal" style:font-style-complex="normal"/>
    </style:style>
    <style:style style:name="T389" style:family="text">
      <style:text-properties fo:font-style="normal" officeooo:rsid="05a9ab37" style:font-style-asian="normal" style:font-style-complex="normal"/>
    </style:style>
    <style:style style:name="T390" style:family="text">
      <style:text-properties fo:font-style="normal" officeooo:rsid="05ab69dc" style:font-style-asian="normal" style:font-style-complex="normal"/>
    </style:style>
    <style:style style:name="T391" style:family="text">
      <style:text-properties fo:font-style="normal" officeooo:rsid="05ad5e2b" style:font-style-asian="normal" style:font-style-complex="normal"/>
    </style:style>
    <style:style style:name="T392" style:family="text">
      <style:text-properties fo:font-style="normal" officeooo:rsid="05ae798e" style:font-style-asian="normal" style:font-style-complex="normal"/>
    </style:style>
    <style:style style:name="T393" style:family="text">
      <style:text-properties fo:font-style="normal" officeooo:rsid="05af7869" style:font-style-asian="normal" style:font-style-complex="normal"/>
    </style:style>
    <style:style style:name="T394" style:family="text">
      <style:text-properties fo:font-style="normal" officeooo:rsid="05b09df6" style:font-style-asian="normal" style:font-style-complex="normal"/>
    </style:style>
    <style:style style:name="T395" style:family="text">
      <style:text-properties fo:font-style="normal" officeooo:rsid="05b14250" style:font-style-asian="normal" style:font-style-complex="normal"/>
    </style:style>
    <style:style style:name="T396" style:family="text">
      <style:text-properties fo:font-style="normal" officeooo:rsid="05b2f5f6" style:font-style-asian="normal" style:font-style-complex="normal"/>
    </style:style>
    <style:style style:name="T397" style:family="text">
      <style:text-properties fo:font-style="normal" officeooo:rsid="05b3b25e" style:font-style-asian="normal" style:font-style-complex="normal"/>
    </style:style>
    <style:style style:name="T398" style:family="text">
      <style:text-properties fo:font-style="normal" officeooo:rsid="05b57540" style:font-style-asian="normal" style:font-style-complex="normal"/>
    </style:style>
    <style:style style:name="T399" style:family="text">
      <style:text-properties fo:font-style="normal" officeooo:rsid="05b5d28d" style:font-style-asian="normal" style:font-style-complex="normal"/>
    </style:style>
    <style:style style:name="T400" style:family="text">
      <style:text-properties fo:font-style="normal" officeooo:rsid="05b72540" style:font-style-asian="normal" style:font-style-complex="normal"/>
    </style:style>
    <style:style style:name="T401" style:family="text">
      <style:text-properties fo:font-style="normal" officeooo:rsid="05b9392f" style:font-style-asian="normal" style:font-style-complex="normal"/>
    </style:style>
    <style:style style:name="T402" style:family="text">
      <style:text-properties fo:font-style="normal" officeooo:rsid="05bacb99" style:font-style-asian="normal" style:font-style-complex="normal"/>
    </style:style>
    <style:style style:name="T403" style:family="text">
      <style:text-properties fo:font-style="normal" officeooo:rsid="05bb0ce8" style:font-style-asian="normal" style:font-style-complex="normal"/>
    </style:style>
    <style:style style:name="T404" style:family="text">
      <style:text-properties fo:font-style="normal" officeooo:rsid="05bb7910" style:font-style-asian="normal" style:font-style-complex="normal"/>
    </style:style>
    <style:style style:name="T405" style:family="text">
      <style:text-properties fo:font-style="normal" officeooo:rsid="05bc7bbb" style:font-style-asian="normal" style:font-style-complex="normal"/>
    </style:style>
    <style:style style:name="T406" style:family="text">
      <style:text-properties fo:font-style="normal" officeooo:rsid="05bd0e03" style:font-style-asian="normal" style:font-style-complex="normal"/>
    </style:style>
    <style:style style:name="T407" style:family="text">
      <style:text-properties fo:font-style="normal" officeooo:rsid="05bdb749" style:font-style-asian="normal" style:font-style-complex="normal"/>
    </style:style>
    <style:style style:name="T408" style:family="text">
      <style:text-properties fo:font-style="normal" officeooo:rsid="05bed226" style:font-style-asian="normal" style:font-style-complex="normal"/>
    </style:style>
    <style:style style:name="T409" style:family="text">
      <style:text-properties fo:font-style="normal" officeooo:rsid="05bedcf7" style:font-style-asian="normal" style:font-style-complex="normal"/>
    </style:style>
    <style:style style:name="T410" style:family="text">
      <style:text-properties fo:font-style="normal" officeooo:rsid="05bf5f29" style:font-style-asian="normal" style:font-style-complex="normal"/>
    </style:style>
    <style:style style:name="T411" style:family="text">
      <style:text-properties fo:font-style="normal" officeooo:rsid="05c0a74f" style:font-style-asian="normal" style:font-style-complex="normal"/>
    </style:style>
    <style:style style:name="T412" style:family="text">
      <style:text-properties fo:font-style="normal" officeooo:rsid="05c0b67b" style:font-style-asian="normal" style:font-style-complex="normal"/>
    </style:style>
    <style:style style:name="T413" style:family="text">
      <style:text-properties fo:font-style="normal" officeooo:rsid="05c29ab9" style:font-style-asian="normal" style:font-style-complex="normal"/>
    </style:style>
    <style:style style:name="T414" style:family="text">
      <style:text-properties fo:font-style="normal" officeooo:rsid="05c4967a" style:font-style-asian="normal" style:font-style-complex="normal"/>
    </style:style>
    <style:style style:name="T415" style:family="text">
      <style:text-properties fo:font-style="normal" officeooo:rsid="05c4b461" style:font-style-asian="normal" style:font-style-complex="normal"/>
    </style:style>
    <style:style style:name="T416" style:family="text">
      <style:text-properties fo:font-style="normal" officeooo:rsid="05c52008" style:font-style-asian="normal" style:font-style-complex="normal"/>
    </style:style>
    <style:style style:name="T417" style:family="text">
      <style:text-properties fo:font-style="normal" officeooo:rsid="05c658ed" style:font-style-asian="normal" style:font-style-complex="normal"/>
    </style:style>
    <style:style style:name="T418" style:family="text">
      <style:text-properties fo:font-style="normal" officeooo:rsid="05c7ea1a" style:font-style-asian="normal" style:font-style-complex="normal"/>
    </style:style>
    <style:style style:name="T419" style:family="text">
      <style:text-properties fo:font-style="normal" officeooo:rsid="05c8d88c" style:font-style-asian="normal" style:font-style-complex="normal"/>
    </style:style>
    <style:style style:name="T420" style:family="text">
      <style:text-properties fo:font-style="normal" officeooo:rsid="05ca944e" style:font-style-asian="normal" style:font-style-complex="normal"/>
    </style:style>
    <style:style style:name="T421" style:family="text">
      <style:text-properties fo:font-style="normal" officeooo:rsid="05cabced" style:font-style-asian="normal" style:font-style-complex="normal"/>
    </style:style>
    <style:style style:name="T422" style:family="text">
      <style:text-properties fo:font-style="normal" officeooo:rsid="05cc7d8d" style:font-style-asian="normal" style:font-style-complex="normal"/>
    </style:style>
    <style:style style:name="T423" style:family="text">
      <style:text-properties fo:font-style="normal" officeooo:rsid="05cdd045" style:font-style-asian="normal" style:font-style-complex="normal"/>
    </style:style>
    <style:style style:name="T424" style:family="text">
      <style:text-properties fo:font-style="normal" officeooo:rsid="05ce804a" style:font-style-asian="normal" style:font-style-complex="normal"/>
    </style:style>
    <style:style style:name="T425" style:family="text">
      <style:text-properties fo:font-style="normal" officeooo:rsid="05cf4bc7" style:font-style-asian="normal" style:font-style-complex="normal"/>
    </style:style>
    <style:style style:name="T426" style:family="text">
      <style:text-properties fo:font-style="normal" officeooo:rsid="05cff4a2" style:font-style-asian="normal" style:font-style-complex="normal"/>
    </style:style>
    <style:style style:name="T427" style:family="text">
      <style:text-properties fo:font-style="normal" officeooo:rsid="05d12604" style:font-style-asian="normal" style:font-style-complex="normal"/>
    </style:style>
    <style:style style:name="T428" style:family="text">
      <style:text-properties fo:font-style="normal" officeooo:rsid="05d1a48e" style:font-style-asian="normal" style:font-style-complex="normal"/>
    </style:style>
    <style:style style:name="T429" style:family="text">
      <style:text-properties fo:font-style="normal" officeooo:rsid="05d1c26c" style:font-style-asian="normal" style:font-style-complex="normal"/>
    </style:style>
    <style:style style:name="T430" style:family="text">
      <style:text-properties fo:font-style="normal" officeooo:rsid="05d20c69" style:font-style-asian="normal" style:font-style-complex="normal"/>
    </style:style>
    <style:style style:name="T431" style:family="text">
      <style:text-properties fo:font-style="normal" officeooo:rsid="05d31faf" style:font-style-asian="normal" style:font-style-complex="normal"/>
    </style:style>
    <style:style style:name="T432" style:family="text">
      <style:text-properties fo:font-style="normal" officeooo:rsid="05d35f23" style:font-style-asian="normal" style:font-style-complex="normal"/>
    </style:style>
    <style:style style:name="T433" style:family="text">
      <style:text-properties fo:font-style="normal" officeooo:rsid="05d52c1d" style:font-style-asian="normal" style:font-style-complex="normal"/>
    </style:style>
    <style:style style:name="T434" style:family="text">
      <style:text-properties fo:font-style="normal" officeooo:rsid="05d6c9ca" style:font-style-asian="normal" style:font-style-complex="normal"/>
    </style:style>
    <style:style style:name="T435" style:family="text">
      <style:text-properties fo:font-style="normal" officeooo:rsid="05d7d505" style:font-style-asian="normal" style:font-style-complex="normal"/>
    </style:style>
    <style:style style:name="T436" style:family="text">
      <style:text-properties fo:font-style="normal" officeooo:rsid="05d80498" style:font-style-asian="normal" style:font-style-complex="normal"/>
    </style:style>
    <style:style style:name="T437" style:family="text">
      <style:text-properties fo:font-style="normal" officeooo:rsid="05d94738" style:font-style-asian="normal" style:font-style-complex="normal"/>
    </style:style>
    <style:style style:name="T438" style:family="text">
      <style:text-properties fo:font-style="normal" officeooo:rsid="05dacc44" style:font-style-asian="normal" style:font-style-complex="normal"/>
    </style:style>
    <style:style style:name="T439" style:family="text">
      <style:text-properties fo:font-style="normal" officeooo:rsid="05dae861" style:font-style-asian="normal" style:font-style-complex="normal"/>
    </style:style>
    <style:style style:name="T440" style:family="text">
      <style:text-properties fo:font-style="normal" officeooo:rsid="05dc7859" style:font-style-asian="normal" style:font-style-complex="normal"/>
    </style:style>
    <style:style style:name="T441" style:family="text">
      <style:text-properties fo:font-style="normal" officeooo:rsid="05de5a95" style:font-style-asian="normal" style:font-style-complex="normal"/>
    </style:style>
    <style:style style:name="T442" style:family="text">
      <style:text-properties fo:font-style="normal" officeooo:rsid="05df07e2" style:font-style-asian="normal" style:font-style-complex="normal"/>
    </style:style>
    <style:style style:name="T443" style:family="text">
      <style:text-properties fo:font-style="normal" officeooo:rsid="05df7b81" style:font-style-asian="normal" style:font-style-complex="normal"/>
    </style:style>
    <style:style style:name="T444" style:family="text">
      <style:text-properties fo:font-style="normal" officeooo:rsid="05dff4b1" style:font-style-asian="normal" style:font-style-complex="normal"/>
    </style:style>
    <style:style style:name="T445" style:family="text">
      <style:text-properties fo:font-style="normal" officeooo:rsid="05e0feb5" style:font-style-asian="normal" style:font-style-complex="normal"/>
    </style:style>
    <style:style style:name="T446" style:family="text">
      <style:text-properties fo:font-style="normal" officeooo:rsid="05e13d0a" style:font-style-asian="normal" style:font-style-complex="normal"/>
    </style:style>
    <style:style style:name="T447" style:family="text">
      <style:text-properties fo:font-style="normal" officeooo:rsid="05e16c7b" style:font-style-asian="normal" style:font-style-complex="normal"/>
    </style:style>
    <style:style style:name="T448" style:family="text">
      <style:text-properties fo:font-style="normal" officeooo:rsid="05e2a57d" style:font-style-asian="normal" style:font-style-complex="normal"/>
    </style:style>
    <style:style style:name="T449" style:family="text">
      <style:text-properties fo:font-style="normal" officeooo:rsid="05e3d0aa" style:font-style-asian="normal" style:font-style-complex="normal"/>
    </style:style>
    <style:style style:name="T450" style:family="text">
      <style:text-properties fo:font-style="normal" officeooo:rsid="05e47207" style:font-style-asian="normal" style:font-style-complex="normal"/>
    </style:style>
    <style:style style:name="T451" style:family="text">
      <style:text-properties fo:font-style="normal" officeooo:rsid="05e62aa0" style:font-style-asian="normal" style:font-style-complex="normal"/>
    </style:style>
    <style:style style:name="T452" style:family="text">
      <style:text-properties fo:font-style="normal" officeooo:rsid="05e79957" style:font-style-asian="normal" style:font-style-complex="normal"/>
    </style:style>
    <style:style style:name="T453" style:family="text">
      <style:text-properties fo:font-style="normal" officeooo:rsid="05e7cc16" style:font-style-asian="normal" style:font-style-complex="normal"/>
    </style:style>
    <style:style style:name="T454" style:family="text">
      <style:text-properties fo:font-style="normal" officeooo:rsid="05e92e1d" style:font-style-asian="normal" style:font-style-complex="normal"/>
    </style:style>
    <style:style style:name="T455" style:family="text">
      <style:text-properties fo:font-style="normal" officeooo:rsid="05eaff2e" style:font-style-asian="normal" style:font-style-complex="normal"/>
    </style:style>
    <style:style style:name="T456" style:family="text">
      <style:text-properties fo:font-style="normal" officeooo:rsid="05ec6c34" style:font-style-asian="normal" style:font-style-complex="normal"/>
    </style:style>
    <style:style style:name="T457" style:family="text">
      <style:text-properties fo:font-style="normal" officeooo:rsid="05ed62e3" style:font-style-asian="normal" style:font-style-complex="normal"/>
    </style:style>
    <style:style style:name="T458" style:family="text">
      <style:text-properties fo:font-style="normal" officeooo:rsid="05eea832" style:font-style-asian="normal" style:font-style-complex="normal"/>
    </style:style>
    <style:style style:name="T459" style:family="text">
      <style:text-properties fo:font-style="normal" officeooo:rsid="05eec30f" style:font-style-asian="normal" style:font-style-complex="normal"/>
    </style:style>
    <style:style style:name="T460" style:family="text">
      <style:text-properties fo:font-style="normal" officeooo:rsid="05f07269" style:font-style-asian="normal" style:font-style-complex="normal"/>
    </style:style>
    <style:style style:name="T461" style:family="text">
      <style:text-properties fo:font-style="normal" officeooo:rsid="05f21e9b" style:font-style-asian="normal" style:font-style-complex="normal"/>
    </style:style>
    <style:style style:name="T462" style:family="text">
      <style:text-properties fo:font-style="normal" officeooo:rsid="05f3b95a" style:font-style-asian="normal" style:font-style-complex="normal"/>
    </style:style>
    <style:style style:name="T463" style:family="text">
      <style:text-properties fo:font-style="normal" officeooo:rsid="05f4bf9b" style:font-style-asian="normal" style:font-style-complex="normal"/>
    </style:style>
    <style:style style:name="T464" style:family="text">
      <style:text-properties fo:font-style="normal" officeooo:rsid="05f512ba" style:font-style-asian="normal" style:font-style-complex="normal"/>
    </style:style>
    <style:style style:name="T465" style:family="text">
      <style:text-properties fo:font-style="normal" officeooo:rsid="05f618e0" style:font-style-asian="normal" style:font-style-complex="normal"/>
    </style:style>
    <style:style style:name="T466" style:family="text">
      <style:text-properties fo:font-style="normal" officeooo:rsid="05f7da5a" style:font-style-asian="normal" style:font-style-complex="normal"/>
    </style:style>
    <style:style style:name="T467" style:family="text">
      <style:text-properties fo:font-style="normal" officeooo:rsid="05f9b123" style:font-style-asian="normal" style:font-style-complex="normal"/>
    </style:style>
    <style:style style:name="T468" style:family="text">
      <style:text-properties fo:font-style="normal" officeooo:rsid="05fa28da" style:font-style-asian="normal" style:font-style-complex="normal"/>
    </style:style>
    <style:style style:name="T469" style:family="text">
      <style:text-properties fo:font-style="normal" officeooo:rsid="05fb0f46" style:font-style-asian="normal" style:font-style-complex="normal"/>
    </style:style>
    <style:style style:name="T470" style:family="text">
      <style:text-properties fo:font-style="normal" officeooo:rsid="05fbb574" style:font-style-asian="normal" style:font-style-complex="normal"/>
    </style:style>
    <style:style style:name="T471" style:family="text">
      <style:text-properties fo:font-style="normal" officeooo:rsid="05fd1245" style:font-style-asian="normal" style:font-style-complex="normal"/>
    </style:style>
    <style:style style:name="T472" style:family="text">
      <style:text-properties fo:font-style="normal" officeooo:rsid="05fd7b8a" style:font-style-asian="normal" style:font-style-complex="normal"/>
    </style:style>
    <style:style style:name="T473" style:family="text">
      <style:text-properties fo:font-style="normal" officeooo:rsid="05fe5d2f" style:font-style-asian="normal" style:font-style-complex="normal"/>
    </style:style>
    <style:style style:name="T474" style:family="text">
      <style:text-properties fo:font-style="normal" officeooo:rsid="05ff9d56" style:font-style-asian="normal" style:font-style-complex="normal"/>
    </style:style>
    <style:style style:name="T475" style:family="text">
      <style:text-properties fo:font-style="normal" fo:font-weight="normal" officeooo:rsid="020c0968" style:font-style-asian="normal" style:font-weight-asian="normal" style:font-style-complex="normal" style:font-weight-complex="normal"/>
    </style:style>
    <style:style style:name="T476" style:family="text">
      <style:text-properties fo:font-style="normal" fo:font-weight="normal" officeooo:rsid="020d4ffd" style:font-style-asian="normal" style:font-weight-asian="normal" style:font-style-complex="normal" style:font-weight-complex="normal"/>
    </style:style>
    <style:style style:name="T477" style:family="text">
      <style:text-properties fo:font-style="normal" fo:font-weight="normal" officeooo:rsid="020f413e" style:font-style-asian="normal" style:font-weight-asian="normal" style:font-style-complex="normal" style:font-weight-complex="normal"/>
    </style:style>
    <style:style style:name="T478" style:family="text">
      <style:text-properties fo:font-style="normal" fo:font-weight="normal" officeooo:rsid="020f5e2d" style:font-style-asian="normal" style:font-weight-asian="normal" style:font-style-complex="normal" style:font-weight-complex="normal"/>
    </style:style>
    <style:style style:name="T479" style:family="text">
      <style:text-properties fo:font-style="normal" fo:font-weight="normal" officeooo:rsid="0210d154" style:font-style-asian="normal" style:font-weight-asian="normal" style:font-style-complex="normal" style:font-weight-complex="normal"/>
    </style:style>
    <style:style style:name="T480" style:family="text">
      <style:text-properties fo:font-style="normal" fo:font-weight="normal" officeooo:rsid="02123c8e" style:font-style-asian="normal" style:font-weight-asian="normal" style:font-style-complex="normal" style:font-weight-complex="normal"/>
    </style:style>
    <style:style style:name="T481" style:family="text">
      <style:text-properties fo:font-style="normal" fo:font-weight="normal" officeooo:rsid="0213fb1a" style:font-style-asian="normal" style:font-weight-asian="normal" style:font-style-complex="normal" style:font-weight-complex="normal"/>
    </style:style>
    <style:style style:name="T482" style:family="text">
      <style:text-properties fo:font-style="normal" fo:font-weight="normal" officeooo:rsid="0019f43d" style:font-style-asian="normal" style:font-weight-asian="normal" style:font-style-complex="normal" style:font-weight-complex="normal"/>
    </style:style>
    <style:style style:name="T483" style:family="text">
      <style:text-properties fo:font-style="normal" fo:font-weight="normal" officeooo:rsid="0214b3fd" style:font-style-asian="normal" style:font-weight-asian="normal" style:font-style-complex="normal" style:font-weight-complex="normal"/>
    </style:style>
    <style:style style:name="T484" style:family="text">
      <style:text-properties fo:font-style="normal" fo:font-weight="normal" officeooo:rsid="0215dcd3" style:font-style-asian="normal" style:font-weight-asian="normal" style:font-style-complex="normal" style:font-weight-complex="normal"/>
    </style:style>
    <style:style style:name="T485" style:family="text">
      <style:text-properties fo:font-style="normal" fo:font-weight="normal" officeooo:rsid="02165805" style:font-style-asian="normal" style:font-weight-asian="normal" style:font-style-complex="normal" style:font-weight-complex="normal"/>
    </style:style>
    <style:style style:name="T486" style:family="text">
      <style:text-properties fo:font-style="normal" fo:font-weight="normal" officeooo:rsid="021757f1" style:font-style-asian="normal" style:font-weight-asian="normal" style:font-style-complex="normal" style:font-weight-complex="normal"/>
    </style:style>
    <style:style style:name="T487" style:family="text">
      <style:text-properties fo:font-style="normal" fo:font-weight="normal" officeooo:rsid="021813f7" style:font-style-asian="normal" style:font-weight-asian="normal" style:font-style-complex="normal" style:font-weight-complex="normal"/>
    </style:style>
    <style:style style:name="T488"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489" style:family="text">
      <style:text-properties officeooo:rsid="00709c9d"/>
    </style:style>
    <style:style style:name="T490" style:family="text">
      <style:text-properties officeooo:rsid="0070ba3a"/>
    </style:style>
    <style:style style:name="T491" style:family="text">
      <style:text-properties officeooo:rsid="007a424a"/>
    </style:style>
    <style:style style:name="T492" style:family="text">
      <style:text-properties officeooo:rsid="00837f9a"/>
    </style:style>
    <style:style style:name="T493" style:family="text">
      <style:text-properties style:text-underline-style="none"/>
    </style:style>
    <style:style style:name="T494" style:family="text">
      <style:text-properties style:text-underline-style="none" officeooo:rsid="0019f43d"/>
    </style:style>
    <style:style style:name="T495" style:family="text">
      <style:text-properties style:text-underline-style="none" officeooo:rsid="0086bf17"/>
    </style:style>
    <style:style style:name="T496" style:family="text">
      <style:text-properties style:text-underline-style="none" officeooo:rsid="00886a72"/>
    </style:style>
    <style:style style:name="T497" style:family="text">
      <style:text-properties style:text-underline-style="none" officeooo:rsid="008a1786"/>
    </style:style>
    <style:style style:name="T498" style:family="text">
      <style:text-properties style:text-underline-style="none" officeooo:rsid="008ae8f7"/>
    </style:style>
    <style:style style:name="T499" style:family="text">
      <style:text-properties style:text-underline-style="none" officeooo:rsid="008af223"/>
    </style:style>
    <style:style style:name="T500" style:family="text">
      <style:text-properties style:text-underline-style="none" officeooo:rsid="008bace1"/>
    </style:style>
    <style:style style:name="T501" style:family="text">
      <style:text-properties style:text-underline-style="none" officeooo:rsid="008cfb1f"/>
    </style:style>
    <style:style style:name="T502" style:family="text">
      <style:text-properties style:text-underline-style="none" officeooo:rsid="008d3a3d"/>
    </style:style>
    <style:style style:name="T503" style:family="text">
      <style:text-properties style:text-underline-style="none" officeooo:rsid="008f3090"/>
    </style:style>
    <style:style style:name="T504" style:family="text">
      <style:text-properties style:text-underline-style="none" officeooo:rsid="00905885"/>
    </style:style>
    <style:style style:name="T505" style:family="text">
      <style:text-properties style:text-underline-style="none" officeooo:rsid="00905d3a"/>
    </style:style>
    <style:style style:name="T506" style:family="text">
      <style:text-properties style:text-underline-style="none" officeooo:rsid="00924a15"/>
    </style:style>
    <style:style style:name="T507" style:family="text">
      <style:text-properties style:text-underline-style="none" officeooo:rsid="00935317"/>
    </style:style>
    <style:style style:name="T508" style:family="text">
      <style:text-properties style:text-underline-style="none" officeooo:rsid="0095145a"/>
    </style:style>
    <style:style style:name="T509" style:family="text">
      <style:text-properties style:text-underline-style="none" officeooo:rsid="00969d66"/>
    </style:style>
    <style:style style:name="T510" style:family="text">
      <style:text-properties style:text-underline-style="none" officeooo:rsid="0096aeaf"/>
    </style:style>
    <style:style style:name="T511" style:family="text">
      <style:text-properties style:text-underline-style="none" officeooo:rsid="012ecb7d"/>
    </style:style>
    <style:style style:name="T512" style:family="text">
      <style:text-properties style:text-underline-style="none" officeooo:rsid="0135a31f"/>
    </style:style>
    <style:style style:name="T513" style:family="text">
      <style:text-properties style:text-underline-style="none" officeooo:rsid="01378f81"/>
    </style:style>
    <style:style style:name="T514" style:family="text">
      <style:text-properties style:text-underline-style="none" officeooo:rsid="013a1c5c"/>
    </style:style>
    <style:style style:name="T515" style:family="text">
      <style:text-properties style:text-underline-style="none" officeooo:rsid="013c0c76"/>
    </style:style>
    <style:style style:name="T516" style:family="text">
      <style:text-properties style:text-underline-style="none" officeooo:rsid="013e06ab"/>
    </style:style>
    <style:style style:name="T517" style:family="text">
      <style:text-properties style:text-underline-style="none" officeooo:rsid="013fbd7f"/>
    </style:style>
    <style:style style:name="T518" style:family="text">
      <style:text-properties style:text-underline-style="none" officeooo:rsid="013fe09b"/>
    </style:style>
    <style:style style:name="T519" style:family="text">
      <style:text-properties style:text-underline-style="none" officeooo:rsid="014070d2"/>
    </style:style>
    <style:style style:name="T520" style:family="text">
      <style:text-properties style:text-underline-style="none" officeooo:rsid="014120b5"/>
    </style:style>
    <style:style style:name="T521" style:family="text">
      <style:text-properties style:text-underline-style="none" officeooo:rsid="0143207a"/>
    </style:style>
    <style:style style:name="T522" style:family="text">
      <style:text-properties style:text-underline-style="none" officeooo:rsid="014333be"/>
    </style:style>
    <style:style style:name="T523" style:family="text">
      <style:text-properties style:text-underline-style="none" officeooo:rsid="0143e5c4"/>
    </style:style>
    <style:style style:name="T524" style:family="text">
      <style:text-properties style:text-underline-style="none" officeooo:rsid="01446cda"/>
    </style:style>
    <style:style style:name="T525" style:family="text">
      <style:text-properties style:text-underline-style="none" officeooo:rsid="0144a680"/>
    </style:style>
    <style:style style:name="T526" style:family="text">
      <style:text-properties style:text-underline-style="none" officeooo:rsid="0144e605"/>
    </style:style>
    <style:style style:name="T527" style:family="text">
      <style:text-properties style:text-underline-style="none" officeooo:rsid="014693a7"/>
    </style:style>
    <style:style style:name="T528" style:family="text">
      <style:text-properties style:text-underline-style="none" officeooo:rsid="0148832e"/>
    </style:style>
    <style:style style:name="T529" style:family="text">
      <style:text-properties style:text-underline-style="none" officeooo:rsid="014a3814"/>
    </style:style>
    <style:style style:name="T530" style:family="text">
      <style:text-properties style:text-underline-style="none" officeooo:rsid="014b3314"/>
    </style:style>
    <style:style style:name="T531" style:family="text">
      <style:text-properties style:text-underline-style="none" officeooo:rsid="014c42f7"/>
    </style:style>
    <style:style style:name="T532" style:family="text">
      <style:text-properties style:text-underline-style="none" officeooo:rsid="014c6001"/>
    </style:style>
    <style:style style:name="T533" style:family="text">
      <style:text-properties style:text-underline-style="none" officeooo:rsid="014d2476"/>
    </style:style>
    <style:style style:name="T534" style:family="text">
      <style:text-properties style:text-underline-style="none" officeooo:rsid="014d2d34"/>
    </style:style>
    <style:style style:name="T535" style:family="text">
      <style:text-properties style:text-underline-style="none" officeooo:rsid="014e070e"/>
    </style:style>
    <style:style style:name="T536" style:family="text">
      <style:text-properties style:text-underline-style="none" officeooo:rsid="014e3cb6"/>
    </style:style>
    <style:style style:name="T537" style:family="text">
      <style:text-properties style:text-underline-style="none" officeooo:rsid="014fe9f7"/>
    </style:style>
    <style:style style:name="T538" style:family="text">
      <style:text-properties style:text-underline-style="none" officeooo:rsid="0150b905"/>
    </style:style>
    <style:style style:name="T539" style:family="text">
      <style:text-properties style:text-underline-style="none" officeooo:rsid="015293ac"/>
    </style:style>
    <style:style style:name="T540" style:family="text">
      <style:text-properties style:text-underline-style="none" officeooo:rsid="0153d8de"/>
    </style:style>
    <style:style style:name="T541" style:family="text">
      <style:text-properties style:text-underline-style="none" officeooo:rsid="0154f347"/>
    </style:style>
    <style:style style:name="T542" style:family="text">
      <style:text-properties style:text-underline-style="none" officeooo:rsid="01575597"/>
    </style:style>
    <style:style style:name="T543" style:family="text">
      <style:text-properties style:text-underline-style="none" officeooo:rsid="0159103f"/>
    </style:style>
    <style:style style:name="T544" style:family="text">
      <style:text-properties style:text-underline-style="none" officeooo:rsid="015a8267"/>
    </style:style>
    <style:style style:name="T545" style:family="text">
      <style:text-properties style:text-underline-style="none" officeooo:rsid="015b18ab"/>
    </style:style>
    <style:style style:name="T546" style:family="text">
      <style:text-properties style:text-underline-style="none" officeooo:rsid="015b7ecf"/>
    </style:style>
    <style:style style:name="T547" style:family="text">
      <style:text-properties style:text-underline-style="none" officeooo:rsid="015c1127"/>
    </style:style>
    <style:style style:name="T548" style:family="text">
      <style:text-properties style:text-underline-style="none" officeooo:rsid="015ca6ba"/>
    </style:style>
    <style:style style:name="T549" style:family="text">
      <style:text-properties style:text-underline-style="none" officeooo:rsid="015df355"/>
    </style:style>
    <style:style style:name="T550" style:family="text">
      <style:text-properties style:text-underline-style="none" officeooo:rsid="015f3626"/>
    </style:style>
    <style:style style:name="T551" style:family="text">
      <style:text-properties style:text-underline-style="none" officeooo:rsid="01609886"/>
    </style:style>
    <style:style style:name="T552" style:family="text">
      <style:text-properties style:text-underline-style="none" officeooo:rsid="016f1e61"/>
    </style:style>
    <style:style style:name="T553" style:family="text">
      <style:text-properties style:text-underline-style="none" officeooo:rsid="03f702a0"/>
    </style:style>
    <style:style style:name="T554" style:family="text">
      <style:text-properties style:text-underline-style="none" officeooo:rsid="03f8d06a"/>
    </style:style>
    <style:style style:name="T555" style:family="text">
      <style:text-properties officeooo:rsid="009749ed"/>
    </style:style>
    <style:style style:name="T556" style:family="text">
      <style:text-properties officeooo:rsid="009cead8"/>
    </style:style>
    <style:style style:name="T557" style:family="text">
      <style:text-properties officeooo:rsid="00a19b8b"/>
    </style:style>
    <style:style style:name="T558" style:family="text">
      <style:text-properties officeooo:rsid="00a8fb73"/>
    </style:style>
    <style:style style:name="T559" style:family="text">
      <style:text-properties officeooo:rsid="00af84b3"/>
    </style:style>
    <style:style style:name="T560" style:family="text">
      <style:text-properties officeooo:rsid="00c5a49f"/>
    </style:style>
    <style:style style:name="T561" style:family="text">
      <style:text-properties officeooo:rsid="00d35ad4"/>
    </style:style>
    <style:style style:name="T562" style:family="text">
      <style:text-properties officeooo:rsid="00d6da54"/>
    </style:style>
    <style:style style:name="T563" style:family="text">
      <style:text-properties officeooo:rsid="00ee26c6"/>
    </style:style>
    <style:style style:name="T564" style:family="text">
      <style:text-properties officeooo:rsid="00ee7ae6"/>
    </style:style>
    <style:style style:name="T565" style:family="text">
      <style:text-properties officeooo:rsid="01131fe8"/>
    </style:style>
    <style:style style:name="T566" style:family="text">
      <style:text-properties officeooo:rsid="011a80d6"/>
    </style:style>
    <style:style style:name="T567" style:family="text">
      <style:text-properties officeooo:rsid="011b984b"/>
    </style:style>
    <style:style style:name="T568" style:family="text">
      <style:text-properties officeooo:rsid="01270e47"/>
    </style:style>
    <style:style style:name="T569" style:family="text">
      <style:text-properties officeooo:rsid="012c8153"/>
    </style:style>
    <style:style style:name="T570" style:family="text">
      <style:text-properties officeooo:rsid="0163bb5c"/>
    </style:style>
    <style:style style:name="T571" style:family="text">
      <style:text-properties officeooo:rsid="01711763"/>
    </style:style>
    <style:style style:name="T572" style:family="text">
      <style:text-properties officeooo:rsid="0171f55f"/>
    </style:style>
    <style:style style:name="T573" style:family="text">
      <style:text-properties officeooo:rsid="01743a71"/>
    </style:style>
    <style:style style:name="T574" style:family="text">
      <style:text-properties officeooo:rsid="01762ed7"/>
    </style:style>
    <style:style style:name="T575" style:family="text">
      <style:text-properties officeooo:rsid="0177f2e5"/>
    </style:style>
    <style:style style:name="T576" style:family="text">
      <style:text-properties officeooo:rsid="0178025b"/>
    </style:style>
    <style:style style:name="T577" style:family="text">
      <style:text-properties officeooo:rsid="017fd290"/>
    </style:style>
    <style:style style:name="T578" style:family="text">
      <style:text-properties officeooo:rsid="0191109d"/>
    </style:style>
    <style:style style:name="T579" style:family="text">
      <style:text-properties officeooo:rsid="01cdcf16"/>
    </style:style>
    <style:style style:name="T580" style:family="text">
      <style:text-properties officeooo:rsid="01d180f2"/>
    </style:style>
    <style:style style:name="T581" style:family="text">
      <style:text-properties officeooo:rsid="01d84dce"/>
    </style:style>
    <style:style style:name="T582" style:family="text">
      <style:text-properties officeooo:rsid="01f125e1"/>
    </style:style>
    <style:style style:name="T583" style:family="text">
      <style:text-properties officeooo:rsid="01f378cf"/>
    </style:style>
    <style:style style:name="T584" style:family="text">
      <style:text-properties officeooo:rsid="01f3aabb"/>
    </style:style>
    <style:style style:name="T585" style:family="text">
      <style:text-properties officeooo:rsid="01f669eb"/>
    </style:style>
    <style:style style:name="T586" style:family="text">
      <style:text-properties fo:font-weight="normal" style:font-weight-asian="normal" style:font-weight-complex="normal"/>
    </style:style>
    <style:style style:name="T587" style:family="text">
      <style:text-properties fo:font-weight="normal" officeooo:rsid="0206830a" style:font-weight-asian="normal" style:font-weight-complex="normal"/>
    </style:style>
    <style:style style:name="T588" style:family="text">
      <style:text-properties fo:font-weight="normal" officeooo:rsid="0019f43d" style:font-weight-asian="normal" style:font-weight-complex="normal"/>
    </style:style>
    <style:style style:name="T589" style:family="text">
      <style:text-properties fo:font-weight="normal" officeooo:rsid="020896df" style:font-weight-asian="normal" style:font-weight-complex="normal"/>
    </style:style>
    <style:style style:name="T590" style:family="text">
      <style:text-properties fo:font-weight="normal" officeooo:rsid="020909d3" style:font-weight-asian="normal" style:font-weight-complex="normal"/>
    </style:style>
    <style:style style:name="T591" style:family="text">
      <style:text-properties fo:font-weight="normal" officeooo:rsid="020a4a0d" style:font-weight-asian="normal" style:font-weight-complex="normal"/>
    </style:style>
    <style:style style:name="T592" style:family="text">
      <style:text-properties fo:font-weight="normal" officeooo:rsid="020a87c1" style:font-weight-asian="normal" style:font-weight-complex="normal"/>
    </style:style>
    <style:style style:name="T593" style:family="text">
      <style:text-properties fo:font-weight="normal" officeooo:rsid="020b8442" style:font-weight-asian="normal" style:font-weight-complex="normal"/>
    </style:style>
    <style:style style:name="T594" style:family="text">
      <style:text-properties fo:font-weight="normal" officeooo:rsid="020c0968" style:font-weight-asian="normal" style:font-weight-complex="normal"/>
    </style:style>
    <style:style style:name="T595" style:family="text">
      <style:text-properties fo:font-weight="normal" officeooo:rsid="063bf5bb" style:font-weight-asian="normal" style:font-weight-complex="normal"/>
    </style:style>
    <style:style style:name="T596" style:family="text">
      <style:text-properties fo:font-weight="normal" officeooo:rsid="063ccbf0" style:font-weight-asian="normal" style:font-weight-complex="normal"/>
    </style:style>
    <style:style style:name="T597" style:family="text">
      <style:text-properties fo:font-weight="normal" officeooo:rsid="063e45c6" style:font-weight-asian="normal" style:font-weight-complex="normal"/>
    </style:style>
    <style:style style:name="T598" style:family="text">
      <style:text-properties fo:font-weight="normal" officeooo:rsid="0640160f" style:font-weight-asian="normal" style:font-weight-complex="normal"/>
    </style:style>
    <style:style style:name="T599" style:family="text">
      <style:text-properties fo:font-weight="normal" officeooo:rsid="064050db" style:font-weight-asian="normal" style:font-weight-complex="normal"/>
    </style:style>
    <style:style style:name="T600" style:family="text">
      <style:text-properties fo:font-weight="normal" officeooo:rsid="0641ce9c" style:font-weight-asian="normal" style:font-weight-complex="normal"/>
    </style:style>
    <style:style style:name="T601" style:family="text">
      <style:text-properties fo:font-weight="normal" officeooo:rsid="0641fbf5" style:font-weight-asian="normal" style:font-weight-complex="normal"/>
    </style:style>
    <style:style style:name="T602" style:family="text">
      <style:text-properties officeooo:rsid="0286b04b"/>
    </style:style>
    <style:style style:name="T603" style:family="text">
      <style:text-properties officeooo:rsid="0287a659"/>
    </style:style>
    <style:style style:name="T604" style:family="text">
      <style:text-properties officeooo:rsid="028ed7f0"/>
    </style:style>
    <style:style style:name="T605" style:family="text">
      <style:text-properties officeooo:rsid="02906eb0"/>
    </style:style>
    <style:style style:name="T606" style:family="text">
      <style:text-properties officeooo:rsid="029a0364"/>
    </style:style>
    <style:style style:name="T607" style:family="text">
      <style:text-properties officeooo:rsid="029bc732"/>
    </style:style>
    <style:style style:name="T608" style:family="text">
      <style:text-properties officeooo:rsid="02abbae2"/>
    </style:style>
    <style:style style:name="T609" style:family="text">
      <style:text-properties officeooo:rsid="02ade1d9"/>
    </style:style>
    <style:style style:name="T610" style:family="text">
      <style:text-properties officeooo:rsid="02d3113f"/>
    </style:style>
    <style:style style:name="T611" style:family="text">
      <style:text-properties officeooo:rsid="02d454b1"/>
    </style:style>
    <style:style style:name="T612" style:family="text">
      <style:text-properties officeooo:rsid="02d55aaf"/>
    </style:style>
    <style:style style:name="T613" style:family="text">
      <style:text-properties officeooo:rsid="02da6a23"/>
    </style:style>
    <style:style style:name="T614" style:family="text">
      <style:text-properties officeooo:rsid="02db5c92"/>
    </style:style>
    <style:style style:name="T615" style:family="text">
      <style:text-properties officeooo:rsid="02df832e"/>
    </style:style>
    <style:style style:name="T616" style:family="text">
      <style:text-properties officeooo:rsid="02e76b3b"/>
    </style:style>
    <style:style style:name="T617" style:family="text">
      <style:text-properties officeooo:rsid="02f4b72e"/>
    </style:style>
    <style:style style:name="T618" style:family="text">
      <style:text-properties style:text-position="0% 100%"/>
    </style:style>
    <style:style style:name="T619" style:family="text">
      <style:text-properties style:text-position="0% 100%" fo:font-style="italic" officeooo:rsid="0311bf17" style:font-style-asian="italic" style:font-style-complex="italic"/>
    </style:style>
    <style:style style:name="T620" style:family="text">
      <style:text-properties style:text-position="0% 100%" fo:font-style="italic" officeooo:rsid="0322c351" style:font-style-asian="italic" style:font-style-complex="italic"/>
    </style:style>
    <style:style style:name="T621" style:family="text">
      <style:text-properties style:text-position="0% 100%" fo:font-style="italic" officeooo:rsid="03374d68" style:font-style-asian="italic" style:font-style-complex="italic"/>
    </style:style>
    <style:style style:name="T622" style:family="text">
      <style:text-properties style:text-position="0% 100%" officeooo:rsid="02f95b4d"/>
    </style:style>
    <style:style style:name="T623" style:family="text">
      <style:text-properties style:text-position="0% 100%" officeooo:rsid="02fa1683"/>
    </style:style>
    <style:style style:name="T624" style:family="text">
      <style:text-properties style:text-position="0% 100%" officeooo:rsid="02fb3a8d"/>
    </style:style>
    <style:style style:name="T625" style:family="text">
      <style:text-properties style:text-position="0% 100%" officeooo:rsid="02fc985d"/>
    </style:style>
    <style:style style:name="T626" style:family="text">
      <style:text-properties style:text-position="0% 100%" officeooo:rsid="02fd998c"/>
    </style:style>
    <style:style style:name="T627" style:family="text">
      <style:text-properties style:text-position="0% 100%" officeooo:rsid="02ff67e5"/>
    </style:style>
    <style:style style:name="T628" style:family="text">
      <style:text-properties style:text-position="0% 100%" officeooo:rsid="0301267e"/>
    </style:style>
    <style:style style:name="T629" style:family="text">
      <style:text-properties style:text-position="0% 100%" officeooo:rsid="0302967a"/>
    </style:style>
    <style:style style:name="T630" style:family="text">
      <style:text-properties style:text-position="0% 100%" officeooo:rsid="0019f43d"/>
    </style:style>
    <style:style style:name="T631" style:family="text">
      <style:text-properties style:text-position="0% 100%" officeooo:rsid="0303c2a5"/>
    </style:style>
    <style:style style:name="T632" style:family="text">
      <style:text-properties style:text-position="0% 100%" officeooo:rsid="03043d4f"/>
    </style:style>
    <style:style style:name="T633" style:family="text">
      <style:text-properties style:text-position="0% 100%" officeooo:rsid="03051c34"/>
    </style:style>
    <style:style style:name="T634" style:family="text">
      <style:text-properties style:text-position="0% 100%" officeooo:rsid="03052acb"/>
    </style:style>
    <style:style style:name="T635" style:family="text">
      <style:text-properties style:text-position="0% 100%" officeooo:rsid="03053a09"/>
    </style:style>
    <style:style style:name="T636" style:family="text">
      <style:text-properties style:text-position="0% 100%" officeooo:rsid="03061435"/>
    </style:style>
    <style:style style:name="T637" style:family="text">
      <style:text-properties style:text-position="0% 100%" officeooo:rsid="030773e1"/>
    </style:style>
    <style:style style:name="T638" style:family="text">
      <style:text-properties style:text-position="0% 100%" officeooo:rsid="030895d7"/>
    </style:style>
    <style:style style:name="T639" style:family="text">
      <style:text-properties style:text-position="0% 100%" officeooo:rsid="0308a977"/>
    </style:style>
    <style:style style:name="T640" style:family="text">
      <style:text-properties style:text-position="0% 100%" officeooo:rsid="030979e3"/>
    </style:style>
    <style:style style:name="T641" style:family="text">
      <style:text-properties style:text-position="0% 100%" officeooo:rsid="030a3263"/>
    </style:style>
    <style:style style:name="T642" style:family="text">
      <style:text-properties style:text-position="0% 100%" officeooo:rsid="030afdc9"/>
    </style:style>
    <style:style style:name="T643" style:family="text">
      <style:text-properties style:text-position="0% 100%" officeooo:rsid="030b163b"/>
    </style:style>
    <style:style style:name="T644" style:family="text">
      <style:text-properties style:text-position="0% 100%" officeooo:rsid="030cdf26"/>
    </style:style>
    <style:style style:name="T645" style:family="text">
      <style:text-properties style:text-position="0% 100%" officeooo:rsid="030d1b82"/>
    </style:style>
    <style:style style:name="T646" style:family="text">
      <style:text-properties style:text-position="0% 100%" officeooo:rsid="030dc654"/>
    </style:style>
    <style:style style:name="T647" style:family="text">
      <style:text-properties style:text-position="0% 100%" officeooo:rsid="030e8ff9"/>
    </style:style>
    <style:style style:name="T648" style:family="text">
      <style:text-properties style:text-position="0% 100%" officeooo:rsid="030ef134"/>
    </style:style>
    <style:style style:name="T649" style:family="text">
      <style:text-properties style:text-position="0% 100%" officeooo:rsid="03106954"/>
    </style:style>
    <style:style style:name="T650" style:family="text">
      <style:text-properties style:text-position="0% 100%" officeooo:rsid="0311bf17"/>
    </style:style>
    <style:style style:name="T651" style:family="text">
      <style:text-properties style:text-position="0% 100%" officeooo:rsid="0313bd66"/>
    </style:style>
    <style:style style:name="T652" style:family="text">
      <style:text-properties style:text-position="0% 100%" officeooo:rsid="03144a42"/>
    </style:style>
    <style:style style:name="T653" style:family="text">
      <style:text-properties style:text-position="0% 100%" officeooo:rsid="0314d0b3"/>
    </style:style>
    <style:style style:name="T654" style:family="text">
      <style:text-properties style:text-position="0% 100%" officeooo:rsid="0314dab7"/>
    </style:style>
    <style:style style:name="T655" style:family="text">
      <style:text-properties style:text-position="0% 100%" officeooo:rsid="0314f79e"/>
    </style:style>
    <style:style style:name="T656" style:family="text">
      <style:text-properties style:text-position="0% 100%" officeooo:rsid="0315011d"/>
    </style:style>
    <style:style style:name="T657" style:family="text">
      <style:text-properties style:text-position="0% 100%" officeooo:rsid="031545ad"/>
    </style:style>
    <style:style style:name="T658" style:family="text">
      <style:text-properties style:text-position="0% 100%" officeooo:rsid="03170c8c"/>
    </style:style>
    <style:style style:name="T659" style:family="text">
      <style:text-properties style:text-position="0% 100%" officeooo:rsid="0317afd8"/>
    </style:style>
    <style:style style:name="T660" style:family="text">
      <style:text-properties style:text-position="0% 100%" officeooo:rsid="031900a4"/>
    </style:style>
    <style:style style:name="T661" style:family="text">
      <style:text-properties style:text-position="0% 100%" officeooo:rsid="031ab67c"/>
    </style:style>
    <style:style style:name="T662" style:family="text">
      <style:text-properties style:text-position="0% 100%" officeooo:rsid="031b5d6c"/>
    </style:style>
    <style:style style:name="T663" style:family="text">
      <style:text-properties style:text-position="0% 100%" officeooo:rsid="031c2e64"/>
    </style:style>
    <style:style style:name="T664" style:family="text">
      <style:text-properties style:text-position="0% 100%" officeooo:rsid="031c3819"/>
    </style:style>
    <style:style style:name="T665" style:family="text">
      <style:text-properties style:text-position="0% 100%" officeooo:rsid="031def6b"/>
    </style:style>
    <style:style style:name="T666" style:family="text">
      <style:text-properties style:text-position="0% 100%" officeooo:rsid="031f175b"/>
    </style:style>
    <style:style style:name="T667" style:family="text">
      <style:text-properties style:text-position="0% 100%" officeooo:rsid="0320c3ec"/>
    </style:style>
    <style:style style:name="T668" style:family="text">
      <style:text-properties style:text-position="0% 100%" officeooo:rsid="03211aa9"/>
    </style:style>
    <style:style style:name="T669" style:family="text">
      <style:text-properties style:text-position="0% 100%" officeooo:rsid="0322c351"/>
    </style:style>
    <style:style style:name="T670" style:family="text">
      <style:text-properties style:text-position="0% 100%" officeooo:rsid="0323ee6c"/>
    </style:style>
    <style:style style:name="T671" style:family="text">
      <style:text-properties style:text-position="0% 100%" officeooo:rsid="0324dce6"/>
    </style:style>
    <style:style style:name="T672" style:family="text">
      <style:text-properties style:text-position="0% 100%" officeooo:rsid="0326dca3"/>
    </style:style>
    <style:style style:name="T673" style:family="text">
      <style:text-properties style:text-position="0% 100%" officeooo:rsid="0327d8db"/>
    </style:style>
    <style:style style:name="T674" style:family="text">
      <style:text-properties style:text-position="0% 100%" officeooo:rsid="0328cee3"/>
    </style:style>
    <style:style style:name="T675" style:family="text">
      <style:text-properties style:text-position="0% 100%" officeooo:rsid="0328e90c"/>
    </style:style>
    <style:style style:name="T676" style:family="text">
      <style:text-properties style:text-position="0% 100%" officeooo:rsid="032a14cb"/>
    </style:style>
    <style:style style:name="T677" style:family="text">
      <style:text-properties style:text-position="0% 100%" officeooo:rsid="032af30f"/>
    </style:style>
    <style:style style:name="T678" style:family="text">
      <style:text-properties style:text-position="0% 100%" officeooo:rsid="032c6bfd"/>
    </style:style>
    <style:style style:name="T679" style:family="text">
      <style:text-properties style:text-position="0% 100%" officeooo:rsid="032e6501"/>
    </style:style>
    <style:style style:name="T680" style:family="text">
      <style:text-properties style:text-position="0% 100%" officeooo:rsid="032ecf9b"/>
    </style:style>
    <style:style style:name="T681" style:family="text">
      <style:text-properties style:text-position="0% 100%" officeooo:rsid="03307e3f"/>
    </style:style>
    <style:style style:name="T682" style:family="text">
      <style:text-properties style:text-position="0% 100%" officeooo:rsid="03326656"/>
    </style:style>
    <style:style style:name="T683" style:family="text">
      <style:text-properties style:text-position="0% 100%" officeooo:rsid="033342ae"/>
    </style:style>
    <style:style style:name="T684" style:family="text">
      <style:text-properties style:text-position="0% 100%" officeooo:rsid="03345c6d"/>
    </style:style>
    <style:style style:name="T685" style:family="text">
      <style:text-properties style:text-position="0% 100%" officeooo:rsid="0334ed6c"/>
    </style:style>
    <style:style style:name="T686" style:family="text">
      <style:text-properties style:text-position="0% 100%" officeooo:rsid="0335b9f3"/>
    </style:style>
    <style:style style:name="T687" style:family="text">
      <style:text-properties style:text-position="0% 100%" officeooo:rsid="03374d68"/>
    </style:style>
    <style:style style:name="T688" style:family="text">
      <style:text-properties style:text-position="0% 100%" officeooo:rsid="03391dfb"/>
    </style:style>
    <style:style style:name="T689" style:family="text">
      <style:text-properties style:text-position="0% 100%" officeooo:rsid="0339cc50"/>
    </style:style>
    <style:style style:name="T690" style:family="text">
      <style:text-properties style:text-position="0% 100%" officeooo:rsid="0339e3a8"/>
    </style:style>
    <style:style style:name="T691" style:family="text">
      <style:text-properties style:text-position="0% 100%" officeooo:rsid="033a63cf"/>
    </style:style>
    <style:style style:name="T692" style:family="text">
      <style:text-properties style:text-position="0% 100%" officeooo:rsid="033bfd3b"/>
    </style:style>
    <style:style style:name="T693" style:family="text">
      <style:text-properties style:text-position="0% 100%" officeooo:rsid="033c025a"/>
    </style:style>
    <style:style style:name="T694" style:family="text">
      <style:text-properties style:text-position="0% 100%" officeooo:rsid="033cbb23"/>
    </style:style>
    <style:style style:name="T695" style:family="text">
      <style:text-properties style:text-position="0% 100%" officeooo:rsid="033e5547"/>
    </style:style>
    <style:style style:name="T696" style:family="text">
      <style:text-properties style:text-position="0% 100%" officeooo:rsid="03403d1a"/>
    </style:style>
    <style:style style:name="T697" style:family="text">
      <style:text-properties style:text-position="0% 100%" officeooo:rsid="03422ea5"/>
    </style:style>
    <style:style style:name="T698" style:family="text">
      <style:text-properties style:text-position="0% 100%" officeooo:rsid="03433c19"/>
    </style:style>
    <style:style style:name="T699" style:family="text">
      <style:text-properties officeooo:rsid="034652c9"/>
    </style:style>
    <style:style style:name="T700" style:family="text">
      <style:text-properties officeooo:rsid="03483b58"/>
    </style:style>
    <style:style style:name="T701" style:family="text">
      <style:text-properties officeooo:rsid="034be8d4"/>
    </style:style>
    <style:style style:name="T702" style:family="text">
      <style:text-properties officeooo:rsid="034cde68"/>
    </style:style>
    <style:style style:name="T703" style:family="text">
      <style:text-properties officeooo:rsid="034eec9e"/>
    </style:style>
    <style:style style:name="T704" style:family="text">
      <style:text-properties officeooo:rsid="034f2a10"/>
    </style:style>
    <style:style style:name="T705" style:family="text">
      <style:text-properties officeooo:rsid="034f538c"/>
    </style:style>
    <style:style style:name="T706" style:family="text">
      <style:text-properties officeooo:rsid="034fbbf3"/>
    </style:style>
    <style:style style:name="T707" style:family="text">
      <style:text-properties officeooo:rsid="035134fa"/>
    </style:style>
    <style:style style:name="T708" style:family="text">
      <style:text-properties officeooo:rsid="0357f60c"/>
    </style:style>
    <style:style style:name="T709" style:family="text">
      <style:text-properties officeooo:rsid="0359230b"/>
    </style:style>
    <style:style style:name="T710" style:family="text">
      <style:text-properties officeooo:rsid="03595d21"/>
    </style:style>
    <style:style style:name="T711" style:family="text">
      <style:text-properties officeooo:rsid="035992e7"/>
    </style:style>
    <style:style style:name="T712" style:family="text">
      <style:text-properties officeooo:rsid="035b1908"/>
    </style:style>
    <style:style style:name="T713" style:family="text">
      <style:text-properties officeooo:rsid="035eb01d"/>
    </style:style>
    <style:style style:name="T714" style:family="text">
      <style:text-properties officeooo:rsid="035f6d65"/>
    </style:style>
    <style:style style:name="T715" style:family="text">
      <style:text-properties officeooo:rsid="03612f9b"/>
    </style:style>
    <style:style style:name="T716" style:family="text">
      <style:text-properties officeooo:rsid="0361bfeb"/>
    </style:style>
    <style:style style:name="T717" style:family="text">
      <style:text-properties officeooo:rsid="0367a1e9"/>
    </style:style>
    <style:style style:name="T718" style:family="text">
      <style:text-properties officeooo:rsid="0369303e"/>
    </style:style>
    <style:style style:name="T719" style:family="text">
      <style:text-properties officeooo:rsid="036a3fe7"/>
    </style:style>
    <style:style style:name="T720" style:family="text">
      <style:text-properties officeooo:rsid="036b428e"/>
    </style:style>
    <style:style style:name="T721" style:family="text">
      <style:text-properties officeooo:rsid="036bd4c5"/>
    </style:style>
    <style:style style:name="T722" style:family="text">
      <style:text-properties officeooo:rsid="036c53cb"/>
    </style:style>
    <style:style style:name="T723" style:family="text">
      <style:text-properties officeooo:rsid="038084f8"/>
    </style:style>
    <style:style style:name="T724" style:family="text">
      <style:text-properties officeooo:rsid="03848413"/>
    </style:style>
    <style:style style:name="T725" style:family="text">
      <style:text-properties officeooo:rsid="038c6041"/>
    </style:style>
    <style:style style:name="T726" style:family="text">
      <style:text-properties officeooo:rsid="03962d27"/>
    </style:style>
    <style:style style:name="T727" style:family="text">
      <style:text-properties officeooo:rsid="0396d0fc"/>
    </style:style>
    <style:style style:name="T728" style:family="text">
      <style:text-properties officeooo:rsid="03980e34"/>
    </style:style>
    <style:style style:name="T729" style:family="text">
      <style:text-properties officeooo:rsid="039a3595"/>
    </style:style>
    <style:style style:name="T730" style:family="text">
      <style:text-properties officeooo:rsid="03bd94ee"/>
    </style:style>
    <style:style style:name="T731" style:family="text">
      <style:text-properties officeooo:rsid="03c09961"/>
    </style:style>
    <style:style style:name="T732" style:family="text">
      <style:text-properties officeooo:rsid="03c17397"/>
    </style:style>
    <style:style style:name="T733" style:family="text">
      <style:text-properties officeooo:rsid="03c3d23c"/>
    </style:style>
    <style:style style:name="T734" style:family="text">
      <style:text-properties officeooo:rsid="03c6e892"/>
    </style:style>
    <style:style style:name="T735" style:family="text">
      <style:text-properties officeooo:rsid="03d2ab13"/>
    </style:style>
    <style:style style:name="T736" style:family="text">
      <style:text-properties officeooo:rsid="03d4374a"/>
    </style:style>
    <style:style style:name="T737" style:family="text">
      <style:text-properties officeooo:rsid="03d5efff"/>
    </style:style>
    <style:style style:name="T738" style:family="text">
      <style:text-properties officeooo:rsid="03d79fe5"/>
    </style:style>
    <style:style style:name="T739" style:family="text">
      <style:text-properties officeooo:rsid="03d971a8"/>
    </style:style>
    <style:style style:name="T740" style:family="text">
      <style:text-properties officeooo:rsid="03e14bdb"/>
    </style:style>
    <style:style style:name="T741" style:family="text">
      <style:text-properties officeooo:rsid="03e2fa00"/>
    </style:style>
    <style:style style:name="T742" style:family="text">
      <style:text-properties officeooo:rsid="03e4cbfe"/>
    </style:style>
    <style:style style:name="T743" style:family="text">
      <style:text-properties officeooo:rsid="03ec2232"/>
    </style:style>
    <style:style style:name="T744" style:family="text">
      <style:text-properties officeooo:rsid="03ec41ae"/>
    </style:style>
    <style:style style:name="T745" style:family="text">
      <style:text-properties officeooo:rsid="03ef3e45"/>
    </style:style>
    <style:style style:name="T746" style:family="text">
      <style:text-properties officeooo:rsid="03f45b8c"/>
    </style:style>
    <style:style style:name="T747" style:family="text">
      <style:text-properties officeooo:rsid="0402ef49"/>
    </style:style>
    <style:style style:name="T748" style:family="text">
      <style:text-properties officeooo:rsid="04054cf0"/>
    </style:style>
    <style:style style:name="T749" style:family="text">
      <style:text-properties officeooo:rsid="040e86ef"/>
    </style:style>
    <style:style style:name="T750" style:family="text">
      <style:text-properties officeooo:rsid="04101f5f"/>
    </style:style>
    <style:style style:name="T751" style:family="text">
      <style:text-properties officeooo:rsid="0410246e"/>
    </style:style>
    <style:style style:name="T752" style:family="text">
      <style:text-properties officeooo:rsid="04123990"/>
    </style:style>
    <style:style style:name="T753" style:family="text">
      <style:text-properties officeooo:rsid="0412785f"/>
    </style:style>
    <style:style style:name="T754" style:family="text">
      <style:text-properties officeooo:rsid="0413896f"/>
    </style:style>
    <style:style style:name="T755" style:family="text">
      <style:text-properties officeooo:rsid="04151d71"/>
    </style:style>
    <style:style style:name="T756" style:family="text">
      <style:text-properties officeooo:rsid="0415532c"/>
    </style:style>
    <style:style style:name="T757" style:family="text">
      <style:text-properties officeooo:rsid="0415e672"/>
    </style:style>
    <style:style style:name="T758" style:family="text">
      <style:text-properties officeooo:rsid="0417e312"/>
    </style:style>
    <style:style style:name="T759" style:family="text">
      <style:text-properties officeooo:rsid="041899ac"/>
    </style:style>
    <style:style style:name="T760" style:family="text">
      <style:text-properties officeooo:rsid="041a472b"/>
    </style:style>
    <style:style style:name="T761" style:family="text">
      <style:text-properties officeooo:rsid="041c97a5"/>
    </style:style>
    <style:style style:name="T762" style:family="text">
      <style:text-properties officeooo:rsid="041e1e64"/>
    </style:style>
    <style:style style:name="T763" style:family="text">
      <style:text-properties officeooo:rsid="0421a646"/>
    </style:style>
    <style:style style:name="T764" style:family="text">
      <style:text-properties officeooo:rsid="0422619a"/>
    </style:style>
    <style:style style:name="T765" style:family="text">
      <style:text-properties officeooo:rsid="043213f8"/>
    </style:style>
    <style:style style:name="T766" style:family="text">
      <style:text-properties officeooo:rsid="043297dd"/>
    </style:style>
    <style:style style:name="T767" style:family="text">
      <style:text-properties officeooo:rsid="04329c6c"/>
    </style:style>
    <style:style style:name="T768" style:family="text">
      <style:text-properties officeooo:rsid="04342d68"/>
    </style:style>
    <style:style style:name="T769" style:family="text">
      <style:text-properties officeooo:rsid="04388b4b"/>
    </style:style>
    <style:style style:name="T770" style:family="text">
      <style:text-properties officeooo:rsid="04395a63"/>
    </style:style>
    <style:style style:name="T771" style:family="text">
      <style:text-properties officeooo:rsid="043c60f3"/>
    </style:style>
    <style:style style:name="T772" style:family="text">
      <style:text-properties officeooo:rsid="0448f389"/>
    </style:style>
    <style:style style:name="T773" style:family="text">
      <style:text-properties officeooo:rsid="044acda9"/>
    </style:style>
    <style:style style:name="T774" style:family="text">
      <style:text-properties officeooo:rsid="044ad065"/>
    </style:style>
    <style:style style:name="T775" style:family="text">
      <style:text-properties officeooo:rsid="044c8933"/>
    </style:style>
    <style:style style:name="T776" style:family="text">
      <style:text-properties officeooo:rsid="0450d767"/>
    </style:style>
    <style:style style:name="T777" style:family="text">
      <style:text-properties officeooo:rsid="04542831"/>
    </style:style>
    <style:style style:name="T778" style:family="text">
      <style:text-properties officeooo:rsid="0455d2ed"/>
    </style:style>
    <style:style style:name="T779" style:family="text">
      <style:text-properties officeooo:rsid="045aec61"/>
    </style:style>
    <style:style style:name="T780" style:family="text">
      <style:text-properties officeooo:rsid="04604fee"/>
    </style:style>
    <style:style style:name="T781" style:family="text">
      <style:text-properties fo:font-variant="normal" fo:text-transform="none"/>
    </style:style>
    <style:style style:name="T782" style:family="text">
      <style:text-properties fo:font-variant="normal" fo:text-transform="none" officeooo:rsid="0466e4ca"/>
    </style:style>
    <style:style style:name="T783" style:family="text">
      <style:text-properties fo:font-variant="normal" fo:text-transform="none" officeooo:rsid="0468257d"/>
    </style:style>
    <style:style style:name="T784" style:family="text">
      <style:text-properties fo:font-variant="normal" fo:text-transform="none" officeooo:rsid="0468c12d"/>
    </style:style>
    <style:style style:name="T785" style:family="text">
      <style:text-properties fo:font-variant="normal" fo:text-transform="none" fo:font-style="italic" officeooo:rsid="0468c12d" style:font-style-asian="italic" style:font-style-complex="italic"/>
    </style:style>
    <style:style style:name="T786" style:family="text">
      <style:text-properties fo:font-variant="normal" fo:text-transform="none" officeooo:rsid="0469c7bc"/>
    </style:style>
    <style:style style:name="T787" style:family="text">
      <style:text-properties fo:font-variant="normal" fo:text-transform="none" officeooo:rsid="046a5f82"/>
    </style:style>
    <style:style style:name="T788" style:family="text">
      <style:text-properties fo:font-variant="normal" fo:text-transform="none" officeooo:rsid="046b4c00"/>
    </style:style>
    <style:style style:name="T789" style:family="text">
      <style:text-properties fo:font-variant="normal" fo:text-transform="none" officeooo:rsid="046d1df1"/>
    </style:style>
    <style:style style:name="T790" style:family="text">
      <style:text-properties fo:font-variant="normal" fo:text-transform="none" officeooo:rsid="046f8d76"/>
    </style:style>
    <style:style style:name="T791" style:family="text">
      <style:text-properties fo:font-variant="normal" fo:text-transform="none" officeooo:rsid="04707d16"/>
    </style:style>
    <style:style style:name="T792" style:family="text">
      <style:text-properties fo:font-variant="normal" fo:text-transform="none" officeooo:rsid="04716461"/>
    </style:style>
    <style:style style:name="T793" style:family="text">
      <style:text-properties fo:font-variant="normal" fo:text-transform="none" officeooo:rsid="04734696"/>
    </style:style>
    <style:style style:name="T794" style:family="text">
      <style:text-properties fo:font-variant="normal" fo:text-transform="none" officeooo:rsid="0474b7f5"/>
    </style:style>
    <style:style style:name="T795" style:family="text">
      <style:text-properties fo:font-variant="normal" fo:text-transform="none" officeooo:rsid="0476b616"/>
    </style:style>
    <style:style style:name="T796" style:family="text">
      <style:text-properties fo:font-variant="normal" fo:text-transform="none" officeooo:rsid="04787405"/>
    </style:style>
    <style:style style:name="T797" style:family="text">
      <style:text-properties fo:font-variant="normal" fo:text-transform="none" officeooo:rsid="0019f43d"/>
    </style:style>
    <style:style style:name="T798" style:family="text">
      <style:text-properties fo:font-variant="normal" fo:text-transform="none" officeooo:rsid="047900c3"/>
    </style:style>
    <style:style style:name="T799" style:family="text">
      <style:text-properties fo:font-variant="normal" fo:text-transform="none" officeooo:rsid="0479f5d8"/>
    </style:style>
    <style:style style:name="T800" style:family="text">
      <style:text-properties fo:font-variant="normal" fo:text-transform="none" officeooo:rsid="047af956"/>
    </style:style>
    <style:style style:name="T801" style:family="text">
      <style:text-properties fo:font-variant="normal" fo:text-transform="none" officeooo:rsid="047bb2fd"/>
    </style:style>
    <style:style style:name="T802" style:family="text">
      <style:text-properties fo:font-variant="normal" fo:text-transform="none" officeooo:rsid="047d1794"/>
    </style:style>
    <style:style style:name="T803" style:family="text">
      <style:text-properties fo:font-variant="normal" fo:text-transform="none" officeooo:rsid="047e708e"/>
    </style:style>
    <style:style style:name="T804" style:family="text">
      <style:text-properties fo:font-variant="normal" fo:text-transform="none" officeooo:rsid="047e70c7"/>
    </style:style>
    <style:style style:name="T805" style:family="text">
      <style:text-properties fo:font-variant="normal" fo:text-transform="none" officeooo:rsid="047fba77"/>
    </style:style>
    <style:style style:name="T806" style:family="text">
      <style:text-properties fo:font-variant="normal" fo:text-transform="none" officeooo:rsid="0480f3c5"/>
    </style:style>
    <style:style style:name="T807" style:family="text">
      <style:text-properties fo:font-variant="normal" fo:text-transform="none" officeooo:rsid="04823726"/>
    </style:style>
    <style:style style:name="T808" style:family="text">
      <style:text-properties fo:font-variant="normal" fo:text-transform="none" officeooo:rsid="04824fb9"/>
    </style:style>
    <style:style style:name="T809" style:family="text">
      <style:text-properties fo:font-variant="normal" fo:text-transform="none" officeooo:rsid="0482777f"/>
    </style:style>
    <style:style style:name="T810" style:family="text">
      <style:text-properties fo:font-variant="normal" fo:text-transform="none" officeooo:rsid="048301d2"/>
    </style:style>
    <style:style style:name="T811" style:family="text">
      <style:text-properties fo:font-variant="normal" fo:text-transform="none" officeooo:rsid="0484c5a0"/>
    </style:style>
    <style:style style:name="T812" style:family="text">
      <style:text-properties fo:font-variant="normal" fo:text-transform="none" officeooo:rsid="04865053"/>
    </style:style>
    <style:style style:name="T813" style:family="text">
      <style:text-properties fo:font-variant="normal" fo:text-transform="none" officeooo:rsid="04871d5c"/>
    </style:style>
    <style:style style:name="T814" style:family="text">
      <style:text-properties fo:font-variant="normal" fo:text-transform="none" officeooo:rsid="04878bb0"/>
    </style:style>
    <style:style style:name="T815" style:family="text">
      <style:text-properties fo:font-variant="normal" fo:text-transform="none" officeooo:rsid="0487d5da"/>
    </style:style>
    <style:style style:name="T816" style:family="text">
      <style:text-properties fo:font-variant="normal" fo:text-transform="none" officeooo:rsid="048871f3"/>
    </style:style>
    <style:style style:name="T817" style:family="text">
      <style:text-properties fo:font-variant="normal" fo:text-transform="none" officeooo:rsid="04898ed4"/>
    </style:style>
    <style:style style:name="T818" style:family="text">
      <style:text-properties fo:font-variant="normal" fo:text-transform="none" officeooo:rsid="048b2a09"/>
    </style:style>
    <style:style style:name="T819" style:family="text">
      <style:text-properties fo:font-variant="normal" fo:text-transform="none" officeooo:rsid="048c446a"/>
    </style:style>
    <style:style style:name="T820" style:family="text">
      <style:text-properties fo:font-variant="normal" fo:text-transform="none" officeooo:rsid="048dad18"/>
    </style:style>
    <style:style style:name="T821" style:family="text">
      <style:text-properties fo:font-variant="normal" fo:text-transform="none" officeooo:rsid="048f9228"/>
    </style:style>
    <style:style style:name="T822" style:family="text">
      <style:text-properties fo:font-variant="normal" fo:text-transform="none" officeooo:rsid="0490c03c"/>
    </style:style>
    <style:style style:name="T823" style:family="text">
      <style:text-properties fo:font-variant="normal" fo:text-transform="none" officeooo:rsid="04920d36"/>
    </style:style>
    <style:style style:name="T824" style:family="text">
      <style:text-properties fo:font-variant="normal" fo:text-transform="none" officeooo:rsid="04922ad2"/>
    </style:style>
    <style:style style:name="T825" style:family="text">
      <style:text-properties fo:font-variant="normal" fo:text-transform="none" officeooo:rsid="049301af"/>
    </style:style>
    <style:style style:name="T826" style:family="text">
      <style:text-properties fo:font-variant="normal" fo:text-transform="none" officeooo:rsid="0494756f"/>
    </style:style>
    <style:style style:name="T827" style:family="text">
      <style:text-properties fo:font-variant="normal" fo:text-transform="none" officeooo:rsid="04951726"/>
    </style:style>
    <style:style style:name="T828" style:family="text">
      <style:text-properties fo:font-variant="normal" fo:text-transform="none" officeooo:rsid="049708a9"/>
    </style:style>
    <style:style style:name="T829" style:family="text">
      <style:text-properties fo:font-variant="normal" fo:text-transform="none" officeooo:rsid="04977e77"/>
    </style:style>
    <style:style style:name="T830" style:family="text">
      <style:text-properties fo:font-variant="normal" fo:text-transform="none" officeooo:rsid="0498d178"/>
    </style:style>
    <style:style style:name="T831" style:family="text">
      <style:text-properties fo:font-variant="normal" fo:text-transform="none" officeooo:rsid="04990e29"/>
    </style:style>
    <style:style style:name="T832" style:family="text">
      <style:text-properties fo:font-variant="normal" fo:text-transform="none" officeooo:rsid="049a2a42"/>
    </style:style>
    <style:style style:name="T833" style:family="text">
      <style:text-properties fo:font-variant="normal" fo:text-transform="none" officeooo:rsid="049c033e"/>
    </style:style>
    <style:style style:name="T834" style:family="text">
      <style:text-properties fo:font-variant="normal" fo:text-transform="none" officeooo:rsid="049d342f"/>
    </style:style>
    <style:style style:name="T835" style:family="text">
      <style:text-properties fo:font-variant="normal" fo:text-transform="none" officeooo:rsid="04a0720e"/>
    </style:style>
    <style:style style:name="T836" style:family="text">
      <style:text-properties fo:font-variant="normal" fo:text-transform="none" officeooo:rsid="04a1d32b"/>
    </style:style>
    <style:style style:name="T837" style:family="text">
      <style:text-properties fo:font-variant="normal" fo:text-transform="none" officeooo:rsid="04a3d072"/>
    </style:style>
    <style:style style:name="T838" style:family="text">
      <style:text-properties fo:font-variant="normal" fo:text-transform="none" officeooo:rsid="04a5424e"/>
    </style:style>
    <style:style style:name="T839" style:family="text">
      <style:text-properties fo:font-variant="normal" fo:text-transform="none" officeooo:rsid="04a592f5"/>
    </style:style>
    <style:style style:name="T840" style:family="text">
      <style:text-properties fo:font-variant="normal" fo:text-transform="none" officeooo:rsid="04a5ed3a"/>
    </style:style>
    <style:style style:name="T841" style:family="text">
      <style:text-properties fo:font-variant="normal" fo:text-transform="none" officeooo:rsid="04a761fe"/>
    </style:style>
    <style:style style:name="T842" style:family="text">
      <style:text-properties fo:font-variant="normal" fo:text-transform="none" officeooo:rsid="04a8f05d"/>
    </style:style>
    <style:style style:name="T843" style:family="text">
      <style:text-properties fo:font-variant="normal" fo:text-transform="none" officeooo:rsid="04a92ea8"/>
    </style:style>
    <style:style style:name="T844" style:family="text">
      <style:text-properties fo:font-variant="normal" fo:text-transform="none" officeooo:rsid="04a946d8"/>
    </style:style>
    <style:style style:name="T845" style:family="text">
      <style:text-properties fo:font-variant="normal" fo:text-transform="none" officeooo:rsid="04aa49af"/>
    </style:style>
    <style:style style:name="T846" style:family="text">
      <style:text-properties fo:font-variant="normal" fo:text-transform="none" officeooo:rsid="04abc92d"/>
    </style:style>
    <style:style style:name="T847" style:family="text">
      <style:text-properties fo:font-variant="normal" fo:text-transform="none" officeooo:rsid="04ad3eeb"/>
    </style:style>
    <style:style style:name="T848" style:family="text">
      <style:text-properties fo:font-variant="normal" fo:text-transform="none" officeooo:rsid="04aecb45"/>
    </style:style>
    <style:style style:name="T849" style:family="text">
      <style:text-properties fo:font-variant="normal" fo:text-transform="none" officeooo:rsid="04aff7c2"/>
    </style:style>
    <style:style style:name="T850" style:family="text">
      <style:text-properties fo:font-variant="normal" fo:text-transform="none" officeooo:rsid="04b1b482"/>
    </style:style>
    <style:style style:name="T851" style:family="text">
      <style:text-properties fo:font-variant="normal" fo:text-transform="none" officeooo:rsid="04b39256"/>
    </style:style>
    <style:style style:name="T852" style:family="text">
      <style:text-properties fo:font-variant="normal" fo:text-transform="none" officeooo:rsid="04b5328e"/>
    </style:style>
    <style:style style:name="T853" style:family="text">
      <style:text-properties fo:font-variant="normal" fo:text-transform="none" officeooo:rsid="04b75055"/>
    </style:style>
    <style:style style:name="T854" style:family="text">
      <style:text-properties fo:font-variant="normal" fo:text-transform="none" officeooo:rsid="04b8ec9d"/>
    </style:style>
    <style:style style:name="T855" style:family="text">
      <style:text-properties fo:font-variant="normal" fo:text-transform="none" officeooo:rsid="04ba73da"/>
    </style:style>
    <style:style style:name="T856" style:family="text">
      <style:text-properties fo:font-variant="normal" fo:text-transform="none" officeooo:rsid="04bc5c25"/>
    </style:style>
    <style:style style:name="T857" style:family="text">
      <style:text-properties fo:font-variant="normal" fo:text-transform="none" officeooo:rsid="04be0740"/>
    </style:style>
    <style:style style:name="T858" style:family="text">
      <style:text-properties officeooo:rsid="04c1dc8a"/>
    </style:style>
    <style:style style:name="T859" style:family="text">
      <style:text-properties officeooo:rsid="04f6b75c"/>
    </style:style>
    <style:style style:name="T860" style:family="text">
      <style:text-properties officeooo:rsid="04f9255a"/>
    </style:style>
    <style:style style:name="T861" style:family="text">
      <style:text-properties officeooo:rsid="0503e1c6"/>
    </style:style>
    <style:style style:name="T862" style:family="text">
      <style:text-properties officeooo:rsid="05072d9f"/>
    </style:style>
    <style:style style:name="T863" style:family="text">
      <style:text-properties officeooo:rsid="050a84a3"/>
    </style:style>
    <style:style style:name="T864" style:family="text">
      <style:text-properties officeooo:rsid="0517ebfe"/>
    </style:style>
    <style:style style:name="T865" style:family="text">
      <style:text-properties officeooo:rsid="055329a3"/>
    </style:style>
    <style:style style:name="T866" style:family="text">
      <style:text-properties officeooo:rsid="055404c7"/>
    </style:style>
    <style:style style:name="T867" style:family="text">
      <style:text-properties officeooo:rsid="055e9943"/>
    </style:style>
    <style:style style:name="T868" style:family="text">
      <style:text-properties officeooo:rsid="0570af78"/>
    </style:style>
    <style:style style:name="T869" style:family="text">
      <style:text-properties officeooo:rsid="058d46e9"/>
    </style:style>
    <style:style style:name="T870" style:family="text">
      <style:text-properties officeooo:rsid="0602ec88"/>
    </style:style>
    <style:style style:name="T871" style:family="text">
      <style:text-properties officeooo:rsid="06090f51"/>
    </style:style>
    <style:style style:name="T872" style:family="text">
      <style:text-properties officeooo:rsid="060c370c"/>
    </style:style>
    <style:style style:name="T873" style:family="text">
      <style:text-properties officeooo:rsid="060da6f6"/>
    </style:style>
    <style:style style:name="T874" style:family="text">
      <style:text-properties officeooo:rsid="060e6cf1"/>
    </style:style>
    <style:style style:name="T875" style:family="text">
      <style:text-properties officeooo:rsid="0617ca7b"/>
    </style:style>
    <style:style style:name="T876" style:family="text">
      <style:text-properties officeooo:rsid="061a33da"/>
    </style:style>
    <style:style style:name="T877" style:family="text">
      <style:text-properties officeooo:rsid="061b1985"/>
    </style:style>
    <style:style style:name="T878" style:family="text">
      <style:text-properties officeooo:rsid="061c3d19"/>
    </style:style>
    <style:style style:name="T879" style:family="text">
      <style:text-properties officeooo:rsid="061d4602"/>
    </style:style>
    <style:style style:name="T880" style:family="text">
      <style:text-properties officeooo:rsid="061f347e"/>
    </style:style>
    <style:style style:name="T881" style:family="text">
      <style:text-properties officeooo:rsid="061f8a61"/>
    </style:style>
    <style:style style:name="T882" style:family="text">
      <style:text-properties officeooo:rsid="061fe589"/>
    </style:style>
    <style:style style:name="T883" style:family="text">
      <style:text-properties officeooo:rsid="0631a996"/>
    </style:style>
    <style:style style:name="T884" style:family="text">
      <style:text-properties officeooo:rsid="063570fb"/>
    </style:style>
    <style:style style:name="T885" style:family="text">
      <style:text-properties officeooo:rsid="063a8985"/>
    </style:style>
    <style:style style:name="T886" style:family="text">
      <style:text-properties officeooo:rsid="063bf5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212">О, натриевые фонари <text:span text:style-name="T86">тускнеют</text:span> в Берлине,</text:p>
      <text:p text:style-name="P213">Я отправляюсь в бар, <text:span text:style-name="T86">там</text:span> никого! <text:span text:style-name="T86">Все разошлись уж прочь,</text:span></text:p>
      <text:p text:style-name="P215">А для меня трагичней<text:span text:style-name="T84"> Греческ</text:span>ой<text:span text:style-name="T84"> трагеди</text:span>и</text:p>
      <text:p text:style-name="P214"><text:span text:style-name="T86">Остаться </text:span><text:span text:style-name="T3">жертвой в </text:span><text:span text:style-name="T4">пустоте</text:span><text:span text:style-name="T85"> в эту ночь!</text:span></text:p>
      <text:p text:style-name="P2"/>
      <text:p text:style-name="P11">Шли дни, похожие для Пёклера один на другой. Идентичное утро плюхается теперь в рутину унылую как зима. <text:span text:style-name="T7">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9">меня…</text:span><text:span text:style-name="T7"> </text:span><text:span text:style-name="T9">u.s.w</text:span><text:span text:style-name="T7">.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9">умышленное воскрешение</text:span><text:span text:style-name="T7">.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9">буквальную истину</text:span><text:span text:style-name="T7">…. Ты не спишь? Франц….»)</text:span></text:p>
      <text:p text:style-name="P12">С приближением войны, игра приоритетов и политиканства разгоралась <text:span text:style-name="T88">не на шутку, Армия vs. </text:span><text:span text:style-name="T10">Luftwaffe</text:span><text:span text:style-name="T88">,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0">Schicksal</text:span><text:span text:style-name="T88">,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3">В какой-то момент в ту зиму, Пёклер почувствовал, что сможет не сорваться <text:span text:style-name="T89">при встрече </text:span>с Вайсманом. <text:span text:style-name="T89">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1">Raketenflugplatz</text:span><text:span text:style-name="T89">.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3"><text:soft-page-break/><text:span text:style-name="T87">– Как насчёт точек нагрева?– спросил Ваайсман. Это был резонный вопрос, но вместе с тем и </text:span><text:span text:style-name="T12">сближением</text:span><text:span text:style-name="T87">. <text:s/></text:span></text:p>
      <text:p text:style-name="P10"><text:span text:style-name="T90">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91">2</text:span><text:span text:style-name="T90">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93">Вы будете его впрыскивать.</text:span></text:p>
      <text:p text:style-name="P3">– <text:span text:style-name="T93">Совершенно верно.</text:span></text:p>
      <text:p text:style-name="P4">– <text:span text:style-name="T94">Сколько горючего будет перенаправлено при этом? Как это скажется на КПД двигателя.</text:span></text:p>
      <text:p text:style-name="P14">У Пёклера были цифры: «На сегодняшний день впрыскивание кошмар с подводкой труб, но при текущих графиках исплнения…</text:p>
      <text:p text:style-name="P5">– <text:span text:style-name="T95">А если применить двуступенчатый процесс сгорания?</text:span></text:p>
      <text:p text:style-name="P5">– <text:span text:style-name="T95">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96">Ах. Это не по моей части. Нам бы тоже не помешал более щедрый бюджет.</text:span>– <text:span text:style-name="T97">Тут они оба засмеялись, джентльмены учёные под прижимистой бюрократией, совместно страдающие.</text:span></text:p>
      <text:p text:style-name="P15">Пёклер понимал, что он ведёт переговоры о своём ребёнке и Лени: <text:span text:style-name="T98">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6">В конце августа он получил второй визит. <text:span text:style-name="T99">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7">Но её волосы, хотя бы это, были явно тёмно-каштановые, и пострижены по-другому. <text:span text:style-name="T100">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102">такой</text:span><text:span text:style-name="T100">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1">На этот раз он спросил долго ли ей позволят остаться. </text:p>
      <text:p text:style-name="P7">– <text:span text:style-name="T489">Мне скажут, а я постараюсь передать тебе.</text:span>– <text:span text:style-name="T490">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8">Почти ничего о Лени. Их разлучили, <text:span text:style-name="T491">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491">моргающее лицо Вайсмана…. Пёклер импульсивен, да, бунтарь—но Generaldirektor такая его запальчивость и честность </text:span><text:span text:style-name="T13">нужна</text:span><text:span text:style-name="T491"> нам…</text:span></text:p>
      <text:p text:style-name="P19">Девочка вдруг пришла к нему в объятия, поцеловать его снова. <text:span text:style-name="T492">Просто так. Пёклер забыл свои муки и долго прижимал её к своему сердцу, не говоря ни слова….</text:span></text:p>
      <text:p text:style-name="P20">Но в ту ночь в комнатушке только дыхание<text:span text:style-name="T87">—</text:span>никаких желаний луны в этот год<text:span text:style-name="T494">—</text:span><text:span text:style-name="T493">с её койки, он лежал </text:span><text:span text:style-name="T495">без сна, вычисляя, одна </text:span><text:span text:style-name="T497">из дочерей подстава</text:span><text:span text:style-name="T495">? та же дочь дважды? обе подставные? </text:span><text:span text:style-name="T496">Начиная </text:span><text:span text:style-name="T497">высчитывать </text:span><text:span text:style-name="T498">комбинации для третьего визита, для четвёртого…. </text:span><text:span text:style-name="T500">У </text:span><text:span text:style-name="T499">Вайсма</text:span><text:span text:style-name="T500">на</text:span><text:span text:style-name="T499">, те</text:span><text:span text:style-name="T500">х</text:span><text:span text:style-name="T499">, кто за ним, <text:s/></text:span><text:span text:style-name="T500">есть тысячи таких детей под рукой. </text:span><text:span text:style-name="T501">В течение лет, с их взрослением, сможет ли Пёклер полюбить </text:span><text:span text:style-name="T502">какую-то</text:span><text:span text:style-name="T494">—</text:span><text:span text:style-name="T503">достигнет ли она таким образом королевской линии </text:span><text:span text:style-name="T504">и станет заменой королевы, утраченной, </text:span><text:span text:style-name="T505">забытой Лени? </text:span><text:span text:style-name="T506">Его Противнику известно, что подозрение Пёклера всегда будет сильнее </text:span><text:span text:style-name="T507">любого страха истинного кровосмесительства…. </text:span><text:span text:style-name="T508">Они могут выдумывать новые правила, усложняя игру до бесконечности. </text:span><text:span text:style-name="T510">Что</text:span><text:span text:style-name="T509"> мог любой мужчине, опустошённый как Пёклер, чувствовать в ту ночь, </text:span><text:span text:style-name="T510">поддерживать </text:span><text:span text:style-name="T509">постоянн</text:span><text:span text:style-name="T510">ую готовность</text:span><text:span text:style-name="T509"> достаточно</text:span><text:span text:style-name="T510">й</text:span><text:span text:style-name="T509"> </text:span><text:span text:style-name="T510">для этого </text:span><text:span text:style-name="T509">гибк</text:span><text:span text:style-name="T510">ости</text:span><text:span text:style-name="T509">?</text:span></text:p>
      <text:p text:style-name="P22"><text:span text:style-name="T8">Kot</text:span>—<text:span text:style-name="T555">какая нелепость</text:span>—<text:span text:style-name="T555">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3">Он знал все плачи Ильзе, <text:span text:style-name="T556">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4">На следующий утро руководитель его группы вручил Пёклеру отпускное удостоверение <text:s/>и чек с отпускным бонусом. <text:s/><text:span text:style-name="T557">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5">Он предоставил Ильзе избрать место назначения. <text:span text:style-name="T558">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6">В корпоративном Государстве должно отводиться место для невинности, и многих её проявлений. <text:span text:style-name="T559">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559">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29">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7">Из всего предложенного там на выбор, <text:span text:style-name="T560">Колесо,</text:span> мифы, <text:span text:style-name="T560">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8"><text:span text:style-name="T560">– Значит, ты собираешься жить на Южном Полюсе. Так легко рассталась со своей мечтой,– </text:span><text:span text:style-name="T14">Kot</text:span><text:span text:style-name="T560">—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0">Она, или Они, не стали дожимать его. «<text:span text:style-name="T561">О»,– пожимая плечами,– «кто захочет жить на Луне?»– Они больше никогда не возвращались к этому.</text:span></text:p>
      <text:p text:style-name="P31">Вернувшись в отель, они получили ключ от восьмилетнего регистратора, поднялись в подвывающем лифте с <text:span text:style-name="T562">малолетним</text:span> лифтёром в униформе <text:span text:style-name="T562">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2">–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563">разобратья</text:span> к Пёклерам и их <text:span text:style-name="T563">гнусным</text:span> секретишкам….</text:p>
      <text:p text:style-name="P99">Он ударил её по темени открытой ладонью, громкий и жуткий удар. <text:span text:style-name="T564">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5">как я хотела тебя </text:span><text:span text:style-name="T564">шепнула она, </text:span><text:soft-page-break/><text:span text:style-name="T564">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1">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0">Не было, фактически, даже ему ясно, что он сделал выбор. <text:span text:style-name="T565">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6">uch-heierasas-sa! o tempo-tempo-ra</text:span><text:span text:style-name="T565">!—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2">Оставшуюся часть отпуска они гуляли по Цвёльфкиндер, <text:span text:style-name="T566">постоянно</text:span> держас<text:span text:style-name="T566">ь</text:span> за руки. <text:span text:style-name="T567">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3">В их последнюю ночь<text:span text:style-name="T87">—</text:span>хотя он не знал об этом, <text:span text:style-name="T568">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4"><text:span text:style-name="T87">– </text:span>На будущий год,<text:span text:style-name="T87">– </text:span>сжимая её руку,<text:span text:style-name="T87">–</text:span> мы снова сюда приедем, если захочешь.</text:p>
      <text:p text:style-name="P33">– <text:span text:style-name="T569">О, да, каждый год, Папи.</text:span></text:p>
      <text:p text:style-name="P105">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7"><text:span text:style-name="T493">Так оно и шло с той поры шесть лет. </text:span><text:span text:style-name="T511">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511">только эти летние кадры, предоставив ему самому выстраивать иллюзию одно</text:span><text:span text:style-name="T512">го ребёнка… в чём разница избранной шкалы времени, одна 24-я секу</text:span><text:span text:style-name="T513">н</text:span><text:span text:style-name="T512">ды или год </text:span><text:span text:style-name="T513">(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78"><text:span text:style-name="T513">С</text:span><text:span text:style-name="T493">наружи аэродинамической трубы в Пенем</text:span><text:span text:style-name="T532">ю</text:span><text:span text:style-name="T493">нде, </text:span><text:span text:style-name="T514">Пёклер остановился как-то ночью, </text:span><text:span text:style-name="T515">рядом с огромной сферой, высот</text:span><text:span text:style-name="T516">ой в </text:span><text:span text:style-name="T515">40 футов, </text:span><text:span text:style-name="T517">вслушиваясь </text:span><text:span text:style-name="T518">в</text:span><text:span text:style-name="T517"> работу насосов </text:span><text:span text:style-name="T518">откачивающих воздух из </text:span><text:span text:style-name="T519">белой</text:span><text:span text:style-name="T518"> сферы</text:span><text:span text:style-name="T515">, </text:span><text:span text:style-name="T519">пять минут нар</text:span><text:span text:style-name="T520">а</text:span><text:span text:style-name="T519">стающей пустоты</text:span><text:span text:style-name="T494">—</text:span><text:span text:style-name="T520">затем один жуткий всос: 20 секунд сверхзвукового потока… </text:span><text:span text:style-name="T521">затем падение заслонки и </text:span><text:span text:style-name="T522">насосы начинают заново… </text:span><text:span text:style-name="T523">он слушал и </text:span><text:span text:style-name="T524">подразумевал свой цикл отсекаемой заслонкой любви, </text:span><text:span text:style-name="T525">нарастание пустоты в течение года ради двух недель в августе, сконструированных с такой же </text:span><text:span text:style-name="T526">тщательностью инженерной мысли. </text:span><text:span text:style-name="T527">Он улыбался, пил тосты обменивался казарменным юмором с майором Вайсманом, </text:span><text:span text:style-name="T528">и в то же время постоянно, за музыкой </text:span><text:span text:style-name="T529">и хаханьками, он слышал плоть фигур продвигаемых в зимней темени через болота и горные цепи доски… проверял прогон за прогоном </text:span><text:span text:style-name="T530">результаты </text:span><text:span text:style-name="T78">Halbmodelle</text:span><text:span text:style-name="T529"> </text:span><text:span text:style-name="T530">из аэродинамической трубы </text:span><text:span text:style-name="T531">демонстрирующие как равнодействующая сила будет ра</text:span><text:span text:style-name="T532">с</text:span><text:span text:style-name="T531">пределяться </text:span><text:span text:style-name="T532">по всей длине Ракеты, для сотен различных чисел Маха—видел истинный </text:span><text:span text:style-name="T533">профиль </text:span><text:span text:style-name="T534">Р</text:span><text:span text:style-name="T533">акеты искажённым и спародированным, </text:span><text:span text:style-name="T534">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494">—</text:span><text:span text:style-name="T535">и видел как его собственное лицо можно смоделировать, </text:span><text:span text:style-name="T536">не в свете, но в </text:span><text:span text:style-name="T537">чистых силах воздействующих на него </text:span><text:span text:style-name="T538">из течения Рейха, и принуждения, и любви </text:span><text:span text:style-name="T539">на пути движения потока… </text:span><text:span text:style-name="T540">и знал, что оно должно претерпевать ту же деградацию, как </text:span><text:span text:style-name="T541">искорёженное смертью лицо по черепу</text:span><text:span text:style-name="T540">….</text:span></text:p>
      <text:p text:style-name="P179"><text:span text:style-name="T540">В </text:span><text:span text:style-name="T493">43-м, потому что он уехал в Цвёльфкиндер, Пёклер пропустил Британский воздушный налёт на Пенемюнде. Возвращаясь на станцию, </text:span><text:span text:style-name="T542">как только показались бараки «иностранной рабочей силы» в Трассенхайде, разбитые и срезанные, тела всё ещё откапывали </text:span><text:span text:style-name="T543">из обломков, зародилось жуткое подозрение, от которого невозможно было избавиться. Вайсман спасал его для чего-то: </text:span><text:span text:style-name="T544">для какой-то уникальной судьбы. </text:span><text:span text:style-name="T545">Этот человек как-то знал, что </text:span><text:span text:style-name="T546">Британцы будут бомбить в ту ночь,знал ещё в 39-м, вот и установил традицию отпуска в августе, </text:span><text:span text:style-name="T547">год за годом, но все лишь для того, чтобы уберечь Пёклера </text:span><text:span text:style-name="T548">от одной плохой ночи.</text:span><text:span text:style-name="T493"> </text:span><text:span text:style-name="T549">Не очень </text:span><text:span text:style-name="T552">уравновешено</text:span><text:span text:style-name="T549">… малость паранойно, да, да… </text:span><text:span text:style-name="T550">но мысль гудела в его мозгу, и он чувствовал как <text:s text:c="2"/>каменее</text:span><text:span text:style-name="T551">т.</text:span></text:p>
      <text:p text:style-name="P106">Дым сочился из земли, <text:span text:style-name="T570">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4">– <text:span text:style-name="T571">Я бы тоже хотел пропустить всё это.</text:span></text:p>
      <text:p text:style-name="P34">– <text:span text:style-name="T571">Доктор Тиль погиб.</text:span></text:p>
      <text:p text:style-name="P34">– <text:span text:style-name="T571">Как там в сказочной стране, Пёклер?</text:span></text:p>
      <text:p text:style-name="P35">– <text:span text:style-name="T572">Извините,</text:span>– <text:span text:style-name="T572">сказал он. В этом не было его вины. Остальные умолкли: некоторые смотрели, некоторые всё ещё в шоке после минувшей ночи.</text:span></text:p>
      <text:p text:style-name="P107">Потом появился Мондауген: «Мы на пределе. Можете пойти со мной в Первичную Обработку? Там требуется большая уборка, нам помощь нужна».<text:span text:style-name="T87">– </text:span>Они потопали туда, каждый в собственной <text:soft-page-break/>туче пыли.<text:span text:style-name="T87">– «Это было ужасно»,– сказал Мондауген.– «Нам свем довелось испытать напряжение».</text:span></text:p>
      <text:p text:style-name="P36">– <text:span text:style-name="T573">Они говорят так словно </text:span><text:span text:style-name="T17">я</text:span><text:span text:style-name="T573"> это сделал.</text:span></text:p>
      <text:p text:style-name="P37">– <text:span text:style-name="T574">Ты чувствуешь себя виноватым в том, чт тебя тут не было?</text:span></text:p>
      <text:p text:style-name="P38">– <text:span text:style-name="T575">Я просто хочу понять почему меня не было тут. Вот и всё.</text:span></text:p>
      <text:p text:style-name="P38">– <text:span text:style-name="T575">Потому что ты был в Цвёльфкиндер,</text:span>– <text:span text:style-name="T575">ответил просвещённый.</text:span>– <text:span text:style-name="T575">Давай не усложнять.</text:span></text:p>
      <text:p text:style-name="P108">Он <text:s/>старался. Ведь это работа Вайсмана, не так ли, Вайсман был садистом, его обязанность вносить в игру новые вариации, <text:span text:style-name="T576">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09">Случались фальшивые тревоги. Пёклер был почти уверен однажды зимой, <text:span text:style-name="T577">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0">Зелёная рожь и пологие холмы на мили вокруг: <text:span text:style-name="T578">Пёклер тут в неглубоком окопчике, в районе цели в Сарнаки, устремив свой бинокль к югу в сторону Ближны, как все остальные: в ожидании. </text:span><text:span text:style-name="T18">Erwartung </text:span><text:span text:style-name="T103">в перекрестии, с только что взошедшей колышущейся рожью </text:span><text:span text:style-name="T104">её более нежный пушок приглажен ветром… взгляни на это раздолье, с высоты Ракетных миль утреннего пространства: </text:span><text:span text:style-name="T105">множество лесных оттенков зелёного, </text:span><text:span text:style-name="T106">домики Польских ферм белый с коричневым, </text:span><text:span text:style-name="T107">длинные угри рек ловят солнце в свои извивы… а в самом центре внизу, </text:span><text:span text:style-name="T108">в пресвятой Х, Пёклер, распятый, невидимый пока что, но через минуту… </text:span><text:span text:style-name="T109">вот начинает вырисовываться, </text:span><text:span text:style-name="T111">с нарастанием</text:span><text:span text:style-name="T109"> инерци</text:span><text:span text:style-name="T111">и падения</text:span><text:span text:style-name="T110">—</text:span></text:p>
      <text:p text:style-name="P111"><text:span text:style-name="T109">Н</text:span><text:span text:style-name="T101">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111">в рубахе с коротки рукавом, костлявые колени указуют вверх пиджак от серого костюма мятый годами со времён последней глажки </text:span><text:span text:style-name="T112">у него под задницей </text:span><text:span text:style-name="T113">промакнуть</text:span><text:span text:style-name="T112"> росу. </text:span><text:span text:style-name="T113">Остальные, с кем он сюда явился рассеяны точками тут по Наземному Нулю, блаженные Нацистские лютики—</text:span><text:span text:style-name="T114">бинокли побалтываются на шиферного цвета ремешках </text:span><text:span text:style-name="T115">конской шкуры </text:span><text:span text:style-name="T114">на их шеях, </text:span><text:span text:style-name="T115">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116">стекло их становится, </text:span><text:span text:style-name="T117">в кратких промельках вкл./выкл., перламутровым кругом увязавшим воедино час и небо в барашка.</text:span></text:p>
      <text:p text:style-name="P112"><text:span text:style-name="T117">П</text:span><text:span text:style-name="T101">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118">разрослась разрушительная система лопнувших капилляров, теней, складок, морщин, </text:span><text:span text:style-name="T119">помол, что к этому времени скопился в простых и прямых глазах его более молодых и </text:span><text:soft-page-break/><text:span text:style-name="T119">нищенских дней… </text:span><text:span text:style-name="T120">нет. </text:span><text:span text:style-name="T121">Что-то было в них, даже тогда, </text:span><text:span text:style-name="T122">что-то что другие видели и знали, что могут воспользоваться, и находили способ. Что-то что Пёклер проморгал. </text:span><text:span text:style-name="T123">Он достаточно в своей жизни смотрелся в зеркала. </text:span><text:span text:style-name="T124">Он действительно запомнил бы….</text:span></text:p>
      <text:p text:style-name="P113"><text:span text:style-name="T101">Взрыв в атмосфере, если случится, будет в пределах видимости. </text:span><text:span text:style-name="T125">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126">для укрытия, </text:span><text:span text:style-name="T127">и всматриваешься в молчащий цветок огня её последних пары секунд, </text:span><text:span text:style-name="T128">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129">Ракетам положено быть подобными артиллерийским снарядам, они рассеиваются вокруг прицельной метки гигантским эллипсом</text:span><text:span text:style-name="T110">—</text:span><text:span text:style-name="T129">Эллипс Неопределённости. Но Пёклер, хоть и верит как и всякий другой учёный в неопределённость, </text:span><text:span text:style-name="T130">не чувствует себя тут слишком уютно. </text:span><text:span text:style-name="T131">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132">Сколько угодно химиков и материаловедов разбирающихся в изоляторах на уровне Пёклера… зачем избран он, если только не… </text:span><text:span text:style-name="T133">где-то в его мозгу два фокуса сошлись и стали единым… </text:span><text:span text:style-name="T134">нулевой эллипс… единая точка… </text:span><text:span text:style-name="T135">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136">точному попаданию, точнов Пёклера… ах, Вайсман, твоя заключительн</text:span><text:span text:style-name="T137">ой</text:span><text:span text:style-name="T136"> игр</text:span><text:span text:style-name="T137">е не достаёт утончённости</text:span><text:span text:style-name="T110">—</text:span><text:span text:style-name="T138">впрочем </text:span><text:span text:style-name="T139">тут не было не зрителей ни судей по ходу всей этой игры, </text:span><text:span text:style-name="T140">кто вообще сказал, что конец не может быть таким зверским? </text:span><text:span text:style-name="T141">Паранойа хлынула на Пёклера, затопила его до висков и темени. </text:span><text:span text:style-name="T142">Возможно он усрался, ему не разобрать. </text:span><text:span text:style-name="T143">Его пульс отдаётся в затылке. Ломит руки и ноги. </text:span><text:span text:style-name="T144">Чёрнокостюмные блондины силовики присматривают. </text:span><text:span text:style-name="T145">Их металлическая сбруя поблескивает. Волнистые склоны невысоких холмов </text:span><text:span text:style-name="T146">распростёрлись под ранним солнцем. </text:span><text:span text:style-name="T147">Все полевые бинокли смотрят на юг. </text:span><text:span text:style-name="T148">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149">Бумаги скопилось чересчур плотно и на слишком многое. Пёклер никак не согласовывается, право же ни в какую, </text:span><text:span text:style-name="T150">его мечта быть безупречно принесённым в жертву </text:span><text:span text:style-name="T151">с привитой ему потребностью делать дело</text:span><text:span text:style-name="T110">—</text:span><text:span text:style-name="T152">не видит даже как это может быть одним и тем же. </text:span><text:span text:style-name="T153">А4 должна, в конце концов, быть очень скоро поставлена на поток, этот коэффициент неудач </text:span><text:span text:style-name="T19">должен</text:span><text:span text:style-name="T153"> быть снижен,</text:span><text:span text:style-name="T149"> </text:span><text:span text:style-name="T153">и вот те, кто явил</text:span><text:span text:style-name="T160">ся</text:span><text:span text:style-name="T153">, они </text:span><text:span text:style-name="T160">все</text:span><text:span text:style-name="T153"> тут, и если не случится </text:span><text:span text:style-name="T154">приступ</text:span><text:span text:style-name="T160">а</text:span><text:span text:style-name="T154"> массовой слепоты</text:span><text:span text:style-name="T153"> в это утро на Польском лугу, </text:span><text:span text:style-name="T154">если ни один, даже и самый из них параноидальный, не сможет разглядеть ч</text:span><text:span text:style-name="T160">то</text:span><text:span text:style-name="T154"> </text:span><text:span text:style-name="T160">бы то ни было выходящее</text:span><text:span text:style-name="T155"> </text:span><text:span text:style-name="T160">за рамки</text:span><text:span text:style-name="T155"> заявленны</text:span><text:span text:style-name="T160">х</text:span><text:span text:style-name="T155"> Требовани</text:span><text:span text:style-name="T160">й</text:span><text:span text:style-name="T155">, конечно это не такая уж небывальщина для данного времени, данного места, где глаза приникшие к чёрным биноклям </text:span><text:span text:style-name="T156">высматривают лишь текущую «</text:span><text:span text:style-name="T191">упёртую</text:span><text:span text:style-name="T156"> целку»</text:span><text:span text:style-name="T110">—</text:span><text:span text:style-name="T156">как остроумные ракетчики окрестили свои проблемные ракеты</text:span><text:span text:style-name="T110">—</text:span><text:span text:style-name="T156">пусть проявит себя… </text:span><text:span text:style-name="T157">заметить где, от носа до кормы, </text:span><text:span text:style-name="T158">может таится авария, </text:span><text:span text:style-name="T159">форма форсажной струи, звук взрыва, </text:span><text:span text:style-name="T160">хоть </text:span><text:span text:style-name="T159">что-нибудь что может помочь….</text:span></text:p>
      <text:p text:style-name="P180">В Сарнаках, как занесено в отчёт, <text:span text:style-name="T579">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4">Но внутри жизни Пёклера, не в записях, но в душе, в его Бедной Германской душе, основа времени удлинилась и замедлилась: <text:span text:style-name="T580">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5">Весной, когда ветры Пенемюнде сделали полный оборот к юго!западу, и вернулись первые птицы, Пёклера перевели <text:span text:style-name="T581">на</text:span> подземный завод в Нордхаузене, <text:span text:style-name="T581">в Гарце. Работа в Пенемюнде </text:span><text:soft-page-break/><text:span text:style-name="T581">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6">В это время шли слухи о растущем отчуждении между Вайсманом и его «чудовищем» Енциным. <text:span text:style-name="T8">Schwarzkommando </text:span><text:span text:style-name="T101">тогда уже выделились </text:span><text:span text:style-name="T161">из структуры SS, </text:span><text:span text:style-name="T162">весьма подобно тому как сами <text:s/></text:span><text:span text:style-name="T161">SS </text:span><text:span text:style-name="T162">выделились из </text:span><text:span text:style-name="T163">Германской Армии. </text:span><text:span text:style-name="T164">Их сила теперь </text:span><text:span text:style-name="T166">состояла</text:span><text:span text:style-name="T164"> не в абсолютном </text:span><text:span text:style-name="T166">оружии</text:span><text:span text:style-name="T164">, а в информированности и умении. </text:span><text:span text:style-name="T165">Пёклер счастлив был услышать, что у Вайсмана имеются свои неприятности, но </text:span><text:span text:style-name="T166">без понятия как использовать их с выгодой для себя. </text:span><text:span text:style-name="T167">Так что, игра откладывается? </text:span><text:span text:style-name="T168">Может он никогда больше не увидит Ильзе. </text:span><text:span text:style-name="T169">Но принесли напоминание предписывающее ему явиться в кабинет Вайсмана. </text:span></text:p>
      <text:p text:style-name="P117"><text:span text:style-name="T101">Волосы у Вайсмана на висках седели и лохматились. Пёклер увидел, что одна дужка очков Вайсмана держалась на скрепке для бумаг. </text:span><text:span text:style-name="T170">Его стол завале документами, докладами, справочниками. </text:span><text:span text:style-name="T171">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7"><text:span text:style-name="T110">– </text:span><text:span text:style-name="T172">Вам понятно, что перевод в Нордхаузен дело добровольное.</text:span></text:p>
      <text:p text:style-name="P117"><text:span text:style-name="T172">Пёклер понял</text:span><text:span text:style-name="T171">, </text:span><text:span text:style-name="T172">с облегчением и парой секунд неподдельной любви к своему хранителю, что игра по-прежнему продолжается: «Это станет чем-то новым».</text:span></text:p>
      <text:p text:style-name="P39"><text:span text:style-name="T172">– Вот как?</text:span><text:span text:style-name="T101">– </text:span><text:span text:style-name="T172">Отчасти вызов, но частью и с интересом.</text:span></text:p>
      <text:p text:style-name="P40"><text:span text:style-name="T172">– </text:span><text:span text:style-name="T173">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101">—</text:span></text:p>
      <text:p text:style-name="P40"><text:span text:style-name="T101">– </text:span><text:span text:style-name="T173">Вы вспоминаете доктора Тиля?</text:span></text:p>
      <text:p text:style-name="P40"><text:span text:style-name="T173">– Да. Он не из моего отдела. </text:span><text:span text:style-name="T174">Я знал его не настолько хорошо.</text:span></text:p>
      <text:p text:style-name="P41"><text:span text:style-name="T174">– </text:span><text:span text:style-name="T175">Позор, что он попал под налёт. Мы все переместились в Эллипс Неопределённости, верно?</text:span></text:p>
      <text:p text:style-name="P118"><text:span text:style-name="T101">Пёклер позволил себе взгляд на захламлённый стол, достаточно быстрый, чтобы расцениваться как нервозность, или возражение</text:span><text:span text:style-name="T110">—</text:span><text:span text:style-name="T176">Вайсман, похоже, у тебя тут собственный Эллипс по полной</text:span><text:span text:style-name="T110">—«</text:span><text:span text:style-name="T176">О, у меня нет обычно времени для беспокойства. По крайней мере Миттельверке под землёй».</text:span></text:p>
      <text:p text:style-name="P42"><text:span text:style-name="T101">– </text:span><text:span text:style-name="T176">Тактические площадки не будут.</text:span></text:p>
      <text:p text:style-name="P42"><text:span text:style-name="T176">– Вы думаете, меня могут послать</text:span><text:span text:style-name="T101">—</text:span></text:p>
      <text:p text:style-name="P119">Вайсман пожал плечами и одарил Пёклера широкой фальшивой улыбкой: «<text:span text:style-name="T582">Мой дорогой Пёклер, <text:s/>как может кто-либо предсказывать, где мы окажемся? Посмотрим как это всё обернётся».</text:span></text:p>
      <text:p text:style-name="P120">Позднее, в Зоне, где вина станет восприниматься через органы чувств, <text:span text:style-name="T583">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584">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1"><text:span text:style-name="T585">Пёклер поспособствовал своей собственной слепотой. Он знал про Нордхаузен и про лагерь Дора: он мог </text:span><text:span text:style-name="T20">видеть</text:span><text:span text:style-name="T585">—истощённые голодом тела, глаза иностранных узников, которых гонят на </text:span><text:soft-page-break/><text:span text:style-name="T585">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2">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87">—</text:span><text:span text:style-name="T587">или так ей было велено отвечать</text:span><text:span text:style-name="T588">—</text:span><text:span text:style-name="T587">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3"><text:span text:style-name="T587">О</text:span><text:span text:style-name="T586">на была очень голодна. </text:span><text:span text:style-name="T589">Они провели первую пару дней за едой всего, что продавалось в Цвёльфкиндер. Выбор меньше, чем за год до этого, и дороже. </text:span><text:span text:style-name="T590">Однако, анклав невинности по-прежнему пользовался высоким приоритетом, так что кое-что было. </text:span></text:p>
      <text:p text:style-name="P124"><text:span text:style-name="T590">Н</text:span><text:span text:style-name="T586">е так много детей в этом году, впрочем. Инженер и девочка пр</text:span><text:span text:style-name="T592">а</text:span><text:span text:style-name="T586">ктически пользовались страной вдвоём. </text:span><text:span text:style-name="T591">Колесо и большинство других аттракционов стояли без движения. </text:span><text:span text:style-name="T592">Дефицит бензина, </text:span><text:span text:style-name="T593">ребёнок сторож </text:span><text:span text:style-name="T592">пояснил </text:span><text:span text:style-name="T593">им. </text:span><text:span text:style-name="T594">Полёты </text:span><text:span text:style-name="T80">Luftwaffe </text:span><text:span text:style-name="T475">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476">Его страна ожидала разрушения захватчиками вторгшимися с востока и запада: </text:span><text:span text:style-name="T477">в Нордхаузен истерия возросла до эпического уровня, когда первые ракеты готовились к выпуску в поле, </text:span><text:span text:style-name="T478">исполнить инженерные пророчества из древних мирных времён. </text:span><text:span text:style-name="T479">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480">её новые груди</text:span><text:span text:style-name="T476"> </text:span><text:span text:style-name="T480">такие приметные теперь под её платьем, её глаза </text:span><text:span text:style-name="T481">так почти пусто <text:s/>без истинного интереса </text:span><text:span text:style-name="T486">поглядывали</text:span><text:span text:style-name="T481"> на случайных мальчиков предназначенных для </text:span><text:span text:style-name="T81">Volkssturm</text:span><text:span text:style-name="T481">, мальчики постарше, больше не интересующиеся ею. Они мечтали о полученных приказах, громадных взрывах и смерти</text:span><text:span text:style-name="T482">—</text:span><text:span text:style-name="T481">если они даже видели её, то искоса, исподтишка...</text:span><text:span text:style-name="T82">её </text:span><text:span text:style-name="T83">О</text:span><text:span text:style-name="T82">тец её объездит… закусит зубами жердь</text:span><text:span text:style-name="T483">… однажды у меня будет стадо таких для меня одного… </text:span><text:span text:style-name="T484">но сперва я должен найти своего Капитана… где-то на Войне… </text:span><text:span text:style-name="T485">сперва меня должны </text:span><text:span text:style-name="T487">о</text:span><text:span text:style-name="T485">свободить из этого захолустья….</text:span><text:span text:style-name="T481"> </text:span></text:p>
      <text:p text:style-name="P125">Кто это был, проходил мимо как раз тогда<text:span text:style-name="T87">—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2">Alpdrücken </text:span><text:span text:style-name="T177">и у него случилась эрекция. Разгорячено уставившийся Пёклер упустил тонкий Гностический символизм Режиссёра, приём </text:span><text:span text:style-name="T179">подсветки</text:span><text:span text:style-name="T177"> производивш</text:span><text:span text:style-name="T179">ий</text:span><text:span text:style-name="T177"> две тени</text:span><text:span text:style-name="T179">,</text:span><text:span text:style-name="T177"> Каин</text:span><text:span text:style-name="T179">а</text:span><text:span text:style-name="T177"> и Абел</text:span><text:span text:style-name="T179">я</text:span><text:span text:style-name="T177">. </text:span><text:span text:style-name="T178">Но Ильзе, некая Ильзе, сохранилась долее <text:s/>своей кинематографической матери, долее окончания фильма, </text:span><text:span text:style-name="T179">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177"> </text:span><text:span text:style-name="T179">присутствовал там постоянно, вне всех плёнок, и тот проныра киношник </text:span><text:span text:style-name="T180">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180">уставившихся…. </text:span><text:span text:style-name="T181">Так что в то лето Ильзе прошла мимо себя самой, </text:span><text:span text:style-name="T182">слишком прикованная к какому-то лишённому теней интерьеру, чтобы заметить пересечение, или придать значение.</text:span></text:p>
      <text:p text:style-name="P126"><text:span text:style-name="T101">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183">коричневые ноги пинали мусор пропущенный недоукомплектованным звеном мусорщиков. </text:span><text:span text:style-name="T184">Такой период её жизни, или ейпретило по приказу проводить время с</text:span><text:span text:style-name="T185">о скучным стареющим инженером </text:span><text:span text:style-name="T186">в место, которое она переросла годы тому назад?</text:span></text:p>
      <text:p text:style-name="P43"><text:span text:style-name="T186">– </text:span><text:span text:style-name="T187">Тебе не очень-то хочется быть ту, верно?</text:span><text:span text:style-name="T101">– </text:span><text:span text:style-name="T187">Они сидели на берегу загрязнённого ручья, бросая хлеб уткам. Желудок Пёклера расстроен кофезаменителем и </text:span><text:span text:style-name="T189">из-за </text:span><text:span text:style-name="T187">крашен</text:span><text:span text:style-name="T189">ого</text:span><text:span text:style-name="T187"> мяс</text:span><text:span text:style-name="T189">а</text:span><text:span text:style-name="T187">. </text:span><text:span text:style-name="T188">Его </text:span><text:span text:style-name="T189">не отпускала</text:span><text:span text:style-name="T188"> голов</text:span><text:span text:style-name="T189">н</text:span><text:span text:style-name="T188">а</text:span><text:span text:style-name="T189">я</text:span><text:span text:style-name="T188"> бол</text:span><text:span text:style-name="T189">ь</text:span><text:span text:style-name="T188">.</text:span></text:p>
      <text:p text:style-name="P44"><text:span text:style-name="T188">– </text:span><text:span text:style-name="T189">Это или тут, или лагерь,</text:span><text:span text:style-name="T101">– </text:span><text:span text:style-name="T190">лицо её упрямо </text:span><text:span text:style-name="T192">отвёрнуто.</text:span><text:span text:style-name="T101">– </text:span><text:span text:style-name="T192">Мне вообще не хочется нигде быть. Всё равно.</text:span></text:p>
      <text:p text:style-name="P181">– Ильзе.</text:p>
      <text:p text:style-name="P181">– Тебе тут нравится? Или хочется обратно под свою гору? Ты говоришь с эльфами, Франц?</text:p>
      <text:p text:style-name="P44"><text:span text:style-name="T192">– Нет, я не в восторге от того, куда я попал</text:span><text:span text:style-name="T101">—</text:span><text:span text:style-name="T21">Франц?</text:span><text:span text:style-name="T101">—</text:span><text:span text:style-name="T192">но у меня, у меня ест работа….</text:span></text:p>
      <text:p text:style-name="P45"><text:span text:style-name="T192">– Да. И у меня есть. Моя работа быть в тюрьме. Я профессиональная заключённая. </text:span><text:span text:style-name="T193">Я знаю как получать поблажки, у кого красть, как доносить, как</text:span><text:span text:style-name="T101">—</text:span></text:p>
      <text:p text:style-name="P127"><text:span text:style-name="T101">Ещё минута и она сказала бы это… «Пожалуйста</text:span><text:span text:style-name="T110">—</text:span><text:span text:style-name="T8">прекрати</text:span><text:span text:style-name="T101">, Ильзе</text:span><text:span text:style-name="T110">—</text:span><text:span text:style-name="T101">» На этот раз Пёклер впал в истерику </text:span><text:span text:style-name="T194">и таки дал пощёчину. </text:span><text:span text:style-name="T195">Утки, удивлённые резким хлопком, </text:span><text:span text:style-name="T196">сделали поворот «кру-гом!» и отплыли прочь. </text:span><text:span text:style-name="T197">Ильзе смотрела на него, </text:span><text:span text:style-name="T198">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199">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6"><text:span text:style-name="T199">– </text:span><text:span text:style-name="T200">Если ты не хочешь приезжать на следующий год,</text:span><text:span text:style-name="T101">– </text:span><text:span text:style-name="T200">пусть даже «следующий год» на тот момент означал слишком мало в Германии,</text:span><text:span text:style-name="T101">– </text:span><text:span text:style-name="T200">то можешь не приезжать. Даже лучще, если не приедешь.</text:span></text:p>
      <text:p text:style-name="P47"><text:span text:style-name="T201">Она мгновенно поняла что он сделал. Она подтянула одну коленку вверх и опёрлась на неё лбом, подумала: «Я приеду»,</text:span><text:span text:style-name="T101">– </text:span><text:span text:style-name="T201">сказала она очень тихо. </text:span></text:p>
      <text:p text:style-name="P47"><text:span text:style-name="T101">– </text:span><text:span text:style-name="T201">Ты?</text:span></text:p>
      <text:p text:style-name="P47"><text:span text:style-name="T101">– </text:span><text:span text:style-name="T201">Да. Правда.</text:span></text:p>
      <text:p text:style-name="P47"><text:span text:style-name="T201">И он, тогда, совершенно забыл о всякой сдержанности. </text:span><text:span text:style-name="T202">Он свернул в вихрь своего долгого одиночества, жутко сотрясаясь. Он плакал. </text:span><text:span text:style-name="T203">Она взяла его за руки. Утки на плаву наблюдали.</text:span><text:span text:style-name="T488"> </text:span><text:span text:style-name="T204">Море прохлаждалось под солнцем в дымке. Где-то в городе играл аккордеон. </text:span><text:span text:style-name="T205">За разваливающимися мифическими статуями приговорённые дети орали друг на друга. Лето кончилось.</text:span></text:p>
      <text:p text:style-name="P128"><text:span text:style-name="T205">В</text:span><text:span text:style-name="T101">ернувшись в Миттельверке он попытался, и продолжал пытаться, </text:span><text:span text:style-name="T206">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29"><text:span text:style-name="T101">Рабочая нагрузка стала невозможной. </text:span><text:span text:style-name="T207">На сон у Пёклера оставалось менее двух часов в сутки. Военные новости доходили </text:span><text:span text:style-name="T208">под гору лишь в виде слухов и </text:span><text:span text:style-name="T209">растущего </text:span><text:span text:style-name="T208">дефицита. </text:span><text:span text:style-name="T209">Философия поставок была «треугольной»</text:span><text:span text:style-name="T110">—</text:span><text:span text:style-name="T209">три возможных источника для получения той же самой части, на случай один будет разрушен. </text:span><text:span text:style-name="T210">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211">Ближе к концу, приходилось пробовать и налаживать производство многих компонентов на месте.</text:span></text:p>
      <text:p text:style-name="P130"><text:span text:style-name="T211">К</text:span><text:span text:style-name="T101">огда у Пёклера оставалось время думать, </text:span><text:span text:style-name="T212">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213">добиваясь новостей. </text:span><text:span text:style-name="T214">Ни один из них не относился к Пёклеру иначе, чем к ходячей нервотрёпке. До них доходили слухи, что Вайсман уже не тут а в Голландии, </text:span><text:span text:style-name="T215">командует одной из ракетных батарей. </text:span><text:span text:style-name="T216">Енцин тоже пропал из виду </text:span><text:soft-page-break/><text:span text:style-name="T216">вместе со многими ключевыми </text:span><text:span text:style-name="T22">Schwarzkommando</text:span><text:span text:style-name="T216">. </text:span><text:span text:style-name="T217">Пёклер всё более уверялся, что на этот раз игра действительно кончена, </text:span><text:span text:style-name="T218">что война <text:s/>их всех зацапала, предписала новые приоритеты жизни-и-смерти и лишила досуга для пытки мелкого инженеришки. </text:span><text:span text:style-name="T219">Ему удалось немного расслабиться, вернуться в колею дня, </text:span><text:span text:style-name="T220">ждать конца, даже надеяться, что тысячи в Доре скоро станут свободны, среди них Ильзе, какая-то приемлемая Ильзе….<text:tab/></text:span></text:p>
      <text:p text:style-name="P131"><text:span text:style-name="T220">Н</text:span><text:span text:style-name="T101">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221">а над краем его койки было лицо Вайсмана наблюдавшего за ним. Он казался постаревшим лет на десять, и Пёклер насилу узнал его. </text:span></text:p>
      <text:p text:style-name="P48"><text:span text:style-name="T221">– </text:span><text:span text:style-name="T222">Мало времени,</text:span><text:span text:style-name="T101">– </text:span><text:span text:style-name="T222">прошептал Вайсман.</text:span><text:span text:style-name="T101">– </text:span><text:span text:style-name="T222">Пойдём.</text:span></text:p>
      <text:p text:style-name="P132"><text:span text:style-name="T222">О</text:span><text:span text:style-name="T101">ни двинулись через белую бессонную сует</text:span><text:span text:style-name="T223">у</text:span><text:span text:style-name="T101"> тоннелей. </text:span><text:span text:style-name="T223">Вайсман шагал медленно и твёрдо, оба она молчали. </text:span><text:span text:style-name="T224">В одном из управленческих отсеков были <text:s/>с полдюжины других, а также люди из SS и SD. «</text:span><text:span text:style-name="T225">У нас уже есть разрешения от ваших отделов»,</text:span><text:span text:style-name="T110">– </text:span><text:span text:style-name="T225">сказал Вайсман,</text:span><text:span text:style-name="T110">– «</text:span><text:span text:style-name="T227">освободить вас для работы над особым проектом. Это будет секретность наивозможно высшей категории</text:span><text:span text:style-name="T225">. </text:span><text:span text:style-name="T226">Вы будете жить отдельно, питаться отдельно, </text:span><text:span text:style-name="T227">не говорить ни с кем за исключением присутствующих в этой комнате».</text:span><text:span text:style-name="T110">– </text:span><text:span text:style-name="T227">Они оглянулись вокруг увидеть кто же это. Ни одного знакомого. </text:span><text:span text:style-name="T228">Обернулись обратно к Вайсману.</text:span></text:p>
      <text:p text:style-name="P133"><text:span text:style-name="T101">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229">это и было его «особой судьбой». </text:span><text:span text:style-name="T230">Он никак не мог понять этого: </text:span><text:span text:style-name="T231">он должен разработать пластмассовый обтекатель, определённого размера, определённых изоляционных свойств, </text:span><text:span text:style-name="T232">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233">По слухам, его произвели где-то в другом месте </text:span><text:span text:style-name="T234">и назвали Schwarzgerät, из соображений высокой секретности </text:span><text:span text:style-name="T235">окружавшей проект</text:span><text:span text:style-name="T234">. </text:span><text:span text:style-name="T236">Даже вес был засекречен. Они уложились в срок менее двух недель, и «Vorrichtung für die Isolierung» отправился по назначению. </text:span><text:span text:style-name="T237">Пёклер вернулся к своему постоянному начальнику, </text:span><text:span text:style-name="T238">и рутина вернулась в свою колею. </text:span><text:span text:style-name="T239">Он никогда больше не видел Вайсмана.</text:span></text:p>
      <text:p text:style-name="P134"><text:span text:style-name="T101">В первую неделю апреля, когда с минуты на минуту ожидалось появление Американских войск, </text:span><text:span text:style-name="T240">большинство инженеров укладывались, обменивались адресами с коллегами, </text:span><text:span text:style-name="T241">пили прощальные тосты, шатаясь по пустеющим помещениям. </text:span><text:span text:style-name="T242">В воздухе было ощущение выпускного дня. </text:span><text:span text:style-name="T243">Насилу сдерживаешься не насвистывать «Gaudeamus igitur». </text:span><text:span text:style-name="T244">Ежданно жизнь в заточении кончалась. </text:span></text:p>
      <text:p text:style-name="P135"><text:span text:style-name="T244">М</text:span><text:span text:style-name="T101">олодой охранник SS, </text:span><text:span text:style-name="T245">последний из уезжавших,</text:span><text:span text:style-name="T101"> нашёл Пёклера в п</text:span><text:span text:style-name="T245">ы</text:span><text:span text:style-name="T101">льном кафетерии, </text:span><text:span text:style-name="T245">передал ему конверт и вышел не сказав ни слова. </text:span><text:span text:style-name="T246">Это обычное отпускное удостоверение, утратившее силу из-за неизбежной кончины Правительства</text:span><text:span text:style-name="T110">—</text:span><text:span text:style-name="T246">и проездные документы до Цвёльфкиндер. </text:span><text:span text:style-name="T247">В пробелах для даты кто-то вписал, почти неразличимо «по окончании военного противостояния». </text:span><text:span text:style-name="T248">На обороте той же рукой (Вайсмана?) </text:span><text:span text:style-name="T249">приписка для </text:span><text:span text:style-name="T248"><text:s/>Пёклер</text:span><text:span text:style-name="T249">а. </text:span><text:span text:style-name="T23">Она освобождена. Встретит там</text:span><text:span text:style-name="T249">. </text:span><text:span text:style-name="T250">Он понял это было его платой за модернизацию сделанную им на </text:span><text:span text:style-name="T251">00000</text:span><text:span text:style-name="T250">. </text:span><text:span text:style-name="T251">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6"><text:span text:style-name="T251">В </text:span><text:span text:style-name="T101">последний день Пёклер вышел из южного конца основного тоннеля. </text:span><text:span text:style-name="T252">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253">Он не искал Иьзе, или не совсем. Может почувствовал, что должен увидеть, наконец. </text:span><text:span text:style-name="T254">Он не был готов. Он не знал. </text:span><text:span text:style-name="T255">Имел данные, да, но не знал, чувствами, сердцем….</text:span></text:p>
      <text:p text:style-name="P137"><text:span text:style-name="T255">В</text:span><text:span text:style-name="T101">онь говна, смерти, пота, болезни, плесени, </text:span><text:span text:style-name="T256">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257">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257">ухмылке смерти, целый зал умолкших зрителей срезанных на заключительном слове, где самая соль шутки… </text:span><text:span text:style-name="T258">а живые, набитые по десятеро на соломенный матрас, бессильно плачущие, кашляющие, лузеры…. Все его пустоты, его лабиринты, были оборотной </text:span><text:span text:style-name="T259">стороной этого. </text:span><text:span text:style-name="T260">Пока он жил и чертил линии </text:span><text:span text:style-name="T261">на бумаге, это невидимое царство длилось, </text:span><text:span text:style-name="T262">во тьме снаружи… всё время…. </text:span><text:span text:style-name="T263">Пёклера вырвало. Он расплакался. Стены не растворились</text:span><text:span text:style-name="T110">—</text:span><text:span text:style-name="T263">ни одна тюремная стена никогда не делала этого, </text:span><text:span text:style-name="T264">не слезами, не от этого открытия, на каждых нарах, в каждой камере, </text:span><text:span text:style-name="T265">всё</text:span><text:span text:style-name="T264"> лица </text:span><text:span text:style-name="T265">что</text:span><text:span text:style-name="T264"> он </text:span><text:span text:style-name="T265">знает, в конце концов, и они дороги ему как и сам он, и не может, поэтому, допустить, чтобы они вернулись в то молчание…. </text:span><text:span text:style-name="T266">Но что он может сделать вообще? Как вообще удержать их? </text:span><text:span text:style-name="T267">Бессилие, зеркальное вращение горя, взвинчивают его ужасно, как вырвавшееся из-под контроля сер</text:span><text:span text:style-name="T268">д</text:span><text:span text:style-name="T267">цебиение, </text:span><text:span text:style-name="T268">почти не оставляя ему шансов хорошенько разбушеваться, или сойти….</text:span></text:p>
      <text:p text:style-name="P137"><text:span text:style-name="T268"><text:s/>Там где было всего темнее, и смердело хуже всего, Пёклер нашёл женщину </text:span><text:span text:style-name="T269">лежавшую, случайную женщину. </text:span><text:span text:style-name="T270">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271">сложил её руку в кулак, чтобы оно не соскальзывало. Если она выживет, кольца хватит на пару обедов, </text:span><text:span text:style-name="T272">или на одеяло, или ночёвку под крышей, или проезд домой….</text:span></text:p>
      <text:p text:style-name="P182"><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604">а</text:span> привела Слотропа в покосившийся домик рядом со Шпрее, в Руссом секторе. <text:span text:style-name="T602">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3">Внутри летучие мыши гнездятся под стропилами, <text:span text:style-name="T603">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603">. Вода каплет сквозь них в полудесятке мест.</text:span></text:p>
      <text:p text:style-name="P184">Грета <text:span text:style-name="T605">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5">Ладно, найти того Кислоту Бумера, отдать тому его гашиш. <text:span text:style-name="T606">А</text:span> дальше что? <text:span text:style-name="T607">Слотроп и S-Gerät, а также загадка Джампф/Imipolex</text:span> <text:span text:style-name="T607">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607">крыш, уязвимый, утративший центр как и он, и только картонные изображения Подслушивающего Врага остались между ним и мокрым небом. </text:span></text:p>
      <text:p text:style-name="P186">Либо Они завели его сюда по какой-то причине, или же он тут просто так. <text:span text:style-name="T608">Он не уверен, хочется ли ему, на самом деле, чтобы была этому </text:span><text:span text:style-name="T24">причина</text:span><text:span text:style-name="T608">….</text:span></text:p>
      <text:p text:style-name="P187">В полночь дождь прекращается. <text:span text:style-name="T609">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5">Tägliche Rundschau</text:span><text:span text:style-name="T609">,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98">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88">– <text:span text:style-name="T610">Не знаем такого.</text:span></text:p>
      <text:p text:style-name="P189">– <text:span text:style-name="T611">Могу я оставить сообщение для него?</text:span></text:p>
      <text:p text:style-name="P190">– <text:span text:style-name="T611">Его тут нет.</text:span>– <text:span text:style-name="T612">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6">Fickt nicht mit dem </text:span><text:span text:style-name="T8">Raketemensch!», </text:span><text:span text:style-name="T613">чтобы знали, типа </text:span><text:span text:style-name="T27">н-но, Сильвер! </text:span><text:span text:style-name="T613">тут</text:span><text:span text:style-name="T27">,</text:span><text:span text:style-name="T613"> он смывается в тени, между грудами обломков брёвен, камней и земли.</text:span></text:p>
      <text:p text:style-name="P192">Он выбирает тропу, по которой, как ему кажется, Кислота вёл их в ту ночь<text:span text:style-name="T87">—</text:span>часто теряет её, <text:span text:style-name="T614">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28">Сатердей Ивнинг Пост, </text:span><text:span text:style-name="T615">только уже не простецкие, а явно зловещие… да это точно Субботняя Вечерняя </text:span><text:span text:style-name="T29">Почта</text:span><text:span text:style-name="T615">: это лица посыльных в шляпах-треуголках приходящие с длинных холмов, вниз </text:span><text:soft-page-break/><text:span text:style-name="T615">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3">Уходит час, чтобы найти погреб Кислоты. <text:span text:style-name="T616">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0">пальцами</text:span><text:span text:style-name="T616"> по отдельности, не пошиты, однако, а </text:span><text:span text:style-name="T30">отлиты</text:span><text:span text:style-name="T616">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0">вида</text:span><text:span text:style-name="T616"> эта пластмасса, парень!</text:span></text:p>
      <text:p text:style-name="P194">Вот конский череп: полые глазницы уходят вглубь основания. <text:span text:style-name="T617">Внутри одной из них туго скрученная папиросная бумажка с посланием от Кислоты. «</text:span><text:span text:style-name="T31">Raketemensch</text:span><text:span text:style-name="T617">! Дер Шпрингер просит меня передать тебе это, его символ. Держи при себе, по нему он тебя опознает. Я на Якобиштрассе, 12, 3</text:span><text:span text:style-name="T92">-й </text:span><text:span text:style-name="T622">двор, </text:span><text:span text:style-name="T623">номер 7. Как и В/4» В общем, «Как и Би-фор» </text:span><text:span text:style-name="T624"><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5"><text:span text:style-name="T624">К</text:span><text:span text:style-name="T618">ислота приложил карту-</text:span><text:span text:style-name="T625">план как туда добираться. </text:span><text:span text:style-name="T626">Это прямо обратно в Британский сектор. </text:span><text:span text:style-name="T627">Со стоном, Слотроп двигает обратно в грязь и раннее утро. Вблизи Брандербургских </text:span><text:span text:style-name="T628">В</text:span><text:span text:style-name="T627">орот, снова начинает слегка накрапывать. </text:span><text:span text:style-name="T628">Куски Ворот всё ещё валяются </text:span><text:span text:style-name="T629">на</text:span><text:span text:style-name="T628"> <text:s/>улиц</text:span><text:span text:style-name="T629">е</text:span><text:span text:style-name="T630">—</text:span><text:span text:style-name="T629">упираются, отёсанные снарядами, в дождливое небо, их молчание колоссально, призрачно, пока он </text:span><text:span text:style-name="T631">топает </text:span><text:span text:style-name="T629">огиба</text:span><text:span text:style-name="T631">я</text:span><text:span text:style-name="T629"> их, </text:span><text:span text:style-name="T631">Колесн</text:span><text:span text:style-name="T632">и</text:span><text:span text:style-name="T631">ца </text:span><text:span text:style-name="T632">отблескивает как уголь, </text:span><text:span text:style-name="T633">мчит и неподвижна, это 30-е столетие </text:span><text:span text:style-name="T634">и безрассудный Ракетмэн </text:span><text:span text:style-name="T635">толлько что приземлился </text:span><text:span text:style-name="T636">тут </text:span><text:span text:style-name="T635">обследовать руины, </text:span><text:span text:style-name="T636">следы в высокогорной пустыне древнего Европейского уклада….</text:span></text:p>
      <text:p text:style-name="P196"><text:span text:style-name="T636">Я</text:span><text:span text:style-name="T618">коби штрассе и большая часть её квартала, </text:span><text:span text:style-name="T637">трущобы, пережила уличные бои в неприкосновенности, </text:span><text:span text:style-name="T638">вместе со своей темнотой внутри, </text:span><text:span text:style-name="T639">кладка теней нерушима независимо от того высоко ли солнце или низко. Номер 12 это целый блок квартир </text:span><text:span text:style-name="T640">рождённый ещё до Инфляции, </text:span><text:span text:style-name="T641">пять или шесть этажей и мансарда, пять или шесть Hinterhöfe угнездившихся один внутри другого</text:span><text:span text:style-name="T630">—</text:span><text:span text:style-name="T642">коробки от подарка хохмача, </text:span><text:span text:style-name="T643">в самой последней </text:span><text:span text:style-name="T644">ничего, кроме последнего пустого двора пахнущего одинаковой жра</text:span><text:span text:style-name="T648">тв</text:span><text:span text:style-name="T644">ой </text:span><text:span text:style-name="T645">и</text:span><text:span text:style-name="T644"> мусором </text:span><text:span text:style-name="T645">и мочой </text:span><text:span text:style-name="T647">изливавшейся</text:span><text:span text:style-name="T646"> </text:span><text:span text:style-name="T645">десятилет</text:span><text:span text:style-name="T646">иями. Ха, ха!</text:span></text:p>
      <text:p text:style-name="P197"><text:span text:style-name="T646">С</text:span><text:span text:style-name="T618">лотроп приближается к первому арочному проходу. </text:span><text:span text:style-name="T649">Уличный свет пробрасывает его тень в накидке вперёд сквозь череду этих арок, </text:span><text:span text:style-name="T650">каждая обозначена своим именем выцветшей краской, </text:span><text:span text:style-name="T619">Erster-Hof, Zweiter-Hof, Dritter-Hof u.s.w., </text:span><text:span text:style-name="T651">такой же формы, как вход в Миттельверке, параболичной, но больше похожа на рот и г</text:span><text:span text:style-name="T652">лотку, </text:span><text:span text:style-name="T653">суставы хряща отступают </text:span><text:span text:style-name="T654">в </text:span><text:span text:style-name="T653">ожида</text:span><text:span text:style-name="T654">нии</text:span><text:span text:style-name="T653">, ожидая проглотить… </text:span><text:span text:style-name="T655">надо ртом два оквадраченных глаза, белки органди, зрачки черны как смола, уставились на него… </text:span><text:span text:style-name="T656">оно хохочет как и все эти годы без остановки, </text:span><text:span text:style-name="T657">утробный гулкий хохот, </text:span><text:span text:style-name="T658">как увесистый фарфор покатывающий или постукивающий под водой в раковине. </text:span><text:span text:style-name="T659">Безмозглые хаханьки, просто большое старое геометричное оно, </text:span><text:span text:style-name="T660">чё ты нервничишь, заваливай дывай…. </text:span><text:span text:style-name="T661">Но боль, двадцать, двадцать пять лет боли вот уже застывшей в этой глотке… </text:span><text:span text:style-name="T662">старый пария, пассивный, уже зависимость к выживанию, ждёт годы напролёт, дожидается ранимых лохов как </text:span><text:span text:style-name="T663">этот</text:span><text:span text:style-name="T662"> Слотроп, </text:span><text:span text:style-name="T663">чтоб подставились, </text:span><text:span text:style-name="T664">хохоча и плача и всё молчком… </text:span><text:span text:style-name="T665">краска облупливается с Лица, </text:span><text:span text:style-name="T667">обожжённого</text:span><text:span text:style-name="T666">, больного, </text:span><text:span text:style-name="T667">издавна сдыхающего, и как только Слотроп может входить в такую шизоидную глотку? </text:span><text:span text:style-name="T668">Чего тут не ясно, потому что этого хочет от него </text:span><text:span text:style-name="T669">спонсирующая и мощная </text:span><text:soft-page-break/><text:span text:style-name="T669">Студия, </text:span><text:span text:style-name="T620">natürlich</text:span><text:span text:style-name="T669">: </text:span><text:span text:style-name="T670">Слотроп герой юноша в этот вечер: что держало его в движении всю ночь, его и </text:span><text:span text:style-name="T671">одиночных </text:span><text:span text:style-name="T670">Берлинцев, </text:span><text:span text:style-name="T671">которые выходят только лишь в эти пустые часы, </text:span><text:span text:style-name="T672">ничему не принадлежа и идя никуда конкретно, так это Их не объяснённая потребность </text:span><text:span text:style-name="T673">держать некое маргинальное население в этих </text:span><text:span text:style-name="T674">изнурённых </text:span><text:span text:style-name="T675">и обойдённых местах, </text:span><text:span text:style-name="T676">определённо по экономическим, впрочем, как знать, </text:span><text:span text:style-name="T677">возможно эмоциональным соображением тоже….</text:span></text:p>
      <text:p text:style-name="P199"><text:span text:style-name="T677">К</text:span><text:span text:style-name="T618">ислота в движении тоже, хотя внутреннем, обирает свои сны. </text:span><text:span text:style-name="T678">Это выглядит как одна большая комната, </text:span><text:span text:style-name="T679">тёмная, полная табачного и косячного дыма, осыпавшихся гребней штукатурки там, где <text:s/></text:span><text:span text:style-name="T680">стены были вышиблены, </text:span><text:span text:style-name="T681">соломенные тюфяки по всему полу, </text:span><text:span text:style-name="T682">парочка на одном делят позднюю, тихую сигарету, </text:span><text:span text:style-name="T683">кто-то храпит на соседнем… </text:span><text:span text:style-name="T684">лоснящийся концертный рояль Bosendorfer Imperial, на который </text:span><text:span text:style-name="T685">Труди, одетая в одну только лишь армейскую рубаху, </text:span><text:span text:style-name="T684">оп</text:span><text:span text:style-name="T686">ирается, отчаявшаяся муза, голые ноги длинны и вытянуты, «</text:span><text:span text:style-name="T621">Пожалуйста</text:span><text:span text:style-name="T687">, иди на постель, Густав, скоро станет светло». Единственным ответом злостное бряканье в басовых струнах. </text:span><text:span text:style-name="T688">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689">золотым светом в конце дня на ипподром</text:span><text:span text:style-name="T690">е</text:span><text:span text:style-name="T689"> Карлс</text:span><text:span text:style-name="T690">хорст</text:span><text:span text:style-name="T689">а, </text:span><text:span text:style-name="T691">ч</text:span><text:span text:style-name="T690">ёрным светом </text:span><text:span text:style-name="T691">от тротуаров на бульварах </text:span><text:span text:style-name="T692">по ночам в мелких морщинках как кожа обтягивающая камень, </text:span><text:span text:style-name="T693">белым светом от </text:span><text:span text:style-name="T694">атласных</text:span><text:span text:style-name="T693"> платьев, </text:span><text:span text:style-name="T694">стаканов, выстроенных сияя, перед зеркалами баров, от угловатых «U» на входах станций подземки, </text:span><text:span text:style-name="T695">указующих в гладком магнетизме в небо, </text:span><text:span text:style-name="T697">за</text:span><text:span text:style-name="T695">влечь ангелов сталь</text:span><text:span text:style-name="T697">ной воспря</text:span><text:span text:style-name="T695">н</text:span><text:span text:style-name="T697">утости</text:span><text:span text:style-name="T695">, </text:span><text:span text:style-name="T697">безвольного подчинения</text:span><text:span text:style-name="T696">—лицо так</text:span><text:span text:style-name="T698">ое</text:span><text:span text:style-name="T696"> жутко старое во сне, </text:span><text:span text:style-name="T698">покинутое в</text:span><text:span text:style-name="T696"> своей городской истории….</text:span></text:p>
      <text:p text:style-name="P208">Его глаза открываются<text:span text:style-name="T87">—</text:span>на секунду Слотроп всего лишь затенённые складки зелёного, <text:span text:style-name="T699">высвеченный шлем, световые значения, которые нужно ещё сложить. Затем приходит сладкая кивающая улыбка, всё окей,</text:span><text:span text:style-name="T32"> ja</text:span><text:span text:style-name="T699">, как ты Ракетмэн, </text:span><text:span text:style-name="T32">was ist los? </text:span><text:span text:style-name="T700">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209">– <text:span text:style-name="T701">Я думал ты передохнёшь или вроде того.</text:span></text:p>
      <text:p text:style-name="P210">Тут же достаётся Марокканская трубочка и Кислота принимается плющить жирную крошку того гашиша, мурлыкая популярную румбу</text:p>
      <text:p text:style-name="P210"/>
      <text:p text:style-name="P216">Из Марокко кой-чего кусочек</text:p>
      <text:p text:style-name="P216">Заверну я в носовой платочек </text:p>
      <text:p text:style-name="P206"/>
      <text:p text:style-name="P49">– <text:span text:style-name="T702">Да. Такие дела, дер Шпрингер настучал про наш фальшивопечатный бизнес. Типа <text:s/>временная заминочка, врубаешься?</text:span></text:p>
      <text:p text:style-name="P50">– <text:span text:style-name="T703">Нет. Я думал вы между собой по братски.</text:span></text:p>
      <text:p text:style-name="P51">– <text:span text:style-name="T704">Ещё чего. И он движется по верхним орбитам.</text:span>– <text:span text:style-name="T705">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2">– <text:span text:style-name="T706">Но,</text:span>– <text:span text:style-name="T706">грит Слотроп,</text:span>– <text:span text:style-name="T706">но, этта, где мой миллион марок, тогда, Эмиль?</text:span></text:p>
      <text:p text:style-name="P138">Кислота всасывает жёлтое пламя выплывающее поверх чашечки трубки: «Он ушёл туда, где сплетается плющ».<text:span text:style-name="T87">– </text:span>Слово в слово как Джубли Джим Фиск ответил Комиссии Конгресса <text:span text:style-name="T707">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3">– <text:span text:style-name="T708">Ну, я могу продавать унциями из того, что при мне,</text:span>– <text:span text:style-name="T709">прикидывает Слотроп.</text:span>– <text:span text:style-name="T710">За оккупационные сертификаты. Они в цене?</text:span></text:p>
      <text:p text:style-name="P54">– <text:span text:style-name="T711">Ты не злишься. Совсем нет.</text:span></text:p>
      <text:p text:style-name="P54"><text:soft-page-break/>– <text:span text:style-name="T711">Ракетмэн выше этого дерьма, Эмиль.</text:span></text:p>
      <text:p text:style-name="P55">– <text:span text:style-name="T712">У меня для тебя сюрприз. Я могу достать тебе Schwarzgerät, про который ты спрашивал.</text:span></text:p>
      <text:p text:style-name="P55">– <text:span text:style-name="T712">Ты?</text:span></text:p>
      <text:p text:style-name="P55">– <text:span text:style-name="T712">Шпрингер. Я попросил у него для тебя.</text:span></text:p>
      <text:p text:style-name="P56">– <text:span text:style-name="T713">Не гони. Правда? Охренеть, вот это друг. Как я могу</text:span>—</text:p>
      <text:p text:style-name="P56">– <text:span text:style-name="T714">Десять тысяч фунтов стелингов.</text:span></text:p>
      <text:p text:style-name="P139">Слотроп выкашливает добрую затяжку. «<text:span text:style-name="T715">Спасибо, Эмиль...»– Он рассказывает про междусобойчик с Чичериным и как он видел того Мики Руни.</text:span></text:p>
      <text:p text:style-name="P57">– <text:span text:style-name="T716">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8">– <text:span text:style-name="T717">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59">– <text:span text:style-name="T718">Только про цену на твой прибор, Ракет. Половину суммы вперёд. Говорит, во столько ему сядет один только поиск.</text:span></text:p>
      <text:p text:style-name="P60">– <text:span text:style-name="T719">Так он даже не знает где оно. Блядь, может просто водит за нос, набивает цену, надеется найти дурака, что даст деньгу авансом.</text:span></text:p>
      <text:p text:style-name="P61">– <text:span text:style-name="T720">Обычно он держит слово. У тебя не было проблем с тем пропуском, что он подделал?</text:span></text:p>
      <text:p text:style-name="P62">– <text:span text:style-name="T721">Йааахх...</text:span>– <text:span text:style-name="T721">О. О, ух-ты, ага, да, надо было ему спросить тут про эту бумажку с Максом Шлепцигом на ней.</text:span>– <text:span text:style-name="T722">Ну, тогда...</text:span>– <text:span text:style-name="T722">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3">носовая</text:span><text:span text:style-name="T722">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723">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0">Они уснули в комнате полной храпа, <text:span text:style-name="T724">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1">Густав композитор. Который месяц у него гневные дебаты с Кислотой кто лучше, Бетховен или Россини. <text:span text:style-name="T725">Кислота за Россини. «Не то, чтобы я был за Бетховена </text:span><text:span text:style-name="T34">qua</text:span><text:span text:style-name="T725"> Бетховена»,– доказывает Густав,– «но он представляет Германскую диалектику, включение всё большего числа нот в </text:span><text:soft-page-break/><text:span text:style-name="T725">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3">– <text:span text:style-name="T726">Ну, и?</text:span>– <text:span text:style-name="T726">неизменно отвечал Кислота на это.</text:span>– <text:span text:style-name="T727">А что выбрал бы ты? Главное,</text:span>– <text:span text:style-name="T728">прерывая обычный возмущённый вопль Густава,</text:span>– <text:span text:style-name="T728">что человек </text:span><text:span text:style-name="T35">приятно</text:span><text:span text:style-name="T728">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729">покачивая старым морщинистым пальцем,</text:span>– <text:span text:style-name="T729">этого Возвышенного больше в партии барабана из </text:span><text:span text:style-name="T36">La Gazza Ladra, </text:span><text:span text:style-name="T273">чем во всей Девятой Симфонии. У Россини, основная мысль, что любовники всегда встречаются, отчуждённости преодолена </text:span><text:span text:style-name="T274">и, нравится тебе или нет, в этом единое тысяченожное движение Мира. </text:span><text:span text:style-name="T275">Вопреки ухищрениям жадности, </text:span><text:span text:style-name="T276">мелочности, злоупотребления властью, </text:span><text:span text:style-name="T37">любовь случается.</text:span><text:span text:style-name="T36"> </text:span><text:span text:style-name="T276">Всё дерьмо превращается в золото. </text:span><text:span text:style-name="T277">Стены пробиты, балконы покорены</text:span><text:span text:style-name="T101">—</text:span><text:span text:style-name="T277">слушай!</text:span><text:span text:style-name="T101">– </text:span><text:span text:style-name="T278">Это была ночь в начале мая, шла заключительная бомбардировка Берлина. </text:span><text:span text:style-name="T279">Кислоте приходилось орать не слыша с</text:span><text:span text:style-name="T280">а</text:span><text:span text:style-name="T279">мого себя.</text:span><text:span text:style-name="T101">– </text:span><text:span text:style-name="T280">Итальяночка в Алжире, у Цирюлника тазиков невпроворот, сорок</text:span><text:span text:style-name="T281">а</text:span><text:span text:style-name="T280"> </text:span><text:span text:style-name="T281">крадёт всё, что подвернётся! </text:span><text:span text:style-name="T282">Мир сбегается </text:span><text:span text:style-name="T283">для объятия</text:span><text:span text:style-name="T282">….</text:span></text:p>
      <text:p text:style-name="P142"><text:span text:style-name="T282">Э</text:span><text:span text:style-name="T101">тим дождливым утром, в тишине, </text:span><text:span text:style-name="T284">похоже Германская Диалектика Густава скончалась. До него только что дошло известие, аж из Вены, по какой-то музыкантской цепочке, </text:span><text:span text:style-name="T285">что Антон Веберн мёртв. «</text:span><text:span text:style-name="T286">Застрелен в мае, Американцами. </text:span><text:span text:style-name="T296">Бессмысленно</text:span><text:span text:style-name="T286">, случайно, если веришь в случайности</text:span><text:span text:style-name="T110">—</text:span><text:span text:style-name="T286">какой-то повар столовой из Северной Каролины, недавний новобранец</text:span><text:span text:style-name="T284"> </text:span><text:span text:style-name="T287">с .45, с которым он едва ли знал как обращаться, </text:span><text:span text:style-name="T288">слишком поздно прибыл для Второй Мировой, но не поздно для Веберна. </text:span><text:span text:style-name="T289">Предлогом для обыска в доме стало то, что брат Веберна приторговывал на чёрном рынке. А кто нет? </text:span><text:span text:style-name="T290">Знаешь в какой миф </text:span><text:span text:style-name="T38">это</text:span><text:span text:style-name="T290"> превратится через тысячу лет? Юный варвар является убить Последнего Европейца, </text:span><text:span text:style-name="T291">стоявшего на дальнем краю того, что продолжалось со времён Баха, </text:span><text:span text:style-name="T292">нарастание полиморфного упрямства музыки пока все ноты не стали равны в конце концов…. </text:span><text:span text:style-name="T293">Куда </text:span><text:span text:style-name="T294">же дальше</text:span><text:span text:style-name="T293"> после Веберна? </text:span><text:span text:style-name="T292"><text:s/></text:span><text:span text:style-name="T294">Это был момент </text:span><text:span text:style-name="T295">максимальной</text:span><text:span text:style-name="T294"> свободы. </text:span><text:span text:style-name="T296">Это должны были прекратить. И снова </text:span><text:span text:style-name="T39">Götterdämmerung</text:span><text:span text:style-name="T296">—»</text:span></text:p>
      <text:p text:style-name="P64"><text:span text:style-name="T296">– Юный болван,</text:span><text:span text:style-name="T101">–</text:span><text:span text:style-name="T296"> вступает хмыканьем Кислота только что из Берлина, притарабанив наволочку головок конопли </text:span><text:span text:style-name="T297">прямиком из Северной Африки. </text:span><text:span text:style-name="T298">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299">,</text:span><text:span text:style-name="T298"> </text:span><text:span text:style-name="T299">белые волосы и синяя рубаха перемазаны какой-то зелёной жуткой нечистью.</text:span><text:span text:style-name="T101">– </text:span><text:span text:style-name="T300">Упал в воронку от снаряда. Быстрей, быстрей, сверните из этой.</text:span></text:p>
      <text:p text:style-name="P64"><text:span text:style-name="T101">– </text:span><text:span text:style-name="T300">Ты это про кого <text:s/>«юный болван»?</text:span><text:span text:style-name="T101">– </text:span><text:span text:style-name="T300">вопрошает Густав.</text:span></text:p>
      <text:p text:style-name="P65"><text:span text:style-name="T101">– </text:span><text:span text:style-name="T300">Про тебя и твои основные течения музыки,</text:span><text:span text:style-name="T101">– </text:span><text:span text:style-name="T300">орёт Кислота.</text:span><text:span text:style-name="T101">– </text:span><text:span text:style-name="T301">Кончилось наконец? Или придётся начать </text:span><text:span text:style-name="T40">da capo</text:span><text:span text:style-name="T299"> </text:span><text:span text:style-name="T301">с Карлом Орфом?</text:span></text:p>
      <text:p text:style-name="P66">– <text:span text:style-name="T730">Об этом я вовсе не подумал,</text:span>– <text:span text:style-name="T730">грит Густав, и на мгновение ясно, что Кислота слыхал про Веберна тоже, и старается в своей не навязчивой манере подбодрить Густава.</text:span></text:p>
      <text:p text:style-name="P67">– <text:span text:style-name="T731">А что не так с </text:span><text:span text:style-name="T41">Россини</text:span><text:span text:style-name="T731">?</text:span>– <text:span text:style-name="T731">орёт Кислота, повеселев.</text:span>– <text:span text:style-name="T731">А?</text:span></text:p>
      <text:p text:style-name="P68">– <text:span text:style-name="T731">Угх,</text:span>– <text:span text:style-name="T731">вскрикивает Густав,</text:span>– <text:span text:style-name="T731">угх, угх, Россини,</text:span>– <text:span text:style-name="T731">и они сцепились снова,</text:span>– <text:span text:style-name="T732">ты порочная развалина. Почему никто уже больше не ходит на концерты? Думаешь из-за войны? </text:span><text:span text:style-name="T42">О</text:span><text:span text:style-name="T732"> нет, </text:span><text:span text:style-name="T42">я</text:span><text:span text:style-name="T732"> тебе скажу почему, старик</text:span>—<text:span text:style-name="T733">потому что залы полны таких вот как ты. </text:span><text:span text:style-name="T43">Обожравшихся</text:span><text:span text:style-name="T733"> по полной</text:span><text:span text:style-name="T43">!</text:span><text:span text:style-name="T733">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734">не только на своих, но и на детей </text:span><text:span text:style-name="T44">других людей</text:span><text:span text:style-name="T734">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4">все слушают</text:span><text:span text:style-name="T734">,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734">Росссини, кончай уже эту фанфарную показуху, давай переходить к </text:span><text:span text:style-name="T44">настоящим классным мелодиям</text:span><text:span text:style-name="T734">!» Такое же гнусное поведение, как съесть банку сгущёнки одним махом. И вот звучит живая тарантелла из </text:span><text:span text:style-name="T44">Tancredi, </text:span><text:span text:style-name="T302">и они в восторге притопывают ногами, </text:span><text:span text:style-name="T304">щерят зубы и бухают тростями: «Ах, ах! Вот </text:span><text:span text:style-name="T45">это</text:span><text:span text:style-name="T304"> более менее!»</text:span><text:span text:style-name="T303">.</text:span></text:p>
      <text:p text:style-name="P69">– <text:span text:style-name="T735">Это великая мелодия?</text:span>– <text:span text:style-name="T735">Кислота кричит в ответ.</text:span>– <text:span text:style-name="T736">Выкури ещё одну из этих и я тебе её тебе тут сыграю на Bosendorfer.</text:span></text:p>
      <text:p text:style-name="P143">Под <text:span text:style-name="T738">аккомпанемент</text:span> этой тарантеллы, <text:span text:style-name="T737">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4">Густав <text:span text:style-name="T739">строит</text:span> <text:span text:style-name="T739">хаханьки</text:span>, но <text:span text:style-name="T739">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0">– <text:span text:style-name="T740">Такая длинная, правда? Это значит</text:span>—</text:p>
      <text:p text:style-name="P70">– <text:span text:style-name="T740">Длина обычно интенсивность. Не время.</text:span></text:p>
      <text:p text:style-name="P71">– <text:span text:style-name="T741">Кратко, но сладко,</text:span>– <text:span text:style-name="T741">вздыхает Магда.</text:span>– <text:span text:style-name="T8">Fabelhaft, was?– </text:span><text:span text:style-name="T305">Труди подходит обнять её. </text:span><text:span text:style-name="T306">У них амплуа Джефа и Матта, Труди в каблуках почти на полметра выше. </text:span><text:span text:style-name="T307">Они знают как смотрятся, и ходят по городу вместе, </text:span><text:span text:style-name="T308">когда получается, вмешиваясь, пусть хоть и на минуту, в сознание людей.</text:span></text:p>
      <text:p text:style-name="P72">– <text:span text:style-name="T742">Как тебе эта дрянь?</text:span>– <text:span text:style-name="T742">спрашивает Кислота.</text:span></text:p>
      <text:p text:style-name="P72">– <text:span text:style-name="T8">Hübsch,</text:span>– <text:span text:style-name="T742">подхваливает Густав.</text:span>– <text:span text:style-name="T742">немножко </text:span><text:span text:style-name="T46">stahlig</text:span><text:span text:style-name="T742">, и возможно бесконечно крохотный намёк на </text:span><text:span text:style-name="T46">Bodengeschmack </text:span><text:span text:style-name="T309">за своим</text:span><text:span text:style-name="T47"> Körper, </text:span><text:span text:style-name="T309">что </text:span><text:span text:style-name="T310">принято</text:span><text:span text:style-name="T309"> счита</text:span><text:span text:style-name="T310">ть</text:span><text:span text:style-name="T309"> </text:span><text:span text:style-name="T47">süffig.</text:span></text:p>
      <text:p text:style-name="P73"><text:span text:style-name="T47">– </text:span><text:span text:style-name="T309">Я бы сказал скорее</text:span><text:span text:style-name="T47"> spritzig,</text:span><text:span text:style-name="T8">– </text:span><text:span text:style-name="T309">возражает Кислота, если это то, о чём он.</text:span><text:span text:style-name="T101">– </text:span><text:span text:style-name="T310">В общем, более </text:span><text:span text:style-name="T48">bukettreich, </text:span><text:span text:style-name="T310">чем урожай прошлого года, </text:span><text:span text:style-name="T311">что скажешь?</text:span></text:p>
      <text:p text:style-name="P74"><text:span text:style-name="T310">– </text:span><text:span text:style-name="T312">О, для растительности Атласских гор </text:span><text:span text:style-name="T313">тут имеется свой </text:span><text:span text:style-name="T49">Art</text:span><text:span text:style-name="T313">. </text:span><text:span text:style-name="T314">Определённо можно сказать что </text:span><text:span text:style-name="T50">kernig</text:span><text:span text:style-name="T314">, даже</text:span><text:span text:style-name="T101">—</text:span><text:span text:style-name="T314">что можно также сказать про то </text:span><text:span text:style-name="T50">sauber</text:span><text:span text:style-name="T314"> качество преобладающее в районе Квед Нфис—опознаваемо </text:span><text:span text:style-name="T50">pikant</text:span><text:span text:style-name="T314">.</text:span></text:p>
      <text:p text:style-name="P75">– <text:span text:style-name="T743">Фактически, я склонен подозревать происхождение с южного склона Джебел Сарно,</text:span>– <text:span text:style-name="T743">грит Кислота,</text:span>– <text:span text:style-name="T744">отметь, кстати, </text:span><text:span text:style-name="T51">Spiel</text:span><text:span text:style-name="T744">, довольно </text:span><text:span text:style-name="T51">glatt</text:span><text:span text:style-name="T744"> и </text:span><text:span text:style-name="T51">blumig</text:span><text:span text:style-name="T744">, даже предполагает </text:span><text:span text:style-name="T51">Fülle</text:span><text:span text:style-name="T744"> <text:s/>своей </text:span><text:span text:style-name="T51">würzig</text:span><text:span text:style-name="T744"> дерзостью.</text:span></text:p>
      <text:p text:style-name="P145">Правда в том, что они оба так обдолбались, что ни один не понимает что он плетёт, <text:span text:style-name="T745">и это тоже неплохо, потому что в этот момент раздаётся жуткий грохот в дверь и много </text:span><text:span text:style-name="T52">achtung’ов</text:span><text:span text:style-name="T745">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6">– <text:span text:style-name="T746">Предъявите документы!</text:span>– <text:span text:style-name="T746">орёт предводитель рейда.</text:span></text:p>
      <text:p text:style-name="P146">Кислота улыбается и достаёт пачку Зиг-Заг, только что из Парижа.</text:p>
      <text:p text:style-name="P207"><text:span text:style-name="T553">Двадцать минут спустя, где-то в Американском секторе, </text:span><text:span text:style-name="T554">Слотроп прогуливается мимо кабарэ перед которым и внутри <text:s/>слоняются</text:span><text:span text:style-name="T553"> </text:span><text:span text:style-name="T554">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8">Gesellschaft</text:span>!</text:p>
      <text:p text:style-name="P8">– <text:span text:style-name="T747">Тевтоник?</text:span>– <text:span text:style-name="T747">грит подполковник.</text:span>–<text:span text:style-name="T747"> Доминирование? Война закончилась, парень. О чём разговор?</text:span></text:p>
      <text:p text:style-name="P147"><text:soft-page-break/>Из промокших полей налетает холодная изморось с ветром. <text:span text:style-name="T748">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7">– <text:span text:style-name="T749">Был на работе,</text:span>– <text:span text:style-name="T749">Слотроп шарит по накрытым жестянкам на полке над плитой, находит головки сушёного клевера заварить чай.</text:span></text:p>
      <text:p text:style-name="P78">– <text:span text:style-name="T750">Но ты бросил меня одну.</text:span>– <text:span text:style-name="T751">Её волосы взбились седовато-чёрной тучей вокруг её лица. Она добыча сквозняков, которых он даже не чувствовал.</text:span></text:p>
      <text:p text:style-name="P79">– <text:span text:style-name="T752">Совсем не надолго. Чай будешь?</text:span>–<text:span text:style-name="T753"> С жестянкой <text:s/>направляется к двери.</text:span></text:p>
      <text:p text:style-name="P79">– <text:span text:style-name="T753">Что значит ненадолго? Боже правый! Ты когда-нибудь оставался один?</text:span></text:p>
      <text:p text:style-name="P80">– <text:span text:style-name="T753">Конечно.</text:span>– <text:span text:style-name="T754">Зачерпывает дождевой воды из бочки за дверью. Она лежит, дрожа, лио подёргивается беспомощно.</text:span></text:p>
      <text:p text:style-name="P148">Слотроп ставит жестянку на плиту, вскипятить. «Ты спала очень крепко. <text:span text:style-name="T755">Разве т</text:span>ут <text:span text:style-name="T755">не </text:span>безопасно? <text:span text:style-name="T755">Ты об этом?</text:span></text:p>
      <text:p text:style-name="P81">– <text:span text:style-name="T755">Безопасно.</text:span>– <text:span text:style-name="T755">Жуткий хохот, от которого его коробит. Вода начала шуметь.</text:span>– <text:span text:style-name="T756">Ты знаешь что они со мной делали? Что наваливали мне на груди? Какой </text:span><text:span text:style-name="T53">руганью меня обзывали</text:span><text:span text:style-name="T756">?</text:span></text:p>
      <text:p text:style-name="P82">– <text:span text:style-name="T757">Кто, Грета?</text:span></text:p>
      <text:p text:style-name="P82">– <text:span text:style-name="T757">Когда ты ушёл, я проснулась. Я звала тебя, но ты не возвращался. Когда они убедились, что тебя нет, зашли….</text:span></text:p>
      <text:p text:style-name="P83">– <text:span text:style-name="T758">Так постаралась бы не засыпать.</text:span></text:p>
      <text:p text:style-name="P84">– <text:span text:style-name="T54">Я не спала</text:span><text:span text:style-name="T758">!</text:span>– <text:span text:style-name="T759">Свет солнца, включившись, прорвался внутрь. Она отворачивает лицо прочь от резкого освещения.</text:span></text:p>
      <text:p text:style-name="P149">Пока он готовит чай, она сидит на кровати проклиная его на Немецком и Итальянском, <text:span text:style-name="T760">голосом что вот-вот прервётся. Он подаёт ей чашку. Она выбивает её из его рук.</text:span></text:p>
      <text:p text:style-name="P85">– <text:span text:style-name="T761">Слушай, успокойся, ладно?</text:span>– <text:span text:style-name="T762">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6">– <text:span text:style-name="T763">Извини, что я оставил тебя одну.</text:span></text:p>
      <text:p text:style-name="P150">Она начинает плакать. <text:span text:style-name="T764">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5">пора идти…</text:span><text:span text:style-name="T764">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764">склоняется над ним, отирая слёзы с его лица кончиками её ногтей. Ногти очень острые и часто застывают при приближении к его глазам.</text:span></text:p>
      <text:p text:style-name="P87">– <text:span text:style-name="T765">Я боюсь,</text:span>– <text:span text:style-name="T765">шепчет она.</text:span>– <text:span text:style-name="T765">Всего. Своего лица в зеркале</text:span>—<text:span text:style-name="T766">когда я была ребёнком, мне говорили не смотреть в зеркало слишком часто, не то увижу Дьявола позади стекла… и...</text:span>– <text:span text:style-name="T767">оглянувшись на зеркало в белых цветах позади них,</text:span>– <text:span text:style-name="T768">надо его прикрыть, пожалуйста, мы ведь можем прикрыть его...</text:span> <text:span text:style-name="T768">это где они… </text:span><text:span text:style-name="T56">особенно по ночам</text:span>—</text:p>
      <text:p text:style-name="P88">– <text:span text:style-name="T768">Тише.</text:span>– <text:span text:style-name="T768">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769">Пожалуйста, успокойся.</text:span>– <text:span text:style-name="T770">Тому, что овладело ею, требуется прикосновение, ненасытно пить прикосновение.</text:span></text:p>
      <text:p text:style-name="P151">Глубина этого пугает его. Он чувствует себя ответственным за её безопасность и часто попадает в ловушку. <text:span text:style-name="T771">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89">– <text:span text:style-name="T772">Ты должна поесть.</text:span></text:p>
      <text:p text:style-name="P152">Она отворачивает свою голову в сторону, потом в другую.</text:p>
      <text:p text:style-name="P90">– <text:span text:style-name="T773">О, ну, что за напасть, слушай сюда, пизда, ты не единственная, кто вообще пострадал</text:span>—<text:span text:style-name="T774">ты давно </text:span><text:span text:style-name="T57">туда</text:span><text:span text:style-name="T774"> выходила?</text:span></text:p>
      <text:p text:style-name="P90">– <text:span text:style-name="T774">Конечно. Я постоянно забываю как </text:span><text:span text:style-name="T57">ты</text:span><text:span text:style-name="T774"> должен был настрадаться.</text:span></text:p>
      <text:p text:style-name="P91">– <text:span text:style-name="T58">Блядь</text:span><text:span text:style-name="T775">, вы, Немцы, чокнутые, вы </text:span><text:span text:style-name="T58">все</text:span><text:span text:style-name="T775"> думаете, что мир против вас.</text:span></text:p>
      <text:p text:style-name="P91">– <text:span text:style-name="T775">Я не Немка,</text:span>– <text:span text:style-name="T775">только что вспомнив,</text:span>– <text:span text:style-name="T775">я из Ломбардии.</text:span></text:p>
      <text:p text:style-name="P91">– <text:span text:style-name="T775">Недалеко ушла, дорогуша.</text:span></text:p>
      <text:p text:style-name="P153">С шипением, раздув ноздри, она хватает столик и швыряет прочь, <text:span text:style-name="T776">тарелки, вилки-ножи, рыба с лёту </text:span><text:span text:style-name="T59">шмяк</text:span><text:span text:style-name="T776">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2">– <text:span text:style-name="T777">Убери.</text:span></text:p>
      <text:p text:style-name="P154">Она прищёлкивает бледный обкусанный ноготь большого пальца об один из её верхних зубов <text:span text:style-name="T778">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5">Однако, с каждым днём заходит всё дальше, и Слотропу страшно. Он никогда ещё такого не видел. <text:span text:style-name="T779">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779">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6">Неизвестно что с ней не то, но Слотроп уже заразился. <text:span text:style-name="T780">Выходя в развалины он видит темень темень по краям всех изломанных очертаний, </text:span><text:span text:style-name="T60">показывается из-за них</text:span><text:span text:style-name="T780">.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782">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783">толпа малышни в солдатских пилотках свёрнутых из старых армейских карт сговаривались утопить и принести его в жертву. </text:span><text:span text:style-name="T784">Он спасся только лишь трижды пробормотав </text:span><text:span text:style-name="T785">Hauptstufe</text:span><text:span text:style-name="T784">.</text:span></text:p>
      <text:p text:style-name="P157"><text:span text:style-name="T784">Д</text:span><text:span text:style-name="T781">омиу у реки служит заводью, которая действует как пружина-подвеска для дня и погоды, </text:span><text:span text:style-name="T786">пропуская только плавную смену света и жары, вниз в вечер, </text:span><text:span text:style-name="T787">снова </text:span><text:span text:style-name="T786">вверх </text:span><text:span text:style-name="T788">в утро до пика полудня, </text:span><text:span text:style-name="T789">но всё приглушено мягким покачиванием землетрясения от окружающего дня.</text:span></text:p>
      <text:p text:style-name="P158"><text:span text:style-name="T789">К</text:span><text:span text:style-name="T781">огда Грета слышит выстрелы во всё более отдалённых улицах, </text:span><text:span text:style-name="T790">ей думается об установках звука в её ранней карьере </text:span><text:span text:style-name="T791">и воспринимает взрывы как сигналы к равномерному заполнению титанических </text:span><text:span text:style-name="T792">съёмочных площадок её снов </text:span><text:span text:style-name="T793">многотысячной массовкой: </text:span><text:span text:style-name="T794">кроткие, подгоняемые ружейными выстрелами, </text:span><text:span text:style-name="T795">взбираются и спускаются, построенные порядками, что </text:span><text:span text:style-name="T796">устраивают представления Режиссёра о живописности</text:span><text:span text:style-name="T797">—</text:span><text:span text:style-name="T798">река лиц загримированных жёлтым с белыми губами из-за несовершенства киноплёнок того периода, </text:span><text:span text:style-name="T799">исходящие потом жёлтые переселения, убегающие ниоткуда, спасающиеся в никуда…</text:span><text:span text:style-name="T796">.</text:span></text:p>
      <text:p text:style-name="P159"><text:span text:style-name="T796">С</text:span><text:span text:style-name="T781">ейчас раннее утро. </text:span><text:span text:style-name="T800">Дыхание Слотропа белеет на воздухе. </text:span><text:span text:style-name="T801">Он только что очнулся ото сна. Часть 1-я поэмы </text:span><text:span text:style-name="T802">с гравюрами по дереву сопровождающими текст</text:span><text:span text:style-name="T797">—</text:span><text:span text:style-name="T803">женщина приходит на выставку собак, где, каким-то образом предоставляются услуги по оплодотворению. </text:span><text:span text:style-name="T804">Она принесла своего китайского мопсика, который у неё сучка с тошнотворно миленьким именем, Мимси или Гуньгуля или что-то там, </text:span><text:span text:style-name="T805">туда, </text:span><text:span text:style-name="T806">чтоб обслужили</text:span><text:span text:style-name="T805">. </text:span><text:span text:style-name="T807">Она коротает время в саду, </text:span><text:span text:style-name="T808">с некоторыми другими дамами среднего класса, как и сама, когда из какой-то загородки неподалёку слышит голос своей суки, кончающей. </text:span><text:span text:style-name="T809">Звук продолжается и продолжается дольше, чем следовало бы, </text:span><text:span text:style-name="T810">и она вдруг осознаёт, что это звук её собственного голоса, </text:span><text:span text:style-name="T811">этот нескончаемый крик сучьего наслаждения. </text:span><text:span text:style-name="T812">Присутствующие, вежливо, прикидываются, что не замечают. </text:span><text:span text:style-name="T813">Ей стыдно, но ничего не может поделать, </text:span><text:span text:style-name="T814">она теперь во власти потребности пойти найти другие животные виды для ебли. </text:span><text:span text:style-name="T815">Она сосёт член пегого </text:span><text:span text:style-name="T816">пса дворняжных кровей, который </text:span><text:span text:style-name="T817">пытался покрыть её на улице. </text:span><text:span text:style-name="T818">В бесплодном поле рядом с изгородью из колючей проволоки, </text:span><text:span text:style-name="T819">зимние огни в тучах, высокий конь заставляет её встать на колени, </text:span><text:span text:style-name="T820">пассивно,</text:span><text:span text:style-name="T819"> и целовать ему копыта</text:span><text:span text:style-name="T814">. </text:span><text:span text:style-name="T821">Коты и песцы, гиены и кролики, ебут её внутри автомобилей, </text:span><text:span text:style-name="T822">затерянных ночью в лесах, у далёких источников в пуст</text:span><text:span text:style-name="T823">ы</text:span><text:span text:style-name="T822">не.</text:span></text:p>
      <text:p text:style-name="P160"><text:span text:style-name="T781">Начинается <text:s/></text:span><text:span text:style-name="T822">Ч</text:span><text:span text:style-name="T781">асть 2-я, она обнаружила, что беременна. </text:span><text:span text:style-name="T824">Её муж, недалёкий, запанибратский продавец сеточных дверей, </text:span><text:span text:style-name="T825">заключает с ней соглашение: </text:span><text:span text:style-name="T826">обещание с её стороны никогда не озвучивается, но взамен, </text:span><text:span text:style-name="T827"><text:s/>девять месяцев спустя, он </text:span><text:span text:style-name="T828">отвезёт её куда сама захочет. </text:span><text:span text:style-name="T829">Так что под конец её срока </text:span><text:span text:style-name="T830">он на реке, Американская река, в лодке, гребёт вёслами, </text:span><text:span text:style-name="T831">обеспечивает ей путешествие. Ключев</text:span><text:span text:style-name="T848">ая гамма</text:span><text:span text:style-name="T831"> это</text:span><text:span text:style-name="T848">го</text:span><text:span text:style-name="T831"> раздел</text:span><text:span text:style-name="T848">а</text:span><text:span text:style-name="T831"> фиолетовый.</text:span></text:p>
      <text:p text:style-name="P161"><text:span text:style-name="T832">Часть 3-я находит её на дне реки. </text:span><text:span text:style-name="T833">Она утопленница. Но все формы жизни наполняют её </text:span><text:span text:style-name="T837">лоно</text:span><text:span text:style-name="T833">. «</text:span><text:span text:style-name="T834">И использовав её как русалку» (строка 7), они переносят её дальше сквозь эти зелёные речные глубины. «</text:span><text:span text:style-name="T835">Вглуб</text:span><text:span text:style-name="T837">ь</text:span><text:span text:style-name="T835">, и </text:span><text:span text:style-name="T836">обратно</text:span><text:span text:style-name="T835">./ </text:span><text:span text:style-name="T837">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838">ова</text:span><text:span text:style-name="T837"> фигура с</text:span><text:span text:style-name="T838">о старым</text:span><text:span text:style-name="T837"> упокоенным лицом. </text:span><text:span text:style-name="T839">Из её тела изливается тут потоп различных творений, </text:span><text:span text:style-name="T840">осьминоги, северные олени, кенгуру. «</text:span><text:span text:style-name="T841">Кто в силах перечислить жизни все,/ </text:span><text:span text:style-name="T842">Покинувшие чрево </text:span><text:soft-page-break/><text:span text:style-name="T842">её в тот день?» </text:span><text:span text:style-name="T843">Сквалидози приметил лишь малую часть изумляющего разлива, пока нёс её обратно на поверхность. </text:span><text:span text:style-name="T844">Наверху, это тихий залитый солнцем зелёный пруд, или озеро, </text:span><text:span text:style-name="T845">травянистое по берегам, в сени ив. </text:span><text:span text:style-name="T846">Насекомые жужжат и зависают. </text:span><text:span text:style-name="T847">Ключевая гамма </text:span><text:span text:style-name="T849">теперь</text:span><text:span text:style-name="T847"> зелёный. «</text:span><text:span text:style-name="T850">И там, пробившись к солнцу,/ Останки её нашли сон в воде/ И в глубине лета/ </text:span><text:span text:style-name="T851">Творения разошлись, / Всяк к своей надлежащей любви,/ </text:span><text:span text:style-name="T852">В самый разгар дня,/ Словно мирная река растеклись….»</text:span></text:p>
      <text:p text:style-name="P162"><text:span text:style-name="T852">Э</text:span><text:span text:style-name="T781">тот сон никак не оставляет его. Он наживляет крючок, опускается на корточки на берегу, </text:span><text:span text:style-name="T853">забрасывает леску в Шпрее. </text:span><text:span text:style-name="T854">Вскоре он закуривает армейскую сигарету </text:span><text:span text:style-name="T855">и надолго застывает в неподвижности, пока </text:span><text:span text:style-name="T856">туман пробирается белея меж речных домиков, </text:span><text:span text:style-name="T857">а сверху военные самолёты <text:s/>летят гудя куда-то невидимые, и собаки бегают с лаем в проулках.</text:span></text:p>
      <text:p text:style-name="P211"><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3">Когда пустой от людей, интерьер сталисто сер. Переполненным, он зелен, спокойный кислотно зелёный. <text:span text:style-name="T858">Солнечный свет попадает через иллюминаторы в переборках повыше (у этого </text:span><text:span text:style-name="T61">Rücksichtslos </text:span><text:span text:style-name="T315">постоянный крен в 23° 27′), и ряд </text:span><text:span text:style-name="T316">стальных </text:span><text:span text:style-name="T315">смывных бачков </text:span><text:span text:style-name="T316">протянулся вдоль переборки внизу. </text:span><text:span text:style-name="T317">В конце каждого сортирного под-отсека </text:span><text:span text:style-name="T318">кофейные автоматы и кинетоскопы с прокруткой вручную. </text:span><text:span text:style-name="T319">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2">natürlich</text:span><text:span text:style-name="T319">. </text:span><text:span text:style-name="T320">В этом часть </text:span><text:span text:style-name="T321">того </text:span><text:span text:style-name="T320">Нацистского фанатизма.</text:span></text:p>
      <text:p text:style-name="P164"><text:span text:style-name="T320">С</text:span><text:span text:style-name="T101">ам по себе </text:span><text:span text:style-name="T61">Rücksichtslos </text:span><text:span text:style-name="T101">продукт фанатизма иного рода: </text:span><text:span text:style-name="T322">от </text:span><text:span text:style-name="T101">специали</text:span><text:span text:style-name="T322">ста. Этот корабль один из <text:s/></text:span><text:span text:style-name="T334">Сортиро</text:span><text:span text:style-name="T322">судов, триумфа Германской мании к <text:s/>подраспределению. «Если дом органичен»,</text:span><text:span text:style-name="T110">– </text:span><text:span text:style-name="T322">доказывали на заре </text:span><text:span text:style-name="T334">Сортиро</text:span><text:span text:style-name="T322">судостроения его </text:span><text:span text:style-name="T323">пронырливые </text:span><text:span text:style-name="T322">сторонники,</text:span><text:span text:style-name="T110">– «</text:span><text:span text:style-name="T323">семья живёт в доме, семья органична, </text:span><text:span text:style-name="T324">дом открыты</text:span><text:span text:style-name="T334">й</text:span><text:span text:style-name="T324">-</text:span><text:span text:style-name="T334">читае</text:span><text:span text:style-name="T324">мый знак, понимаете»,</text:span><text:span text:style-name="T110">– </text:span><text:span text:style-name="T324">за </text:span><text:span text:style-name="T325">их</text:span><text:span text:style-name="T324"> тёмными стёклами </text:span><text:span text:style-name="T325">и под их серыми короткими стрижками не веря ни слову этой белиберды, Макиавелианские и молодые, ещё не вполне созрели для паранойи,</text:span><text:span text:style-name="T110">– «</text:span><text:span text:style-name="T326">а если туалетная часть дома—</text:span><text:span text:style-name="T327">дом-сплошь-органика! </text:span><text:span text:style-name="T334">х</text:span><text:span text:style-name="T327">а-хах!»,</text:span><text:span text:style-name="T110">– </text:span><text:span text:style-name="T328">напевая, журя, выговаривая широкому блодино-лицему инженеру, волосы разделены прямым пробором и зализаны назад, </text:span><text:span text:style-name="T329">и впрямь краснеет потупившись на свои </text:span><text:span text:style-name="T330">к</text:span><text:span text:style-name="T329">олени среди </text:span><text:span text:style-name="T330">добродушных улыбчивых зубов своих однокашников технологов, потому что он чуть было не забыл эту деталь </text:span><text:span text:style-name="T331">(Альберт Шпеер, собственной персоной, в сером костюме с пятном от мела на рукаве, в самом конце подбоченившись опирается о стену, </text:span><text:span text:style-name="T332">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333">Потому что Военно-морской флот органичен, мы все знаем это». [Генерал, а может адмирал, сме</text:span><text:span text:style-name="T334">х</text:span><text:span text:style-name="T333">.] </text:span><text:span text:style-name="T63">Rücksichtslos </text:span><text:span text:style-name="T335">должен был стать флагманом целой эскадры Сортиросудов. </text:span><text:span text:style-name="T336">Но квоты стали были начисто перенаправлены от Флота на </text:span><text:span text:style-name="T337">ракетную </text:span><text:span text:style-name="T336">программу А4. </text:span><text:span text:style-name="T337">Да, это кажется необычным, но Дегенколб возглавлял уже Ракетный Комитет тогда, </text:span><text:span text:style-name="T338">не забывайте, и располагал как властью, так и желанием урезать по всем отраслям службы. </text:span><text:span text:style-name="T339">Так что </text:span><text:span text:style-name="T64">Rücksichtslos, </text:span><text:span text:style-name="T339"><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340">Повезло, что не достался Большевикам, а, Чарльз? Чарльз, тем временем, </text:span><text:span text:style-name="T341">делает в своём широком блокноте, <text:s/>похожее на старательные заметки, но на самом деле описание текущей сцены, </text:span><text:span text:style-name="T342">типа, Они все уставились на меня или Лейтенант Ринзо замышляет меня убить, и конечно же неувядаемые Он тоже один из них и </text:span><text:span text:style-name="T343">Я его кончу однажды ночью, </text:span><text:span text:style-name="T344">ну тем временем коллега этого Чарльза, Стив, забыл про Русских </text:span><text:span text:style-name="T345">и прервал своё рассмотрение сливного клапана </text:span><text:span text:style-name="T346">с тем</text:span><text:span text:style-name="T345">, чтобы </text:span><text:span text:style-name="T346">всерьёз присмотреться к этому Чарльзу, </text:span><text:span text:style-name="T347">ты не можешь выбирать себе исследовательскую группу, <text:s/>нет, если ты только что из школы и вот он я в жопе посреди хрен знает чего, </text:span><text:span text:style-name="T348">не больше чем мальчик на побегушках тут</text:span><text:span text:style-name="T110">—</text:span><text:span text:style-name="T348">что он такое, педик? Что я такое? Что хочет ДжЭл, чтоб я был? </text:span><text:span text:style-name="T349">Это как</text:span><text:span text:style-name="T350">ая</text:span><text:span text:style-name="T349">-то <text:s/>неясн</text:span><text:span text:style-name="T350">ая форма</text:span><text:span text:style-name="T349"> наказания в компании, </text:span><text:span text:style-name="T350">даже, Боже правый, вечная ссылка? </text:span><text:span text:style-name="T351">Я простой сотрудник, </text:span><text:soft-page-break/><text:span text:style-name="T351">они могут продержать меня тут 20 лет, </text:span><text:span text:style-name="T352">если захотят, </text:span><text:span text:style-name="T353">и д-никто не узнает, просто будут списывать на накладные расходы. Шейла! Как я скажу Шейле? </text:span><text:span text:style-name="T354">Мы обручены. Это её фото (волосы </text:span><text:span text:style-name="T358">с</text:span><text:span text:style-name="T354"> волна</text:span><text:span text:style-name="T358">ми</text:span><text:span text:style-name="T354"> </text:span><text:span text:style-name="T358">бурного</text:span><text:span text:style-name="T354"> мор</text:span><text:span text:style-name="T358">я</text:span><text:span text:style-name="T354"> спадают в стиле Риты Хейворт, </text:span><text:span text:style-name="T355">глаза что, будь это цветным снимком, </text:span><text:span text:style-name="T356">имели бы жёлтые веки с розовыми краями, </text:span><text:span text:style-name="T357">и рот как раскроенный хот-дог с рекламного щита</text:span><text:span text:style-name="T358">). Прокати её в Бафоло </text:span><text:span text:style-name="T359">Плавни</text:span></text:p>
      <text:p text:style-name="P191"/>
      <text:p text:style-name="P217">Ты прикинь какая хохма<text:span text:style-name="T87">—</text:span></text:p>
      <text:p text:style-name="P217">Сунул старый комарище в плавнях</text:p>
      <text:p text:style-name="P217">Голову прям ей под платье, <text:s/>в лохмы,</text:p>
      <text:p text:style-name="P218">С улыбкой противной и плавной, </text:p>
      <text:p text:style-name="P218"><text:span text:style-name="T861">В</text:span>ыжить непросто в Баффало Плавнях,</text:p>
      <text:p text:style-name="P220">Эй, Москит,</text:p>
      <text:p text:style-name="P220">Закрой-ка свои глазки ты:</text:p>
      <text:p text:style-name="P220">Йа та, йа та-та, йа та-та, тата</text:p>
      <text:p text:style-name="P220">Ты прикинь какая хохма,</text:p>
      <text:p text:style-name="P220"><text:span text:style-name="T8">Ивв</text:span>-месте!</text:p>
      <text:p text:style-name="P191"/>
      <text:p text:style-name="P200">О, са знаешь, когда ты молод и цел [«Ивв-месте» в данном случае <text:span text:style-name="T859">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860">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5">пусть</text:span><text:span text:style-name="T860"> как себе хочут в Бафало Плавнях, где моя девушка Шейла вынуждена смотреть на бесчинства этих—нелюдей, и мы позволим им даже </text:span><text:span text:style-name="T65">существовать</text:span><text:span text:style-name="T860">?</text:span></text:p>
      <text:p text:style-name="P191"/>
      <text:p text:style-name="P219"><text:span text:style-name="T87">—В</text:span>ыжить непросто в Баффало Плавнях,</text:p>
      <text:p text:style-name="P221">Эй, Москит,</text:p>
      <text:p text:style-name="P221">Закрой-ка свои глазки ты,</text:p>
      <text:p text:style-name="P223">Хабба, хабба<text:span text:style-name="T87">—</text:span></text:p>
      <text:p text:style-name="P222">Эй, Москит,</text:p>
      <text:p text:style-name="P222">Закрой-ка свои глазки ты!</text:p>
      <text:p text:style-name="P222"/>
      <text:p text:style-name="P165">Ну, на этом месте просто не можешь не задуматься кто на самом деле больший параноик из двоих. <text:span text:style-name="T862">У Стива ясное дело немало жёлчных поклёпов на Чарльза таким образом. Среди разбитных надписей от залётных математиков</text:span></text:p>
      <text:p text:style-name="P166"><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863">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318">кинетоскоп</text:span><text:span text:style-name="T360">ов, </text:span><text:span text:style-name="T361">ряды зеркал </text:span><text:span text:style-name="T363">лицом к лицу</text:span><text:span text:style-name="T361">, </text:span><text:span text:style-name="T362">отражая друг друга, </text:span><text:span text:style-name="T364">раму за рамой, </text:span><text:span text:style-name="T366">вдоль</text:span><text:span text:style-name="T364"> все</text:span><text:span text:style-name="T366">й кривой</text:span><text:span text:style-name="T364"> </text:span><text:span text:style-name="T365">очень </text:span><text:span text:style-name="T364">большого радиуса. </text:span><text:soft-page-break/><text:span text:style-name="T367">Всё снаружи до конца этого сегмента кривой считается пространством </text:span><text:span text:style-name="T66">Rücksichtslos</text:span><text:span text:style-name="T367">. </text:span><text:span text:style-name="T368">Что делает корабль довольно жирным. </text:span><text:span text:style-name="T369">С полагающейся ему полосой отчуждения. «Моральный облик команды»,</text:span><text:span text:style-name="T110">– </text:span><text:span text:style-name="T369">шептали </text:span><text:span text:style-name="T370">лисьи морды на заседаниях Министерства,</text:span><text:span text:style-name="T110">– «</text:span><text:span text:style-name="T370">моряцкие предрассудки. Зеркала посреди полночи. </text:span><text:span text:style-name="T67">Нам-то</text:span><text:span text:style-name="T370"> известно, не так ли?»</text:span></text:p>
      <text:p text:style-name="P167">Офицерские сортиры, по контрасту, отделаны красным бархатом. <text:span text:style-name="T864">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68">Rücksichtslos</text:span><text:span text:style-name="T864">,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68">гигантскими</text:span><text:span text:style-name="T864">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68">Хороший корабль, хорошая команда, Весёлого Рождества и обращайтесь. Хорст Ахтфаден, последнее место работы Электормек<text:span text:style-name="T866">а</text:span>нише Верке, Карлс<text:span text:style-name="T865">хаг</text:span>ен <text:span text:style-name="T865">(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69">Schwarzkommando</text:span><text:span text:style-name="T865">, которые насколько ему известно теперь являются своей отдельной державой. Они интернировали его на Капитанском Мостике. </text:span><text:soft-page-break/><text:span text:style-name="T865">Он 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69">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867">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0">Эта</text:span><text:span text:style-name="T867"> шуточка над тобой получше любой обожжённой жопы, будь уверен. Так </text:span><text:span text:style-name="T70">тебе</text:span><text:span text:style-name="T867"> и надо. Против течения не поплывёшь, во всяком случае не при таком напоре, всё, что остаётся делать, пронумеруй и </text:span><text:span text:style-name="T70">протерпи</text:span><text:span text:style-name="T867">,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0">Коэффициенты,<text:span text:style-name="T8"> ja, ja</text:span>. . . . <text:span text:style-name="T868">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1">Ты приезжаешь<text:span text:style-name="T87">—только что прибыл </text:span><text:s/>в центе Пенемюнде, <text:span text:style-name="T869">эй, что тута есть для развлечений? Со своим провинциальным чемоданчиком, а там пара рубашек, экземпляр </text:span><text:span text:style-name="T71">Handbuch</text:span><text:span text:style-name="T869">, может ещё <text:s/></text:span><text:span text:style-name="T71">Lehrbuch der Ballistik </text:span><text:span text:style-name="T869">Гранца. Ты вызубрил Акерета, Бюзмана, фон Карман и Мора, что-то из отчётов Конгресса Волты. Но ужас не отпускает. Он быстрее, чем </text:span><text:span text:style-name="T71">звук</text:span><text:span text:style-name="T869">, чем слова, что она произносит в комнате так полной солнечного света, джаз-бенд по радио, когда не можешь заснуть, хриплые </text:span><text:span text:style-name="T71">Heil </text:span><text:span text:style-name="T371">среди тусклых генераторов и переполненных начальством галерей </text:span><text:span text:style-name="T372">над головой… Гомерианские пересвисты в горных ущельях </text:span><text:span text:style-name="T373">(жуткие обрывы, крутизна, сввист просто в пропасть игрушечной деревне лежащей на мили, столетия глубже…</text:span><text:span text:style-name="T374">) </text:span><text:span text:style-name="T375">пока ты сидишь на носу корабля от </text:span><text:span text:style-name="T72">KdF, </text:span><text:span text:style-name="T375">в стороне от хороводных танцев на белой палубе, </text:span><text:span text:style-name="T376">загорелые тела полные пива и </text:span><text:span text:style-name="T377">п</text:span><text:span text:style-name="T376">есен, </text:span><text:span text:style-name="T377">брюха в купальниках </text:span><text:span text:style-name="T378">и плавках, а ты слушал До-Испанский, </text:span><text:span text:style-name="T379">свистом, не голосом, с гор вокруг Чипуда… Гомера был последним кусочком земли, куда приставал Колумб до Америки. </text:span><text:span text:style-name="T380">Слыхал ли он тоже их, в последний вечер? </text:span><text:span text:style-name="T381">Какое послание сообщали они ему? </text:span><text:soft-page-break/><text:span text:style-name="T382">Предупреждение? Понимал ли провидческие козьи стада в </text:span><text:span text:style-name="T385">сумерках</text:span><text:span text:style-name="T382">, </text:span><text:span text:style-name="T383">в вышине среди Канарских падубов и мореллы, </text:span><text:span text:style-name="T384">омертвело зелёных в последнем закате Европы</text:span><text:span text:style-name="T382">? </text:span></text:p>
      <text:p text:style-name="P172"><text:span text:style-name="T382">В </text:span><text:span text:style-name="T101">аэродинамике, по</text:span><text:span text:style-name="T386">скольку</text:span><text:span text:style-name="T101"> сперва <text:s/></text:span><text:span text:style-name="T386">наносишь объект на бумагу, </text:span><text:span text:style-name="T387">ты используешь коэффициенты без размеров: соотношения этого с тем</text:span><text:span text:style-name="T110">—</text:span><text:span text:style-name="T388">сантиметры, секунды, граммы все аккуратно снимаются снизу и сверху. </text:span><text:span text:style-name="T389">Это позволяет тебе применять модели, </text:span><text:span text:style-name="T390">направлять поток воздуха </text:span><text:span text:style-name="T391">для замера того, что тебя интересует, </text:span><text:span text:style-name="T392">затем шкалировать </text:span><text:span text:style-name="T393">результаты аэродинамической трубы до реальных размеров, </text:span><text:span text:style-name="T394">не натыкаясь на слишком много неизвестных, потому что эти коэффициенты </text:span><text:span text:style-name="T395">хороши для </text:span><text:span text:style-name="T73">всех</text:span><text:span text:style-name="T395"> размеров. </text:span><text:span text:style-name="T396">По традиции, они названы именами людей—</text:span><text:span text:style-name="T397">Рейнолдс, Прандтл, Пекле, Насселт, Мах—</text:span><text:span text:style-name="T398">и теперь вопрос, </text:span><text:span text:style-name="T399">как насчёт номера Ахтфадена? </text:span><text:span text:style-name="T400">Какие шансы для него?</text:span></text:p>
      <text:p text:style-name="P173"><text:span text:style-name="T400">Н</text:span><text:span text:style-name="T101">е очень велики. Параметры множатся как москиты в плавнях, </text:span><text:span text:style-name="T401">быстрее, чем он успевает их согнать. </text:span><text:span text:style-name="T402">Голод, компромисс, деньги, паранойя, память, комфорт, вина. </text:span><text:span text:style-name="T403">Вина получает впрочем значение со знаком минус у Ахтфадена, </text:span><text:span text:style-name="T404">хотя она становится уже ходким товаром в Зоне. </text:span><text:span text:style-name="T405">Отщепенцы со всего мира вскоре устремятся в Хайдельберг, специализироваться по классу вины. </text:span><text:span text:style-name="T406">Откроются бары и ночные клубы специально для энтузиастов вины. </text:span><text:span text:style-name="T407">Лагеря смерти будут превращены в туристические достопримечательности, </text:span><text:span text:style-name="T408">иностранцы с камерами потянутся толпами, </text:span><text:span text:style-name="T409">возбуждённые до дрожи виной. </text:span><text:span text:style-name="T410">Жаль</text:span><text:span text:style-name="T110">—</text:span><text:span text:style-name="T410">это не для этого Ахтфадена </text:span><text:span text:style-name="T411">пожимающего плечами своих из-зеркала-в-зеркало отражений от левого борта до правого</text:span><text:span text:style-name="T110">—</text:span><text:span text:style-name="T412">он этим занимался лишь до точки, где воздух слишком разреживается, чтобы как-то сказываться. </text:span><text:span text:style-name="T413">За то, что было дальше, он не отвечает. </text:span><text:span text:style-name="T414">Спросите Вайхенштеллера, </text:span><text:span text:style-name="T415">спросите Флаума и Фибеля</text:span><text:span text:style-name="T110">—</text:span><text:span text:style-name="T416">они занимались обратным вхождением. </text:span><text:span text:style-name="T417">Спросите отдел управления полётом, те направляли куда лететь….</text:span></text:p>
      <text:p text:style-name="P93"><text:span text:style-name="T417">– </text:span><text:span text:style-name="T418">Тебе не кажется это малость шизоидным,</text:span><text:span text:style-name="T101">– </text:span><text:span text:style-name="T418">теперь уже вслух ко всем передам и задам Ахтфадена,</text:span><text:span text:style-name="T101">– </text:span><text:span text:style-name="T418">разделять профиль полёта на сегменты ответственности? </text:span><text:span text:style-name="T419">Это была полу-пуля полу-стрела. </text:span><text:span text:style-name="T420">О</text:span><text:span text:style-name="T419">она этого требовала, </text:span><text:span text:style-name="T420">не мы</text:span><text:span text:style-name="T419">. </text:span><text:span text:style-name="T421">Так-то. Может у тебя была винтовка, рация, пишущая машинка. </text:span><text:span text:style-name="T422">Некоторые пишущие машинки в Уайтхолле, </text:span><text:span text:style-name="T423">в</text:span><text:span text:style-name="T422"> Пентагоне, поубивали больше </text:span><text:span text:style-name="T423">гражданских, чем </text:span><text:span text:style-name="T424">наша маленькая А4 могла даже мечтать. </text:span><text:span text:style-name="T425">Ты либо один абсолютно, один на один со своей смертью, либо часть </text:span><text:span text:style-name="T426">более крупного предприятия и участвуешь в смерти других. </text:span><text:span text:style-name="T427">Разве мы не единое целое? </text:span><text:span text:style-name="T428">Что ты выбираешь,</text:span><text:span text:style-name="T101">– </text:span><text:span text:style-name="T428">это уже Фарингер, зудящий плоский звук через фильтры памяти,</text:span><text:span text:style-name="T101">– </text:span><text:span text:style-name="T428">маленькую повозку или большую?</text:span><text:span text:style-name="T101">– </text:span><text:span text:style-name="T428">Чокнутый Фарингер, единственный в клубе Пенемюнде, </text:span><text:span text:style-name="T429">кто отказался носить эксклюзивный знак фазаньего пера за лентой его шляпы, </text:span><text:span text:style-name="T430">потому что он не мог заставить себя убивать, </text:span><text:span text:style-name="T431">которого можно было вечерами видеть на пляже сидящим в полной позе лотоса </text:span><text:span text:style-name="T432">уставясь в заходящее солнце, </text:span><text:span text:style-name="T433">и кто был первым в Пенемюнде попавшимся SS, однажды днём увели в туман</text:span><text:span text:style-name="T434">, его лабораторный халат флажком капитуляции, вскоре заслонённый </text:span><text:span text:style-name="T435">чёрнной униформой, кожей и металлом его сопровождения. </text:span><text:span text:style-name="T436">Оставил после себя пару палочек для благовония, экземпляр </text:span><text:span text:style-name="T74">Chinesische Blätter für Wissenschaft und Kunst</text:span><text:span text:style-name="T436">, </text:span><text:span text:style-name="T437">фото жены и детей, о которых никто и не знал… </text:span><text:span text:style-name="T441">был</text:span><text:span text:style-name="T438"> ли Пенемюнде его горой, его кельей и постом? </text:span><text:span text:style-name="T439">Нашёл ли он свой путь, свободный от вины, </text:span><text:span text:style-name="T440">такой модной вины?</text:span></text:p>
      <text:p text:style-name="P94"><text:span text:style-name="T101">– </text:span><text:span text:style-name="T75">Atmen . . . atmen</text:span><text:span text:style-name="T440"> . . . </text:span><text:span text:style-name="T441">не только дышать, но ещё и душа, дыхание Бога...</text:span><text:span text:style-name="T101">– </text:span><text:span text:style-name="T441">один из пары раз на памяти Ахтфадена, когда он говорил с ним наедине, напрямую,</text:span><text:span text:style-name="T101">– </text:span><text:span text:style-name="T75">atmen </text:span><text:span text:style-name="T442">чисто арийский глагол. Теперь скажи мне про скорость выхлопной струи.</text:span></text:p>
      <text:p text:style-name="P95"><text:span text:style-name="T442">– </text:span><text:span text:style-name="T443">Что тебе надо знать? 6500 футов в секунду.</text:span></text:p>
      <text:p text:style-name="P96"><text:span text:style-name="T443">– </text:span><text:span text:style-name="T444">Скажи как она изменяется.</text:span></text:p>
      <text:p text:style-name="P201">– Остаётся почти неизменной в процессе горения.</text:p>
      <text:p text:style-name="P97"><text:span text:style-name="T444">– </text:span><text:span text:style-name="T445">И всё же относительная скорость воздуха резко меняется, верно? </text:span><text:span text:style-name="T446">От нуля до Мах 6. Понимаешь что происходит?</text:span></text:p>
      <text:p text:style-name="P202">– Нет, Фарингер.</text:p>
      <text:p text:style-name="P98"><text:span text:style-name="T446">– </text:span><text:span text:style-name="T447">Ракета создаёт свой собственный вихрь… </text:span><text:span text:style-name="T448">нет ветра без обеих, Ракеты и атмосферы… </text:span><text:span text:style-name="T449">однако, внутри сопла, дыхание</text:span><text:span text:style-name="T101">—</text:span><text:span text:style-name="T450">яростное полыхающее дыхание</text:span><text:span text:style-name="T101">—</text:span><text:span text:style-name="T451">неужели не понятно?</text:span></text:p>
      <text:p text:style-name="P174"><text:span text:style-name="T101">Галиматья. Или тот коан, что никак не доходит Ахтфадену, </text:span><text:span text:style-name="T452">запредельный пазл, который мог бы привести его к моменту света…</text:span><text:span text:style-name="T101"> </text:span><text:span text:style-name="T453">почти ничем не лучше, чем:</text:span></text:p>
      <text:p text:style-name="P203"><text:soft-page-break/>—Что летает?</text:p>
      <text:p text:style-name="P175"><text:span text:style-name="T101">—</text:span><text:span text:style-name="T453">Лос!</text:span></text:p>
      <text:p text:style-name="P176"><text:span text:style-name="T453">В</text:span><text:span text:style-name="T101">злетая с Вассеркуппе, реки Улстер и Хауне скатываются по краям в </text:span><text:span text:style-name="T454">формы карты, </text:span><text:span text:style-name="T455">зелёные долины и горы, четверых он оставил внизу, сматывают белые страховочные верёвки, </text:span><text:span text:style-name="T456">только один взглядывает вверх, прикрыв глаза щитком ладони</text:span><text:span text:style-name="T110">—</text:span><text:span text:style-name="T457">Берт Фибель? </text:span><text:span text:style-name="T458">но что значит имя с такой высоты? </text:span><text:span text:style-name="T459">Ахтфаден кружит высматривая грозу</text:span><text:span text:style-name="T110">—</text:span><text:span text:style-name="T460">вниз, сквозь гром исполняет под </text:span><text:span text:style-name="T461">воинственный марш </text:span><text:span text:style-name="T460">в своей голове—</text:span><text:span text:style-name="T462">вскоре громоздится в серых скалах направо, </text:span><text:span text:style-name="T463">штрихи молнии ударяют все горы синим, </text:span><text:span text:style-name="T464">кабина кратко наполнена светом… точно по краю. </text:span><text:span text:style-name="T465">Точно тут, в интерфейсе, воздух будет устремляться вверх. </text:span><text:span text:style-name="T466">Держишься по краю бури, </text:span><text:span text:style-name="T467">и другое чувство</text:span><text:span text:style-name="T110">—</text:span><text:span text:style-name="T467">чувство полёта, </text:span><text:span text:style-name="T468">у которого нет органа,</text:span><text:span text:style-name="T467"> наполняет </text:span><text:span text:style-name="T468">твои нервы… </text:span><text:span text:style-name="T469">пока держишься точно по краю </text:span><text:span text:style-name="T470">между красивыми равнинами </text:span><text:span text:style-name="T471">и безумием Донара, оно тебя не подводит, что уж там летает, </text:span><text:span text:style-name="T472">этот несущий порыв в</text:span><text:span text:style-name="T110">—</text:span><text:span text:style-name="T472">это и </text:span><text:span text:style-name="T76">есть</text:span><text:span text:style-name="T472"> свобода? </text:span><text:span text:style-name="T473">Неужели никто не распознаёт какое рабство гравитация </text:span><text:span text:style-name="T474">пока не достигнет интерфейса грома?</text:span></text:p>
      <text:p text:style-name="P204">Не осталось времени на эти пазлы. Сюда идут <text:span text:style-name="T8">Schwarzkommando</text:span>. <text:span text:style-name="T870">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24">Им нужен <text:span text:style-name="T8">Schwarzgerät</text:span>. <text:span text:style-name="T871">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25">– <text:span text:style-name="T872">Мне была поручена только часть. Совсем тривиальная. Правда.</text:span></text:p>
      <text:p text:style-name="P226">– <text:span text:style-name="T872">Аэродинамика не тривиальна,</text:span>– <text:span text:style-name="T873">Енцин спокоен, неулыбчив.</text:span></text:p>
      <text:p text:style-name="P226">– <text:span text:style-name="T874">Там были другие из отдела Геснера. Дизайн механизмов. Я всегда работал в лаборатории Проф.-Д-ра Курцвега.</text:span></text:p>
      <text:p text:style-name="P227">– <text:span text:style-name="T874">Кто отстальные?</text:span></text:p>
      <text:p text:style-name="P227">– <text:span text:style-name="T874">Я не помню.</text:span></text:p>
      <text:p text:style-name="P227">– <text:span text:style-name="T874">Тогда.</text:span></text:p>
      <text:p text:style-name="P227">– <text:span text:style-name="T874">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28">– <text:span text:style-name="T875">В чём состояла ваша работа?</text:span></text:p>
      <text:p text:style-name="P228">– <text:span text:style-name="T875">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29">– <text:span text:style-name="T876">Номера сборки?</text:span>– <text:span text:style-name="T876">гаркнул Андреас из-за спины Енцина.</text:span></text:p>
      <text:p text:style-name="P230">– <text:span text:style-name="T877">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31">– <text:span text:style-name="T878">Нам это известно.</text:span></text:p>
      <text:p text:style-name="P232">– <text:span text:style-name="T878">Спросите лучше «Шпёри» или «Хаваша». Они решили эту проблему. Поговорите с Управлением. </text:span><text:span text:style-name="T77">Зачем я сказал</text:span>—</text:p>
      <text:p text:style-name="P232">– <text:span text:style-name="T879">Зачем ты сказал это?</text:span></text:p>
      <text:p text:style-name="P233">– <text:span text:style-name="T880">Нет, нет, это не было моей работой, вот и всё, управление, боеголовка, двигатель… Спросите у них. Других спросите.</text:span></text:p>
      <text:p text:style-name="P234">– <text:span text:style-name="T881">Ты что-то другое хотел сказать. Кто работал по части управления?</text:span></text:p>
      <text:p text:style-name="P235"><text:soft-page-break/>– <text:span text:style-name="T881">Я говорил вам, я не знаю ни одного из их имён.</text:span>– <text:s/><text:span text:style-name="T882">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36">– <text:span text:style-name="T883">Забить его в трубы сброса отходов,</text:span>– <text:span text:style-name="T883">предлагает Андреас. Они все такие чёрные, такие уверенные….</text:span></text:p>
      <text:p text:style-name="P239">Я <text:span text:style-name="T884">должно быть</text:span> последний… <text:span text:style-name="T884">кто-то уже наверняка поймал его… какая польза этим Африканцам от имени… они могут получит его от кого угодно….</text:span></text:p>
      <text:p text:style-name="P237">– <text:span text:style-name="T885">Он был моим другом. Мы были знакомы ещё до войны в Дармштадте.</text:span></text:p>
      <text:p text:style-name="P238">– <text:span text:style-name="T886">Мы не хотим причинить ему вред. Мы не хотим делать тебе больно. Нам нужен S-</text:span>Gerät.</text:p>
      <text:p text:style-name="P242"><text:span text:style-name="T586">– </text:span><text:span text:style-name="T595">Нэриш.</text:span><text:span text:style-name="T886"> </text:span><text:span text:style-name="T595">Клаус Нэриш.</text:span><text:span text:style-name="T586">– </text:span><text:span text:style-name="T596">Дополнительный параметр теперь для его само-коэффициента: предательство.</text:span></text:p>
      <text:p text:style-name="P243"><text:span text:style-name="T596">П</text:span><text:span text:style-name="T586">окидая </text:span><text:span text:style-name="T79">Rücksichtslos</text:span><text:span text:style-name="T586">, Ахтфаден слышит за спиной </text:span><text:span text:style-name="T597">металлический, раздающийся из другого мира, прерываемый шумами статики, </text:span><text:span text:style-name="T598">радиоголос: «Полковник Енцин. M’oкаманга. M’oкаманга. M’oкаманга». </text:span><text:span text:style-name="T599">В этом слове срочность и опасность. </text:span><text:span text:style-name="T600">Он стоит на берегу канала, среди стальных обломков и стариков в сумерках, ожидая пока скажут куда идти. </text:span><text:span text:style-name="T601">Но где теперь электрический голос что хоть когда-нибудь позовёт его?</text:span><text:span text:style-name="T600"> </text:span></text:p>
      <text:p text:style-name="P243"><draw:frame draw:style-name="fr1" draw:name="Image4" text:anchor-type="paragraph" svg:width="6.9252in" svg:height="0.3661in" draw:z-index="3"><draw:image xlink:href="Pictures/1000000000000B720000009B428C9716555D8079.png" xlink:type="simple" xlink:show="embed" xlink:actuate="onLoad" loext:mime-type="image/png"/></draw:frame><text:span text:style-name="T600"/></text:p>
      <text:p text:style-name="P241"><text:span text:style-name="T595"/></text:p>
      <text:p text:style-name="P205"/>
      <text:p text:style-name="P205"/>
      <text:p text:style-name="P2">–</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2-28T10:38:32.599437485</dc:date>
    <meta:editing-duration>P3DT1H54M18S</meta:editing-duration>
    <meta:editing-cycles>1547</meta:editing-cycles>
    <meta:generator>LibreOffice/6.1.5.2$Linux_X86_64 LibreOffice_project/10$Build-2</meta:generator>
    <meta:document-statistic meta:table-count="0" meta:image-count="4" meta:object-count="0" meta:page-count="29" meta:paragraph-count="282" meta:word-count="15986" meta:character-count="107614" meta:non-whitespace-character-count="91780"/>
  </office:meta>
</office:document-meta>
</file>